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Microsoft Sans Serif" svg:font-family="'Microsoft Sans Serif'"/>
    <style:font-face style:name="Microsoft Sans Serif1" svg:font-family="'Microsoft Sans Serif1'"/>
    <style:font-face style:name="Segoe UI2" svg:font-family="'Segoe UI'"/>
    <style:font-face style:name="Segoe UI1" svg:font-family="'Segoe UI1'"/>
    <style:font-face style:name="Calibri2" svg:font-family="Calibri" style:font-family-generic="swiss"/>
    <style:font-face style:name="Segoe UI" svg:font-family="'Segoe U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6.138cm"/>
    </style:style>
    <style:style style:name="co3" style:family="table-column">
      <style:table-column-properties fo:break-before="auto" style:column-width="0.82cm"/>
    </style:style>
    <style:style style:name="co4" style:family="table-column">
      <style:table-column-properties fo:break-before="auto" style:column-width="1.24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1.323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191cm"/>
    </style:style>
    <style:style style:name="co10" style:family="table-column">
      <style:table-column-properties fo:break-before="auto" style:column-width="2.24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5.054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482cm"/>
    </style:style>
    <style:style style:name="co17" style:family="table-column">
      <style:table-column-properties fo:break-before="auto" style:column-width="1.508cm"/>
    </style:style>
    <style:style style:name="co18" style:family="table-column">
      <style:table-column-properties fo:break-before="auto" style:column-width="1.296cm"/>
    </style:style>
    <style:style style:name="co19" style:family="table-column">
      <style:table-column-properties fo:break-before="auto" style:column-width="1.085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0.556cm"/>
    </style:style>
    <style:style style:name="co23" style:family="table-column">
      <style:table-column-properties fo:break-before="auto" style:column-width="7.673cm"/>
    </style:style>
    <style:style style:name="co24" style:family="table-column">
      <style:table-column-properties fo:break-before="auto" style:column-width="1.058cm"/>
    </style:style>
    <style:style style:name="co25" style:family="table-column">
      <style:table-column-properties fo:break-before="auto" style:column-width="1.746cm"/>
    </style:style>
    <style:style style:name="co26" style:family="table-column">
      <style:table-column-properties fo:break-before="auto" style:column-width="0.67cm"/>
    </style:style>
    <style:style style:name="co27" style:family="table-column">
      <style:table-column-properties fo:break-before="auto" style:column-width="3.641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393cm"/>
    </style:style>
    <style:style style:name="co30" style:family="table-column">
      <style:table-column-properties fo:break-before="auto" style:column-width="1.064cm"/>
    </style:style>
    <style:style style:name="co31" style:family="table-column">
      <style:table-column-properties fo:break-before="auto" style:column-width="1.536cm"/>
    </style:style>
    <style:style style:name="co32" style:family="table-column">
      <style:table-column-properties fo:break-before="auto" style:column-width="1.143cm"/>
    </style:style>
    <style:style style:name="co33" style:family="table-column">
      <style:table-column-properties fo:break-before="auto" style:column-width="1.044cm"/>
    </style:style>
    <style:style style:name="co34" style:family="table-column">
      <style:table-column-properties fo:break-before="auto" style:column-width="1.445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4.038cm"/>
    </style:style>
    <style:style style:name="co37" style:family="table-column">
      <style:table-column-properties fo:break-before="auto" style:column-width="2.63cm"/>
    </style:style>
    <style:style style:name="co38" style:family="table-column">
      <style:table-column-properties fo:break-before="auto" style:column-width="0.536cm"/>
    </style:style>
    <style:style style:name="co39" style:family="table-column">
      <style:table-column-properties fo:break-before="auto" style:column-width="1.074cm"/>
    </style:style>
    <style:style style:name="co40" style:family="table-column">
      <style:table-column-properties fo:break-before="auto" style:column-width="1.552cm"/>
    </style:style>
    <style:style style:name="co41" style:family="table-column">
      <style:table-column-properties fo:break-before="auto" style:column-width="1.154cm"/>
    </style:style>
    <style:style style:name="co42" style:family="table-column">
      <style:table-column-properties fo:break-before="auto" style:column-width="1.055cm"/>
    </style:style>
    <style:style style:name="co43" style:family="table-column">
      <style:table-column-properties fo:break-before="auto" style:column-width="1.005cm"/>
    </style:style>
    <style:style style:name="co44" style:family="table-column">
      <style:table-column-properties fo:break-before="auto" style:column-width="6.773cm"/>
    </style:style>
    <style:style style:name="co45" style:family="table-column">
      <style:table-column-properties fo:break-before="auto" style:column-width="0.873cm"/>
    </style:style>
    <style:style style:name="co46" style:family="table-column">
      <style:table-column-properties fo:break-before="auto" style:column-width="1.349cm"/>
    </style:style>
    <style:style style:name="co47" style:family="table-column">
      <style:table-column-properties fo:break-before="auto" style:column-width="1.667cm"/>
    </style:style>
    <style:style style:name="co48" style:family="table-column">
      <style:table-column-properties fo:break-before="auto" style:column-width="0.847cm"/>
    </style:style>
    <style:style style:name="co49" style:family="table-column">
      <style:table-column-properties fo:break-before="auto" style:column-width="7.038cm"/>
    </style:style>
    <style:style style:name="co50" style:family="table-column">
      <style:table-column-properties fo:break-before="auto" style:column-width="0.714cm"/>
    </style:style>
    <style:style style:name="co51" style:family="table-column">
      <style:table-column-properties fo:break-before="auto" style:column-width="1.27cm"/>
    </style:style>
    <style:style style:name="co52" style:family="table-column">
      <style:table-column-properties fo:break-before="auto" style:column-width="6.085cm"/>
    </style:style>
    <style:style style:name="co53" style:family="table-column">
      <style:table-column-properties fo:break-before="auto" style:column-width="1.429cm"/>
    </style:style>
    <style:style style:name="co54" style:family="table-column">
      <style:table-column-properties fo:break-before="auto" style:column-width="6.165cm"/>
    </style:style>
    <style:style style:name="co55" style:family="table-column">
      <style:table-column-properties fo:break-before="auto" style:column-width="1.535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0">
      <style:table-cell-properties fo:border-bottom="0.002cm solid #c1c1c1" fo:background-color="transparent" fo:border-left="0.002cm solid #525252" fo:border-right="0.002cm solid #c1c1c1" fo:border-top="0.002cm solid #525252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3" style:family="table-cell" style:parent-style-name="Excel_20_Built-in_20_Normal" style:data-style-name="N0">
      <style:table-cell-properties fo:background-color="transparent" fo:border="0.002cm solid #c1c1c1" style:vertical-align="middle"/>
      <style:text-properties fo:color="#333333" style:font-name="Segoe UI1" fo:font-size="10pt" style:font-name-asian="Segoe UI1" style:font-size-asian="10pt" style:font-name-complex="Segoe UI1" style:font-size-complex="10pt"/>
    </style:style>
    <style:style style:name="ce4" style:family="table-cell" style:parent-style-name="Excel_20_Built-in_20_Normal" style:data-style-name="N0">
      <style:table-cell-properties fo:background-color="transparent" fo:border="0.002cm solid #c1c1c1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" style:family="table-cell" style:parent-style-name="Excel_20_Built-in_20_Normal" style:data-style-name="N0">
      <style:table-cell-properties fo:border-bottom="0.002cm solid #c0c0c0" fo:background-color="transparent" fo:border-left="none" fo:border-right="0.002cm solid #c0c0c0" fo:border-top="none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6" style:family="table-cell" style:parent-style-name="Normal_20_2" style:data-style-name="N100">
      <style:table-cell-properties style:text-align-source="fix" style:repeat-content="false" fo:background-color="transparent" fo:border="0.002cm solid #c1c1c1" style:vertical-align="middle"/>
      <style:paragraph-properties fo:text-align="start" fo:margin-left="0cm"/>
      <style:text-properties style:font-name="Microsoft Sans Serif" fo:font-size="9pt" style:font-name-asian="Microsoft Sans Serif" style:font-size-asian="9pt" style:font-name-complex="Microsoft Sans Serif" style:font-size-complex="9pt"/>
    </style:style>
    <style:style style:name="ce7" style:family="table-cell" style:parent-style-name="Excel_20_Built-in_20_Normal" style:data-style-name="N0">
      <style:table-cell-properties fo:border-bottom="0.002cm solid #525252" fo:background-color="transparent" fo:border-left="0.002cm solid #c1c1c1" fo:border-right="0.002cm solid #c1c1c1" fo:border-top="0.002cm solid #c1c1c1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8" style:family="table-cell" style:parent-style-name="Excel_20_Built-in_20_Normal" style:data-style-name="N0">
      <style:table-cell-properties fo:background-color="transparent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9" style:family="table-cell" style:parent-style-name="Excel_20_Built-in_20_Normal" style:data-style-name="N1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107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1" style:family="table-cell" style:parent-style-name="Excel_20_Built-in_20_Normal" style:data-style-name="N107">
      <style:table-cell-properties fo:background-color="#ffff00" style:vertical-align="automatic"/>
      <style:text-properties style:font-name="Calibri1" style:font-name-asian="Calibri1" style:font-name-complex="Calibri1"/>
    </style:style>
    <style:style style:name="ce12" style:family="table-cell" style:parent-style-name="Excel_20_Built-in_20_Normal" style:data-style-name="N107">
      <style:table-cell-properties fo:background-color="#a9d08e" style:vertical-align="automatic"/>
      <style:text-properties style:font-name="Calibri1" style:font-name-asian="Calibri1" style:font-name-complex="Calibri1"/>
    </style:style>
    <style:style style:name="ce13" style:family="table-cell" style:parent-style-name="Default" style:data-style-name="N0"/>
    <style:style style:name="ce14" style:family="table-cell" style:parent-style-name="Excel_20_Built-in_20_Normal" style:data-style-name="N0">
      <style:table-cell-properties fo:background-color="transparent" fo:border="0.002cm solid #000000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0">
      <style:table-cell-properties fo:background-color="#ffff00" style:vertical-align="automatic"/>
      <style:text-properties style:font-name="Calibri2" style:font-name-asian="Calibri" style:font-name-complex="Calibri"/>
    </style:style>
    <style:style style:name="ce17" style:family="table-cell" style:parent-style-name="Excel_20_Built-in_20_Normal" style:data-style-name="N0">
      <style:table-cell-properties fo:border-bottom="0.002cm solid #000000" fo:background-color="#ffff00" fo:border-left="0.002cm solid #000000" fo:border-right="none" fo:border-top="0.002cm solid #000000" style:vertical-align="middle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0">
      <style:table-cell-properties fo:border-bottom="0.002cm solid #000000" fo:background-color="#ffff00" fo:border-left="none" fo:border-right="none" fo:border-top="0.002cm solid #000000" style:vertical-align="automatic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0">
      <style:table-cell-properties fo:border-bottom="0.002cm solid #000000" fo:background-color="#ffff00" fo:border-left="0.002cm solid #000000" fo:border-right="none" fo:border-top="0.002cm solid #000000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0">
      <style:table-cell-properties fo:border-bottom="0.002cm solid #000000" fo:background-color="transparent" fo:border-left="0.002cm solid #000000" fo:border-right="none" fo:border-top="0.002cm solid #000000" style:vertical-align="automatic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0">
      <style:table-cell-properties fo:background-color="transparent" fo:border="0.002cm solid #c1c1c1" style:vertical-align="middle"/>
      <style:text-properties fo:color="#333333" style:font-name="Calibri" style:font-name-asian="Calibri" style:font-name-complex="Calibri"/>
    </style:style>
    <style:style style:name="ce22" style:family="table-cell" style:parent-style-name="Excel_20_Built-in_20_Normal" style:data-style-name="N0">
      <style:table-cell-properties fo:border-bottom="none" fo:background-color="transparent" fo:border-left="0.002cm solid #000000" fo:border-right="0.002cm solid #000000" fo:border-top="none" style:vertical-align="automatic"/>
      <style:text-properties style:font-name="Calibri" style:font-name-asian="Calibri" style:font-name-complex="Calibri"/>
    </style:style>
    <style:style style:name="ce23" style:family="table-cell" style:parent-style-name="Excel_20_Built-in_20_Normal" style:data-style-name="N0">
      <style:table-cell-properties fo:background-color="#ffff00" fo:border="0.002cm solid #000000" style:vertical-align="automatic"/>
      <style:text-properties style:font-name="Calibri" style:font-name-asian="Calibri" style:font-name-complex="Calibri"/>
    </style:style>
    <style:style style:name="ce24" style:family="table-cell" style:parent-style-name="Excel_20_Built-in_20_Normal" style:data-style-name="N0">
      <style:table-cell-properties fo:border-bottom="none" fo:background-color="#ffff00" fo:border-left="0.002cm solid #000000" fo:border-right="0.002cm solid #000000" fo:border-top="none" style:vertical-align="automatic"/>
      <style:text-properties style:font-name="Calibri" style:font-name-asian="Calibri" style:font-name-complex="Calibri"/>
    </style:style>
    <style:style style:name="ce25" style:family="table-cell" style:parent-style-name="Excel_20_Built-in_20_Normal" style:data-style-name="N0">
      <style:table-cell-properties fo:background-color="transparent" style:vertical-align="middle"/>
      <style:text-properties fo:color="#333333" style:font-name="Calibri2" style:font-name-asian="Calibri" style:font-name-complex="Calibri"/>
    </style:style>
    <style:style style:name="ce26" style:family="table-cell" style:parent-style-name="Excel_20_Built-in_20_Normal" style:data-style-name="N106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0">
      <style:table-cell-properties fo:border-bottom="none" fo:background-color="transparent" fo:border-left="0.002cm solid #000000" fo:border-right="none" fo:border-top="none" style:vertical-align="automatic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0">
      <style:table-cell-properties fo:border-bottom="none" fo:background-color="#ffff00" fo:border-left="0.002cm solid #000000" fo:border-right="none" fo:border-top="none" style:vertical-align="automatic"/>
      <style:text-properties style:font-name="Calibri" style:font-name-asian="Calibri" style:font-name-complex="Calibri"/>
    </style:style>
    <style:style style:name="ce29" style:family="table-cell" style:parent-style-name="Excel_20_Built-in_20_Normal" style:data-style-name="N0">
      <style:table-cell-properties fo:border-bottom="none" fo:background-color="transparent" fo:border-left="none" fo:border-right="0.002cm solid #000000" fo:border-top="none" style:vertical-align="automatic"/>
      <style:text-properties style:font-name="Calibri" style:font-name-asian="Calibri" style:font-name-complex="Calibri"/>
    </style:style>
    <style:style style:name="ce30" style:family="table-cell" style:parent-style-name="Excel_20_Built-in_20_Normal" style:data-style-name="N0">
      <style:table-cell-properties fo:border-bottom="0.002cm solid #000000" fo:background-color="#ffff00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Calibri" style:font-name-asian="Calibri" style:font-name-complex="Calibri"/>
    </style:style>
    <style:style style:name="ce32" style:family="table-cell" style:parent-style-name="Excel_20_Built-in_20_Normal" style:data-style-name="N0">
      <style:table-cell-properties fo:border-bottom="none" fo:background-color="#ffff00" fo:border-left="none" fo:border-right="0.002cm solid #000000" fo:border-top="none" style:vertical-align="automatic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6">
      <style:table-cell-properties fo:border-bottom="none" fo:background-color="transparent" fo:border-left="none" fo:border-right="0.002cm solid #000000" fo:border-top="none" style:vertical-align="automatic"/>
      <style:text-properties style:font-name="Calibri" style:font-name-asian="Calibri" style:font-name-complex="Calibri"/>
    </style:style>
    <style:style style:name="ce34" style:family="table-cell" style:parent-style-name="Excel_20_Built-in_20_Normal" style:data-style-name="N0">
      <style:table-cell-properties fo:border-bottom="0.002cm solid #000000" fo:background-color="#ffff00" fo:border-left="none" fo:border-right="0.002cm solid #000000" fo:border-top="none" style:vertical-align="automatic"/>
      <style:text-properties style:font-name="Calibri" style:font-name-asian="Calibri" style:font-name-complex="Calibri"/>
    </style:style>
    <style:style style:name="ce35" style:family="table-cell" style:parent-style-name="Excel_20_Built-in_20_Normal" style:data-style-name="N107">
      <style:table-cell-properties fo:border-bottom="0.002cm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36" style:family="table-cell" style:parent-style-name="Excel_20_Built-in_20_Normal" style:data-style-name="N107">
      <style:table-cell-properties fo:border-bottom="0.002cm solid #000000" fo:background-color="transparent" fo:border-left="none" fo:border-right="none" fo:border-top="none" style:vertical-align="automatic"/>
      <style:text-properties style:font-name="Calibri" style:font-name-asian="Calibri" style:font-name-complex="Calibri"/>
    </style:style>
    <style:style style:name="ce37" style:family="table-cell" style:parent-style-name="Excel_20_Built-in_20_Normal" style:data-style-name="N0">
      <style:table-cell-properties fo:border-bottom="0.002cm solid #000000" fo:background-color="#ffff00" fo:border-left="none" fo:border-right="none" fo:border-top="none" style:vertical-align="automatic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7">
      <style:table-cell-properties fo:background-color="#b4c6e7" style:vertical-align="automatic"/>
      <style:text-properties style:font-name="Calibri1" style:font-name-asian="Calibri1" style:font-name-complex="Calibri1"/>
    </style:style>
    <style:style style:name="ce39" style:family="table-cell" style:parent-style-name="Excel_20_Built-in_20_Normal" style:data-style-name="N107">
      <style:table-cell-properties fo:border-bottom="0.002cm solid #000000" fo:background-color="#b4c6e7" fo:border-left="none" fo:border-right="none" fo:border-top="none" style:vertical-align="automatic"/>
      <style:text-properties style:font-name="Calibri" style:font-name-asian="Calibri" style:font-name-complex="Calibri"/>
    </style:style>
    <style:style style:name="ce40" style:family="table-cell" style:parent-style-name="Excel_20_Built-in_20_Normal" style:data-style-name="N107">
      <style:table-cell-properties fo:border-bottom="0.002cm solid #000000" fo:background-color="#b4c6e7" fo:border-left="none" fo:border-right="none" fo:border-top="0.002cm solid #000000" style:vertical-align="automatic"/>
      <style:text-properties style:font-name="Calibri" style:font-name-asian="Calibri" style:font-name-complex="Calibri"/>
    </style:style>
    <style:style style:name="ce41" style:family="table-cell" style:parent-style-name="Excel_20_Built-in_20_Normal" style:data-style-name="N107">
      <style:table-cell-properties fo:background-color="transparent" style:vertical-align="middle"/>
      <style:text-properties fo:color="#333333" style:font-name="Calibri2" style:font-name-asian="Calibri" style:font-name-complex="Calibri"/>
    </style:style>
    <style:style style:name="ce42" style:family="table-cell" style:parent-style-name="Excel_20_Built-in_20_Normal" style:data-style-name="N107">
      <style:table-cell-properties fo:background-color="#b4c6e7" style:vertical-align="automatic"/>
      <style:text-properties style:font-name="Calibri2" style:font-name-asian="Calibri" style:font-name-complex="Calibri"/>
    </style:style>
    <style:style style:name="ce43" style:family="table-cell" style:parent-style-name="Excel_20_Built-in_20_Normal" style:data-style-name="N0">
      <style:table-cell-properties fo:background-color="#ffff00" style:vertical-align="automatic"/>
      <style:text-properties style:font-name="Calibri1" style:font-name-asian="Calibri1" style:font-name-complex="Calibri1"/>
    </style:style>
    <style:style style:name="ce44" style:family="table-cell" style:parent-style-name="Excel_20_Built-in_20_Normal" style:data-style-name="N0">
      <style:table-cell-properties fo:border-bottom="none" fo:background-color="#ffff00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45" style:family="table-cell" style:parent-style-name="Excel_20_Built-in_20_Normal" style:data-style-name="N0">
      <style:table-cell-properties fo:border-bottom="none" fo:background-color="transparent" fo:border-left="none" fo:border-right="0.002cm solid #000000" fo:border-top="none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46" style:family="table-cell" style:parent-style-name="Default" style:data-style-name="N0">
      <style:table-cell-properties fo:background-color="#ffff00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Excel_20_Built-in_20_Normal" style:data-style-name="N0">
      <style:table-cell-properties fo:border-bottom="0.002cm solid #c1c1c1" fo:background-color="#add8e6" fo:border-left="0.002cm solid #525252" fo:border-right="0.002cm solid #c1c1c1" fo:border-top="0.002cm solid #525252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49" style:family="table-cell" style:parent-style-name="Excel_20_Built-in_20_Normal" style:data-style-name="N0">
      <style:table-cell-properties fo:background-color="#add8e6" fo:border="0.002cm solid #c1c1c1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50" style:family="table-cell" style:parent-style-name="Excel_20_Built-in_20_Normal" style:data-style-name="N0">
      <style:table-cell-properties fo:background-color="#ffffff" fo:border="0.002cm solid #c1c1c1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51" style:family="table-cell" style:parent-style-name="Excel_20_Built-in_20_Normal" style:data-style-name="N0">
      <style:table-cell-properties fo:border-bottom="0.002cm solid #525252" fo:background-color="#ffffff" fo:border-left="0.002cm solid #c1c1c1" fo:border-right="0.002cm solid #c1c1c1" fo:border-top="0.002cm solid #c1c1c1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52" style:family="table-cell" style:parent-style-name="Default" style:data-style-name="N107">
      <style:table-cell-properties fo:background-color="#ffff99"/>
    </style:style>
    <style:style style:name="ce53" style:family="table-cell" style:parent-style-name="Excel_20_Built-in_20_Normal" style:data-style-name="N0">
      <style:table-cell-properties fo:background-color="#ffffff" fo:border="0.002cm solid #000000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54" style:family="table-cell" style:parent-style-name="Normal_20_2" style:data-style-name="N10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55" style:family="table-cell" style:parent-style-name="Excel_20_Built-in_20_Normal" style:data-style-name="N107">
      <style:table-cell-properties fo:background-color="transparent" fo:border="0.002cm solid #000000" style:vertical-align="automatic"/>
      <style:text-properties style:font-name="Calibri" style:font-name-asian="Calibri" style:font-name-complex="Calibri"/>
    </style:style>
    <style:style style:name="ce56" style:family="table-cell" style:parent-style-name="Excel_20_Built-in_20_Normal" style:data-style-name="N0">
      <style:table-cell-properties fo:background-color="#a9d08e" fo:border="0.002cm solid #000000" style:vertical-align="automatic"/>
      <style:text-properties style:font-name="Calibri" style:font-name-asian="Calibri" style:font-name-complex="Calibri"/>
    </style:style>
    <style:style style:name="ce57" style:family="table-cell" style:parent-style-name="Excel_20_Built-in_20_Normal" style:data-style-name="N0">
      <style:table-cell-properties fo:background-color="#add8e6" fo:border="0.002cm solid #000000" style:vertical-align="middle"/>
      <style:text-properties fo:color="#333333" style:font-name="Segoe UI" fo:font-size="10pt" style:font-name-asian="Segoe UI2" style:font-size-asian="10pt" style:font-name-complex="Segoe UI2" style:font-size-complex="10pt"/>
    </style:style>
    <style:style style:name="ce58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59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0pt" style:font-name-asian="Calibri" style:font-size-asian="10pt" style:font-name-complex="Calibri" style:font-size-complex="10pt"/>
    </style:style>
    <style:style style:name="ce60" style:family="table-cell" style:parent-style-name="Excel_20_Built-in_20_Normal" style:data-style-name="N0">
      <style:table-cell-properties fo:background-color="transparent" fo:border="0.002cm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1" style:family="table-cell" style:parent-style-name="Excel_20_Built-in_20_Normal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107">
      <style:table-cell-properties fo:background-color="#ffff00" fo:border="0.002cm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3" style:family="table-cell" style:parent-style-name="Excel_20_Built-in_20_Normal" style:data-style-name="N107">
      <style:table-cell-properties fo:background-color="#ffff00" style:vertical-align="automatic"/>
      <style:text-properties style:font-name="Calibri1" fo:font-size="10pt" style:font-name-asian="Calibri1" style:font-size-asian="10pt" style:font-name-complex="Calibri1" style:font-size-complex="10pt"/>
    </style:style>
    <style:style style:name="ce64" style:family="table-cell" style:parent-style-name="Excel_20_Built-in_20_Normal" style:data-style-name="N107">
      <style:table-cell-properties fo:background-color="#ffff00" fo:border="0.002cm solid #000000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yTe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0"/>
        <table:table-column table:style-name="co7" table:default-cell-style-name="ce1"/>
        <table:table-column table:style-name="co7" table:default-cell-style-name="ce10"/>
        <table:table-column table:style-name="co8" table:default-cell-style-name="ce1"/>
        <table:table-column table:style-name="co9" table:default-cell-style-name="ce11"/>
        <table:table-column table:style-name="co10" table:number-columns-repeated="247" table:default-cell-style-name="ce1"/>
        <table:table-column table:style-name="co11" table:number-columns-repeated="767" table:default-cell-style-name="ce13"/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  <table:table-cell table:number-columns-repeated="2" table:style-name="ce9" office:value-type="percentage" office:value="0.3">
            <text:p>30%</text:p>
          </table:table-cell>
          <table:table-cell office:value-type="float" office:value="0.3">
            <text:p>0.3</text:p>
          </table:table-cell>
          <table:table-cell table:style-name="ce9" office:value-type="percentage" office:value="0.1">
            <text:p>10%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grupo</text:p>
          </table:table-cell>
          <table:table-cell office:value-type="string">
            <text:p>exposición</text:p>
          </table:table-cell>
          <table:table-cell office:value-type="string">
            <text:p>trabajo</text:p>
          </table:table-cell>
          <table:table-cell office:value-type="string">
            <text:p>Expo</text:p>
          </table:table-cell>
          <table:table-cell office:value-type="string">
            <text:p>EXAM1</text:p>
          </table:table-cell>
          <table:table-cell office:value-type="string">
            <text:p>PROYECTO FINAL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ANCCO CALLOAPAZA, COREN LUHAN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3:.E3])/7*20" office:value-type="float" office:value="15.7142857142857">
            <text:p>15.7</text:p>
          </table:table-cell>
          <table:table-cell office:value-type="float" office:value="13">
            <text:p>13</text:p>
          </table:table-cell>
          <table:table-cell table:formula="of:=+[ProyL1.H28]" office:value-type="float" office:value="14.15">
            <text:p>14.2</text:p>
          </table:table-cell>
          <table:table-cell office:value-type="float" office:value="15">
            <text:p>15</text:p>
          </table:table-cell>
          <table:table-cell table:formula="of:=+[.F3]*0.3+[.G3]*0.3+[.H3]*0.3+[.I3]*0.1" office:value-type="float" office:value="14.3592857142857">
            <text:p>14.4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ARIVILCA MIRANDA, DENIS RAMIR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4:.E4])/7*20" office:value-type="float" office:value="15.7142857142857">
            <text:p>15.7</text:p>
          </table:table-cell>
          <table:table-cell office:value-type="float" office:value="13">
            <text:p>13</text:p>
          </table:table-cell>
          <table:table-cell table:formula="of:=+[ProyL1.H6]" office:value-type="float" office:value="18">
            <text:p>18.0</text:p>
          </table:table-cell>
          <table:table-cell office:value-type="float" office:value="20">
            <text:p>20</text:p>
          </table:table-cell>
          <table:table-cell table:formula="of:=+[.F4]*0.3+[.G4]*0.3+[.H4]*0.3+[.I4]*0.1" office:value-type="float" office:value="16.0142857142857">
            <text:p>16.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table:style-name="ce3" office:value-type="string">
            <text:p>BARRIGA SOTO, FABIO SANTIAGO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SUM([.D5:.E5])/7*20" office:value-type="float" office:value="12.8571428571429">
            <text:p>12.9</text:p>
          </table:table-cell>
          <table:table-cell office:value-type="float" office:value="12">
            <text:p>12</text:p>
          </table:table-cell>
          <table:table-cell table:formula="of:=+[ProyL1.H35]" office:value-type="float" office:value="14.4">
            <text:p>14.4</text:p>
          </table:table-cell>
          <table:table-cell office:value-type="float" office:value="15">
            <text:p>15</text:p>
          </table:table-cell>
          <table:table-cell table:formula="of:=+[.F5]*0.3+[.G5]*0.3+[.H5]*0.3+[.I5]*0.1" office:value-type="float" office:value="13.2771428571429">
            <text:p>13.3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BENAVENTE CRUZ, JOSE ANTONIO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6:.E6])/7*20" office:value-type="float" office:value="17.1428571428571">
            <text:p>17.1</text:p>
          </table:table-cell>
          <table:table-cell office:value-type="float" office:value="16">
            <text:p>16</text:p>
          </table:table-cell>
          <table:table-cell table:formula="of:=+[ProyL1.H8]" office:value-type="float" office:value="17.9">
            <text:p>17.9</text:p>
          </table:table-cell>
          <table:table-cell office:value-type="float" office:value="20">
            <text:p>20</text:p>
          </table:table-cell>
          <table:table-cell table:formula="of:=+[.F6]*0.3+[.G6]*0.3+[.H6]*0.3+[.I6]*0.1" office:value-type="float" office:value="17.3128571428571">
            <text:p>17.3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 table:style-name="ce3" office:value-type="string">
            <text:p>DAVALOS RUIZ, DANIEL LEONARDO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7:.E7])/7*20" office:value-type="float" office:value="15.7142857142857">
            <text:p>15.7</text:p>
          </table:table-cell>
          <table:table-cell office:value-type="float" office:value="15.5">
            <text:p>15.5</text:p>
          </table:table-cell>
          <table:table-cell table:formula="of:=+[ProyL1.H3]" office:value-type="float" office:value="19.55">
            <text:p>19.6</text:p>
          </table:table-cell>
          <table:table-cell office:value-type="float" office:value="10">
            <text:p>10</text:p>
          </table:table-cell>
          <table:table-cell table:style-name="ce12" table:formula="of:=+[.F7]*0.3+[.G7]*0.3+[.H7]*0.3+[.I7]*0.1+1" office:value-type="float" office:value="17.2292857142857">
            <text:p>17.2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string">
            <text:p>DEL CARPIO BERNEDO, PAUL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8:.E8])/7*20" office:value-type="float" office:value="15.7142857142857">
            <text:p>15.7</text:p>
          </table:table-cell>
          <table:table-cell office:value-type="float" office:value="14.5">
            <text:p>14.5</text:p>
          </table:table-cell>
          <table:table-cell table:formula="of:=+[ProyL1.H31]" office:value-type="float" office:value="13">
            <text:p>13.0</text:p>
          </table:table-cell>
          <table:table-cell office:value-type="float" office:value="15">
            <text:p>15</text:p>
          </table:table-cell>
          <table:table-cell table:formula="of:=+[.F8]*0.3+[.G8]*0.3+[.H8]*0.3+[.I8]*0.1" office:value-type="float" office:value="14.4642857142857">
            <text:p>14.5</text:p>
          </table:table-cell>
          <table:table-cell table:number-columns-repeated="1014"/>
        </table:table-row>
        <table:table-row table:style-name="ro1">
          <table:table-cell office:value-type="float" office:value="7">
            <text:p>7</text:p>
          </table:table-cell>
          <table:table-cell table:style-name="ce3" office:value-type="string">
            <text:p>DUEÑAS GOMEZ, BIANCA ANDREA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9:.E9])/7*20" office:value-type="float" office:value="15.7142857142857">
            <text:p>15.7</text:p>
          </table:table-cell>
          <table:table-cell office:value-type="float" office:value="13">
            <text:p>13</text:p>
          </table:table-cell>
          <table:table-cell table:formula="of:=+[ProyL1.H38]" office:value-type="float" office:value="10.05">
            <text:p>10.1</text:p>
          </table:table-cell>
          <table:table-cell office:value-type="float" office:value="10">
            <text:p>10</text:p>
          </table:table-cell>
          <table:table-cell table:formula="of:=+[.F9]*0.3+[.G9]*0.3+[.H9]*0.3+[.I9]*0.1" office:value-type="float" office:value="12.6292857142857">
            <text:p>12.6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ESCOBEDO DIAZ, GIOVANNA PAULA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10:.E10])/7*20" office:value-type="float" office:value="15.7142857142857">
            <text:p>15.7</text:p>
          </table:table-cell>
          <table:table-cell office:value-type="float" office:value="12">
            <text:p>12</text:p>
          </table:table-cell>
          <table:table-cell table:formula="of:=+[ProyL1.H33]" office:value-type="float" office:value="13.55">
            <text:p>13.6</text:p>
          </table:table-cell>
          <table:table-cell office:value-type="float" office:value="10">
            <text:p>10</text:p>
          </table:table-cell>
          <table:table-cell table:formula="of:=+[.F10]*0.3+[.G10]*0.3+[.H10]*0.3+[.I10]*0.1" office:value-type="float" office:value="13.3792857142857">
            <text:p>13.4</text:p>
          </table:table-cell>
          <table:table-cell table:number-columns-repeated="1014"/>
        </table:table-row>
        <table:table-row table:style-name="ro1">
          <table:table-cell office:value-type="float" office:value="9">
            <text:p>9</text:p>
          </table:table-cell>
          <table:table-cell table:style-name="ce3" office:value-type="string">
            <text:p>ESQUIVEL RODRIGUEZ, JORGE ARMAND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1:.E11])/7*20" office:value-type="float" office:value="14.2857142857143">
            <text:p>14.3</text:p>
          </table:table-cell>
          <table:table-cell office:value-type="float" office:value="14">
            <text:p>14</text:p>
          </table:table-cell>
          <table:table-cell table:formula="of:=+[ProyL1.H17]" office:value-type="float" office:value="12.5">
            <text:p>12.5</text:p>
          </table:table-cell>
          <table:table-cell office:value-type="float" office:value="20">
            <text:p>20</text:p>
          </table:table-cell>
          <table:table-cell table:formula="of:=+[.F11]*0.3+[.G11]*0.3+[.H11]*0.3+[.I11]*0.1" office:value-type="float" office:value="14.2357142857143">
            <text:p>14.2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GONZALES RODRIGUEZ, MIRINA BONY ESTHE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12:.E12])/7*20" office:value-type="float" office:value="17.1428571428571">
            <text:p>17.1</text:p>
          </table:table-cell>
          <table:table-cell office:value-type="float" office:value="10">
            <text:p>10</text:p>
          </table:table-cell>
          <table:table-cell table:formula="of:=+[ProyL1.H32]" office:value-type="float" office:value="13.55">
            <text:p>13.6</text:p>
          </table:table-cell>
          <table:table-cell office:value-type="float" office:value="15">
            <text:p>15</text:p>
          </table:table-cell>
          <table:table-cell table:style-name="ce12" table:formula="of:=+[.F12]*0.3+[.G12]*0.3+[.H12]*0.3+[.I12]*0.1+1" office:value-type="float" office:value="14.7078571428571">
            <text:p>14.7</text:p>
          </table:table-cell>
          <table:table-cell table:number-columns-repeated="1014"/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GUTIERREZ HERNANI, CECILIA LUCRECIA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13:.E13])/7*20" office:value-type="float" office:value="15.7142857142857">
            <text:p>15.7</text:p>
          </table:table-cell>
          <table:table-cell office:value-type="float" office:value="10">
            <text:p>10</text:p>
          </table:table-cell>
          <table:table-cell table:formula="of:=+[ProyL1.H37]" office:value-type="float" office:value="10.05">
            <text:p>10.1</text:p>
          </table:table-cell>
          <table:table-cell office:value-type="float" office:value="10">
            <text:p>10</text:p>
          </table:table-cell>
          <table:table-cell table:formula="of:=+[.F13]*0.3+[.G13]*0.3+[.H13]*0.3+[.I13]*0.1" office:value-type="float" office:value="11.7292857142857">
            <text:p>11.7</text:p>
          </table:table-cell>
          <table:table-cell table:number-columns-repeated="1014"/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GUTIERREZ TAMAYO, FRANCO JAVIER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SUM([.D14:.E14])/7*20" office:value-type="float" office:value="11.4285714285714">
            <text:p>11.4</text:p>
          </table:table-cell>
          <table:table-cell office:value-type="float" office:value="10.5">
            <text:p>10.5</text:p>
          </table:table-cell>
          <table:table-cell table:formula="of:=+[ProyL1.H25]" office:value-type="float" office:value="13.35">
            <text:p>13.4</text:p>
          </table:table-cell>
          <table:table-cell office:value-type="float" office:value="15">
            <text:p>15</text:p>
          </table:table-cell>
          <table:table-cell table:formula="of:=+[.F14]*0.3+[.G14]*0.3+[.H14]*0.3+[.I14]*0.1" office:value-type="float" office:value="12.0835714285714">
            <text:p>12.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 table:style-name="ce3" office:value-type="string">
            <text:p>HELD BUENO, JOSE ALONZO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SUM([.D15:.E15])/7*20" office:value-type="float" office:value="11.4285714285714">
            <text:p>11.4</text:p>
          </table:table-cell>
          <table:table-cell office:value-type="float" office:value="14">
            <text:p>14</text:p>
          </table:table-cell>
          <table:table-cell table:formula="of:=+[ProyL1.H18]" office:value-type="float" office:value="12.5">
            <text:p>12.5</text:p>
          </table:table-cell>
          <table:table-cell office:value-type="float" office:value="20">
            <text:p>20</text:p>
          </table:table-cell>
          <table:table-cell table:formula="of:=+[.F15]*0.3+[.G15]*0.3+[.H15]*0.3+[.I15]*0.1" office:value-type="float" office:value="13.3785714285714">
            <text:p>13.4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HUARACALLO YANARICO, SHIOMARA LISBET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6:.E16])/7*20" office:value-type="float" office:value="14.2857142857143">
            <text:p>14.3</text:p>
          </table:table-cell>
          <table:table-cell office:value-type="float" office:value="9">
            <text:p>9</text:p>
          </table:table-cell>
          <table:table-cell table:formula="of:=+[ProyL1.H19]" office:value-type="float" office:value="12.5">
            <text:p>12.5</text:p>
          </table:table-cell>
          <table:table-cell office:value-type="float" office:value="15">
            <text:p>15</text:p>
          </table:table-cell>
          <table:table-cell table:formula="of:=+[.F16]*0.3+[.G16]*0.3+[.H16]*0.3+[.I16]*0.1" office:value-type="float" office:value="12.2357142857143">
            <text:p>12.2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 table:style-name="ce3" office:value-type="string">
            <text:p>LINAREZ GONZALES, ALVARO ABRAHAM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SUM([.D17:.E17])/7*20" office:value-type="float" office:value="12.8571428571429">
            <text:p>12.9</text:p>
          </table:table-cell>
          <table:table-cell office:value-type="float" office:value="12">
            <text:p>12</text:p>
          </table:table-cell>
          <table:table-cell table:formula="of:=+[ProyL1.H10]" office:value-type="float" office:value="17.9">
            <text:p>17.9</text:p>
          </table:table-cell>
          <table:table-cell office:value-type="float" office:value="20">
            <text:p>20</text:p>
          </table:table-cell>
          <table:table-cell table:formula="of:=+[.F17]*0.3+[.G17]*0.3+[.H17]*0.3+[.I17]*0.1" office:value-type="float" office:value="14.8271428571429">
            <text:p>14.8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table:style-name="ce3" office:value-type="string">
            <text:p>LOPEZ CORRALES, MANUEL ALEJAND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18:.E18])/7*20" office:value-type="float" office:value="14.2857142857143">
            <text:p>14.3</text:p>
          </table:table-cell>
          <table:table-cell office:value-type="float" office:value="12.5">
            <text:p>12.5</text:p>
          </table:table-cell>
          <table:table-cell table:formula="of:=+[ProyL1.H20]" office:value-type="float" office:value="13.5">
            <text:p>13.5</text:p>
          </table:table-cell>
          <table:table-cell office:value-type="float" office:value="15">
            <text:p>15</text:p>
          </table:table-cell>
          <table:table-cell table:formula="of:=+[.F18]*0.3+[.G18]*0.3+[.H18]*0.3+[.I18]*0.1" office:value-type="float" office:value="13.5857142857143">
            <text:p>13.6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MACHACA RAMOS, ERIKA PAOLA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19:.E19])/7*20" office:value-type="float" office:value="17.1428571428571">
            <text:p>17.1</text:p>
          </table:table-cell>
          <table:table-cell office:value-type="float" office:value="6.5">
            <text:p>6.5</text:p>
          </table:table-cell>
          <table:table-cell table:formula="of:=+[ProyL1.H34]" office:value-type="float" office:value="13.55">
            <text:p>13.6</text:p>
          </table:table-cell>
          <table:table-cell office:value-type="float" office:value="15">
            <text:p>15</text:p>
          </table:table-cell>
          <table:table-cell table:formula="of:=+[.F19]*0.3+[.G19]*0.3+[.H19]*0.3+[.I19]*0.1" office:value-type="float" office:value="12.6578571428571">
            <text:p>12.7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 table:style-name="ce3" office:value-type="string">
            <text:p>MANRIQUE MORANTE, HECTOR HERBERT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SUM([.D20:.E20])/7*20" office:value-type="float" office:value="11.4285714285714">
            <text:p>11.4</text:p>
          </table:table-cell>
          <table:table-cell office:value-type="float" office:value="13.5">
            <text:p>13.5</text:p>
          </table:table-cell>
          <table:table-cell table:formula="of:=+[ProyL1.H22]" office:value-type="float" office:value="13.35">
            <text:p>13.4</text:p>
          </table:table-cell>
          <table:table-cell office:value-type="float" office:value="5">
            <text:p>5</text:p>
          </table:table-cell>
          <table:table-cell table:formula="of:=+[.F20]*0.3+[.G20]*0.3+[.H20]*0.3+[.I20]*0.1" office:value-type="float" office:value="11.9835714285714">
            <text:p>12.0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table:style-name="ce3" office:value-type="string">
            <text:p>MIRANDA PEREZ, DIEGO GONZAL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21:.E21])/7*20" office:value-type="float" office:value="14.2857142857143">
            <text:p>14.3</text:p>
          </table:table-cell>
          <table:table-cell office:value-type="float" office:value="9.5">
            <text:p>9.5</text:p>
          </table:table-cell>
          <table:table-cell table:formula="of:=+[ProyL1.H13]" office:value-type="float" office:value="11.55">
            <text:p>11.6</text:p>
          </table:table-cell>
          <table:table-cell office:value-type="float" office:value="10">
            <text:p>10</text:p>
          </table:table-cell>
          <table:table-cell table:formula="of:=+[.F21]*0.3+[.G21]*0.3+[.H21]*0.3+[.I21]*0.1" office:value-type="float" office:value="11.6007142857143">
            <text:p>11.6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string">
            <text:p>MOLLINEDO CHAVEZ, EDUARDO ALCIDE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22:.E22])/7*20" office:value-type="float" office:value="14.2857142857143">
            <text:p>14.3</text:p>
          </table:table-cell>
          <table:table-cell office:value-type="float" office:value="12">
            <text:p>12</text:p>
          </table:table-cell>
          <table:table-cell table:formula="of:=+[ProyL1.H7]" office:value-type="float" office:value="18">
            <text:p>18.0</text:p>
          </table:table-cell>
          <table:table-cell office:value-type="float" office:value="20">
            <text:p>20</text:p>
          </table:table-cell>
          <table:table-cell table:formula="of:=+[.F22]*0.3+[.G22]*0.3+[.H22]*0.3+[.I22]*0.1" office:value-type="float" office:value="15.2857142857143">
            <text:p>15.3</text:p>
          </table:table-cell>
          <table:table-cell table:number-columns-repeated="1014"/>
        </table:table-row>
        <table:table-row table:style-name="ro1">
          <table:table-cell office:value-type="float" office:value="21">
            <text:p>21</text:p>
          </table:table-cell>
          <table:table-cell table:style-name="ce3" office:value-type="string">
            <text:p>PINTO CALDERON, SERGIO ALONS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23:.E23])/7*20" office:value-type="float" office:value="15.7142857142857">
            <text:p>15.7</text:p>
          </table:table-cell>
          <table:table-cell office:value-type="float" office:value="11.5">
            <text:p>11.5</text:p>
          </table:table-cell>
          <table:table-cell table:formula="of:=+[ProyL1.H29]" office:value-type="float" office:value="14.15">
            <text:p>14.2</text:p>
          </table:table-cell>
          <table:table-cell office:value-type="float" office:value="20">
            <text:p>20</text:p>
          </table:table-cell>
          <table:table-cell table:formula="of:=+[.F23]*0.3+[.G23]*0.3+[.H23]*0.3+[.I23]*0.1" office:value-type="float" office:value="14.4092857142857">
            <text:p>14.4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table:style-name="ce3" office:value-type="string">
            <text:p>RODRIGUEZ SAN MIGUEL, KENNAN ERN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24:.E24])/7*20" office:value-type="float" office:value="14.2857142857143">
            <text:p>14.3</text:p>
          </table:table-cell>
          <table:table-cell office:value-type="float" office:value="11">
            <text:p>11</text:p>
          </table:table-cell>
          <table:table-cell table:formula="of:=+[ProyL1.H12]" office:value-type="float" office:value="11.55">
            <text:p>11.6</text:p>
          </table:table-cell>
          <table:table-cell office:value-type="float" office:value="10">
            <text:p>10</text:p>
          </table:table-cell>
          <table:table-cell table:formula="of:=+[.F24]*0.3+[.G24]*0.3+[.H24]*0.3+[.I24]*0.1" office:value-type="float" office:value="12.0507142857143">
            <text:p>12.1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table:style-name="ce3" office:value-type="string">
            <text:p>SALAS ARAGON, MAURICIO ADRIAN</text:p>
          </table:table-cell>
          <table:table-cell table:number-columns-repeated="2"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25:.E25])/7*20" office:value-type="float" office:value="15.7142857142857">
            <text:p>15.7</text:p>
          </table:table-cell>
          <table:table-cell office:value-type="float" office:value="15">
            <text:p>15</text:p>
          </table:table-cell>
          <table:table-cell table:formula="of:=+[ProyL1.H4]" office:value-type="float" office:value="19.55">
            <text:p>19.6</text:p>
          </table:table-cell>
          <table:table-cell office:value-type="float" office:value="20">
            <text:p>20</text:p>
          </table:table-cell>
          <table:table-cell table:formula="of:=+[.F25]*0.3+[.G25]*0.3+[.H25]*0.3+[.I25]*0.1" office:value-type="float" office:value="17.0792857142857">
            <text:p>17.1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table:style-name="ce5" office:value-type="string">
            <text:p>SEGOVIA LOPEZ, ALESSANDRA VANESSA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26:.E26])/7*20" office:value-type="float" office:value="17.1428571428571">
            <text:p>17.1</text:p>
          </table:table-cell>
          <table:table-cell office:value-type="float" office:value="14">
            <text:p>14</text:p>
          </table:table-cell>
          <table:table-cell table:formula="of:=+[ProyL1.H9]" office:value-type="float" office:value="17.9">
            <text:p>17.9</text:p>
          </table:table-cell>
          <table:table-cell office:value-type="float" office:value="15">
            <text:p>15</text:p>
          </table:table-cell>
          <table:table-cell table:formula="of:=+[.F26]*0.3+[.G26]*0.3+[.H26]*0.3+[.I26]*0.1" office:value-type="float" office:value="16.2128571428571">
            <text:p>16.2</text:p>
          </table:table-cell>
          <table:table-cell table:number-columns-repeated="241"/>
          <table:table-cell table:style-name="ce13" table:number-columns-repeated="6"/>
          <table:table-cell table:number-columns-repeated="767"/>
        </table:table-row>
        <table:table-row table:style-name="ro1">
          <table:table-cell office:value-type="float" office:value="25">
            <text:p>25</text:p>
          </table:table-cell>
          <table:table-cell table:style-name="ce6" office:value-type="string">
            <text:p>TICONA TARIFA, MARCO ANTONIO</text:p>
          </table:table-cell>
          <table:table-cell table:number-columns-repeated="3"/>
          <table:table-cell table:formula="of:=SUM([.D27:.E27])/7*20" office:value-type="float" office:value="0">
            <text:p>0.0</text:p>
          </table:table-cell>
          <table:table-cell office:value-type="float" office:value="12.5">
            <text:p>12.5</text:p>
          </table:table-cell>
          <table:table-cell table:formula="of:=+[ProyL1.H24]" office:value-type="float" office:value="13.35">
            <text:p>13.4</text:p>
          </table:table-cell>
          <table:table-cell/>
          <table:table-cell table:formula="of:=+[.F27]*0.3+[.G27]*0.3+[.H27]*0.3+[.I27]*0.1" office:value-type="float" office:value="7.755">
            <text:p>7.8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 table:style-name="ce3" office:value-type="string">
            <text:p>TORREBLANCA CORNEJO, JORDAN ANDRE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SUM([.D28:.E28])/7*20" office:value-type="float" office:value="11.4285714285714">
            <text:p>11.4</text:p>
          </table:table-cell>
          <table:table-cell office:value-type="float" office:value="11">
            <text:p>11</text:p>
          </table:table-cell>
          <table:table-cell table:formula="of:=+[ProyL1.H23]" office:value-type="float" office:value="13.35">
            <text:p>13.4</text:p>
          </table:table-cell>
          <table:table-cell/>
          <table:table-cell table:formula="of:=+[.F28]*0.3+[.G28]*0.3+[.H28]*0.3+[.I28]*0.1" office:value-type="float" office:value="10.7335714285714">
            <text:p>10.7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TORRES CHURA, KATHERINE MERCEDE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formula="of:=SUM([.D29:.E29])/7*20" office:value-type="float" office:value="15.7142857142857">
            <text:p>15.7</text:p>
          </table:table-cell>
          <table:table-cell office:value-type="float" office:value="5">
            <text:p>5</text:p>
          </table:table-cell>
          <table:table-cell table:formula="of:=+[ProyL1.H30]" office:value-type="float" office:value="14.15">
            <text:p>14.2</text:p>
          </table:table-cell>
          <table:table-cell office:value-type="float" office:value="15">
            <text:p>15</text:p>
          </table:table-cell>
          <table:table-cell table:formula="of:=+[.F29]*0.3+[.G29]*0.3+[.H29]*0.3+[.I29]*0.1" office:value-type="float" office:value="11.9592857142857">
            <text:p>12.0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table:style-name="ce3" office:value-type="string">
            <text:p>TUPAYACHI HOLGADO, GUILLERMO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30:.E30])/7*20" office:value-type="float" office:value="14.2857142857143">
            <text:p>14.3</text:p>
          </table:table-cell>
          <table:table-cell office:value-type="float" office:value="11.5">
            <text:p>11.5</text:p>
          </table:table-cell>
          <table:table-cell table:formula="of:=+[ProyL1.H14]" office:value-type="float" office:value="11.55">
            <text:p>11.6</text:p>
          </table:table-cell>
          <table:table-cell office:value-type="float" office:value="10">
            <text:p>10</text:p>
          </table:table-cell>
          <table:table-cell table:formula="of:=+[.F30]*0.3+[.G30]*0.3+[.H30]*0.3+[.I30]*0.1" office:value-type="float" office:value="12.2007142857143">
            <text:p>12.2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table:style-name="ce3" office:value-type="string">
            <text:p>VELA TEJADA, FABRICIO ANDR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31:.E31])/7*20" office:value-type="float" office:value="14.2857142857143">
            <text:p>14.3</text:p>
          </table:table-cell>
          <table:table-cell office:value-type="float" office:value="7">
            <text:p>7</text:p>
          </table:table-cell>
          <table:table-cell table:formula="of:=+[ProyL1.H11]" office:value-type="float" office:value="17.9">
            <text:p>17.9</text:p>
          </table:table-cell>
          <table:table-cell office:value-type="float" office:value="20">
            <text:p>20</text:p>
          </table:table-cell>
          <table:table-cell table:formula="of:=+[.F31]*0.3+[.G31]*0.3+[.H31]*0.3+[.I31]*0.1" office:value-type="float" office:value="13.7557142857143">
            <text:p>13.8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string">
            <text:p>VILLANUEVA TORRES, MARCO JOSE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SUM([.D32:.E32])/7*20" office:value-type="float" office:value="12.8571428571429">
            <text:p>12.9</text:p>
          </table:table-cell>
          <table:table-cell office:value-type="float" office:value="10">
            <text:p>10</text:p>
          </table:table-cell>
          <table:table-cell table:formula="of:=+[ProyL1.H36]" office:value-type="float" office:value="14.4">
            <text:p>14.4</text:p>
          </table:table-cell>
          <table:table-cell office:value-type="float" office:value="20">
            <text:p>20</text:p>
          </table:table-cell>
          <table:table-cell table:formula="of:=+[.F32]*0.3+[.G32]*0.3+[.H32]*0.3+[.I32]*0.1" office:value-type="float" office:value="13.1771428571429">
            <text:p>13.2</text:p>
          </table:table-cell>
          <table:table-cell table:number-columns-repeated="1014"/>
        </table:table-row>
        <table:table-row table:style-name="ro1">
          <table:table-cell office:value-type="float" office:value="31">
            <text:p>31</text:p>
          </table:table-cell>
          <table:table-cell table:style-name="ce3" office:value-type="string">
            <text:p>VILLAVICENCIO ANCO, LUIS ALBERT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D33:.E33])/7*20" office:value-type="float" office:value="14.2857142857143">
            <text:p>14.3</text:p>
          </table:table-cell>
          <table:table-cell office:value-type="float" office:value="12">
            <text:p>12</text:p>
          </table:table-cell>
          <table:table-cell table:formula="of:=+[ProyL1.H21]" office:value-type="float" office:value="13.5">
            <text:p>13.5</text:p>
          </table:table-cell>
          <table:table-cell office:value-type="float" office:value="20">
            <text:p>20</text:p>
          </table:table-cell>
          <table:table-cell table:formula="of:=+[.F33]*0.3+[.G33]*0.3+[.H33]*0.3+[.I33]*0.1" office:value-type="float" office:value="13.9357142857143">
            <text:p>13.9</text:p>
          </table:table-cell>
          <table:table-cell table:number-columns-repeated="1014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string">
            <text:p>ZEBALLOS ARAMBIDE, WILLY PAUL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SUM([.D34:.E34])/7*20" office:value-type="float" office:value="12.8571428571429">
            <text:p>12.9</text:p>
          </table:table-cell>
          <table:table-cell office:value-type="float" office:value="11.5">
            <text:p>11.5</text:p>
          </table:table-cell>
          <table:table-cell table:formula="of:=+[ProyL1.H5]" office:value-type="float" office:value="19.55">
            <text:p>19.6</text:p>
          </table:table-cell>
          <table:table-cell office:value-type="float" office:value="20">
            <text:p>20</text:p>
          </table:table-cell>
          <table:table-cell table:formula="of:=+[.F34]*0.3+[.G34]*0.3+[.H34]*0.3+[.I34]*0.1" office:value-type="float" office:value="15.1721428571429">
            <text:p>15.2</text:p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table:style-name="ce8" office:value-type="string">
            <text:p>ZEGARRA VIDAL, SANTIAGO CESAR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formula="of:=SUM([.D35:.E35])/7*20" office:value-type="float" office:value="17.1428571428571">
            <text:p>17.1</text:p>
          </table:table-cell>
          <table:table-cell office:value-type="float" office:value="9.5">
            <text:p>9.5</text:p>
          </table:table-cell>
          <table:table-cell table:formula="of:=+[ProyL1.H15]" office:value-type="float" office:value="10.5">
            <text:p>10.5</text:p>
          </table:table-cell>
          <table:table-cell office:value-type="float" office:value="20">
            <text:p>20</text:p>
          </table:table-cell>
          <table:table-cell table:formula="of:=+[.F35]*0.3+[.G35]*0.3+[.H35]*0.3+[.I35]*0.1" office:value-type="float" office:value="13.1428571428571">
            <text:p>13.1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EIS SERRIN, CRISTHIAN</text:p>
          </table:table-cell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f:=SUM([.D36:.E36])/7*20" office:value-type="float" office:value="12.8571428571429">
            <text:p>12.9</text:p>
          </table:table-cell>
          <table:table-cell office:value-type="float" office:value="6">
            <text:p>6</text:p>
          </table:table-cell>
          <table:table-cell table:formula="of:=+[ProyL1.H16]"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formula="of:=+[.F36]*0.3+[.G36]*0.3+[.H36]*0.3+[.I36]*0.1" office:value-type="float" office:value="10.3071428571429">
            <text:p>10.3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habia un informe no revisado en casa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yL1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22"/>
        <table:table-column table:style-name="co15" table:default-cell-style-name="ce27"/>
        <table:table-column table:style-name="co16" table:default-cell-style-name="ce29"/>
        <table:table-column table:style-name="co15" table:default-cell-style-name="ce1"/>
        <table:table-column table:style-name="co17" table:default-cell-style-name="ce1"/>
        <table:table-column table:style-name="co18" table:default-cell-style-name="ce10"/>
        <table:table-column table:style-name="co19" table:default-cell-style-name="ce1"/>
        <table:table-column table:style-name="co5" table:default-cell-style-name="ce1"/>
        <table:table-column table:style-name="co16" table:default-cell-style-name="ce38"/>
        <table:table-column table:style-name="co15" table:default-cell-style-name="ce1"/>
        <table:table-column table:style-name="co20" table:default-cell-style-name="ce29"/>
        <table:table-column table:style-name="co10" table:number-columns-repeated="242" table:default-cell-style-name="ce1"/>
        <table:table-column table:style-name="co21" table:number-columns-repeated="767" table:default-cell-style-name="ce13"/>
        <table:table-column table:style-name="co11" table:number-columns-repeated="2" table:default-cell-style-name="ce13"/>
        <table:table-row table:style-name="ro2">
          <table:table-cell table:number-columns-repeated="3"/>
          <table:table-cell table:style-name="ce26" office:value-type="date" office:date-value="2018-08-24" table:number-columns-spanned="2" table:number-rows-spanned="1">
            <text:p>24-ago</text:p>
          </table:table-cell>
          <table:covered-table-cell/>
          <table:table-cell table:style-name="ce27"/>
          <table:table-cell table:style-name="ce33" office:value-type="date" office:date-value="2018-09-13">
            <text:p>13-sep</text:p>
          </table:table-cell>
          <table:table-cell table:number-columns-repeated="4"/>
          <table:table-cell office:value-type="string">
            <text:p>28 sep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Calendario</text:p>
          </table:table-cell>
          <table:table-cell office:value-type="string">
            <text:p>Avance1</text:p>
          </table:table-cell>
          <table:table-cell office:value-type="string">
            <text:p>Observaciones</text:p>
          </table:table-cell>
          <table:table-cell table:style-name="ce27" office:value-type="string">
            <text:p>Avance2</text:p>
          </table:table-cell>
          <table:table-cell table:style-name="ce29" office:value-type="string">
            <text:p>Observaciones</text:p>
          </table:table-cell>
          <table:table-cell office:value-type="string">
            <text:p>NOTA</text:p>
          </table:table-cell>
          <table:table-cell office:value-type="string">
            <text:p>PCal1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office:value-type="string">
            <text:p>Avance3</text:p>
          </table:table-cell>
          <table:table-cell office:value-type="string">
            <text:p>Observaciones</text:p>
          </table:table-cell>
          <table:table-cell table:number-columns-repeated="1011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17" office:value-type="string">
            <text:p>Davalos Ruiz Daniel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20">
            <text:p>20</text:p>
          </table:table-cell>
          <table:table-cell table:style-name="ce30" office:value-type="string">
            <text:p>Casos de uso de RF</text:p>
          </table:table-cell>
          <table:table-cell table:style-name="ce19" office:value-type="float" office:value="19">
            <text:p>19</text:p>
          </table:table-cell>
          <table:table-cell table:style-name="ce34" office:value-type="string">
            <text:p>Primer prototipo movil</text:p>
          </table:table-cell>
          <table:table-cell table:style-name="ce35" table:formula="of:=+[.C3]*0.3+[.D3]*0.25+[.F3]*0.45" office:value-type="float" office:value="19.55">
            <text:p>19.6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20">
            <text:p>20</text:p>
          </table:table-cell>
          <table:table-cell table:style-name="ce39" table:formula="of:=+[.H3]*0.6+[.I3]*0.3+[.J3]*0.1" office:value-type="float" office:value="18.23">
            <text:p>18.2</text:p>
          </table:table-cell>
          <table:table-cell table:style-name="ce37" office:value-type="float" office:value="16">
            <text:p>16</text:p>
          </table:table-cell>
          <table:table-cell table:style-name="ce34" office:value-type="string">
            <text:p>login con conexión BD</text:p>
          </table:table-cell>
          <table:table-cell table:style-name="ce37" table:number-columns-repeated="6"/>
          <table:table-cell table:number-columns-repeated="1005"/>
        </table:table-row>
        <table:table-row table:style-name="ro2">
          <table:table-cell table:style-name="ce14" office:value-type="float" office:value="13">
            <text:p>13</text:p>
          </table:table-cell>
          <table:table-cell table:style-name="ce17" office:value-type="string">
            <text:p>Salas Aragon Mauricio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20">
            <text:p>20</text:p>
          </table:table-cell>
          <table:table-cell table:style-name="ce30"/>
          <table:table-cell table:style-name="ce19" office:value-type="float" office:value="19">
            <text:p>19</text:p>
          </table:table-cell>
          <table:table-cell table:style-name="ce30"/>
          <table:table-cell table:style-name="ce35" table:formula="of:=+[.C4]*0.3+[.D4]*0.25+[.F4]*0.45" office:value-type="float" office:value="19.55">
            <text:p>19.6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.5">
            <text:p>17.5</text:p>
          </table:table-cell>
          <table:table-cell table:style-name="ce39" table:formula="of:=+[.H4]*0.6+[.I4]*0.3+[.J4]*0.1" office:value-type="float" office:value="18.28">
            <text:p>18.3</text:p>
          </table:table-cell>
          <table:table-cell table:style-name="ce18" office:value-type="float" office:value="16">
            <text:p>16</text:p>
          </table:table-cell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7" office:value-type="string">
            <text:p>Zeballos Arambide Willy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20">
            <text:p>20</text:p>
          </table:table-cell>
          <table:table-cell table:style-name="ce30"/>
          <table:table-cell table:style-name="ce19" office:value-type="float" office:value="19">
            <text:p>19</text:p>
          </table:table-cell>
          <table:table-cell table:style-name="ce30"/>
          <table:table-cell table:style-name="ce35" table:formula="of:=+[.C5]*0.3+[.D5]*0.25+[.F5]*0.45" office:value-type="float" office:value="19.55">
            <text:p>19.6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20">
            <text:p>20</text:p>
          </table:table-cell>
          <table:table-cell table:style-name="ce39" table:formula="of:=+[.H5]*0.6+[.I5]*0.3+[.J5]*0.1" office:value-type="float" office:value="18.53">
            <text:p>18.5</text:p>
          </table:table-cell>
          <table:table-cell table:style-name="ce18" office:value-type="float" office:value="16">
            <text:p>16</text:p>
          </table:table-cell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5" office:value-type="string">
            <text:p>ARIVILCA MIRANDA, DENIS RAMIRO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8">
            <text:p>18</text:p>
          </table:table-cell>
          <table:table-cell table:style-name="ce31" office:value-type="string">
            <text:p>Casos de uso</text:p>
          </table:table-cell>
          <table:table-cell table:style-name="ce20" office:value-type="float" office:value="18">
            <text:p>18</text:p>
          </table:table-cell>
          <table:table-cell table:style-name="ce31" office:value-type="string">
            <text:p>Diseño finalizado</text:p>
          </table:table-cell>
          <table:table-cell table:style-name="ce35" table:formula="of:=+[.C6]*0.3+[.D6]*0.25+[.F6]*0.45" office:value-type="float" office:value="18">
            <text:p>18.0</text:p>
          </table:table-cell>
          <table:table-cell table:style-name="ce15" office:value-type="float" office:value="14">
            <text:p>14</text:p>
          </table:table-cell>
          <table:table-cell table:style-name="ce15" table:formula="of:=14/16*20" office:value-type="float" office:value="17.5">
            <text:p>17.5</text:p>
          </table:table-cell>
          <table:table-cell table:style-name="ce39" table:formula="of:=+[.H6]*0.6+[.I6]*0.3+[.J6]*0.1" office:value-type="float" office:value="16.75">
            <text:p>16.8</text:p>
          </table:table-cell>
          <table:table-cell table:style-name="ce15" office:value-type="float" office:value="18">
            <text:p>18</text:p>
          </table:table-cell>
          <table:table-cell table:style-name="ce31" office:value-type="string">
            <text:p>Primeros componentes de Sw</text:p>
          </table:table-cell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MOLLINEDO CHAVEZ, EDUARDO ALCIDES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8">
            <text:p>18</text:p>
          </table:table-cell>
          <table:table-cell table:style-name="ce31"/>
          <table:table-cell table:style-name="ce20" office:value-type="float" office:value="18">
            <text:p>18</text:p>
          </table:table-cell>
          <table:table-cell table:style-name="ce31"/>
          <table:table-cell table:style-name="ce35" table:formula="of:=+[.C7]*0.3+[.D7]*0.25+[.F7]*0.45" office:value-type="float" office:value="18">
            <text:p>18.0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5">
            <text:p>15</text:p>
          </table:table-cell>
          <table:table-cell table:style-name="ce39" table:formula="of:=+[.H7]*0.6+[.I7]*0.3+[.J7]*0.1" office:value-type="float" office:value="15.9">
            <text:p>15.9</text:p>
          </table:table-cell>
          <table:table-cell table:style-name="ce15" office:value-type="float" office:value="18">
            <text:p>18</text:p>
          </table:table-cell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18" office:value-type="string">
            <text:p>BENAVENTE CRUZ, JOSE ANTONIO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17">
            <text:p>17</text:p>
          </table:table-cell>
          <table:table-cell table:style-name="ce30"/>
          <table:table-cell table:style-name="ce19" office:value-type="float" office:value="17">
            <text:p>17</text:p>
          </table:table-cell>
          <table:table-cell table:style-name="ce30" office:value-type="string">
            <text:p>Diseño finalizado</text:p>
          </table:table-cell>
          <table:table-cell table:style-name="ce35" table:formula="of:=+[.C8]*0.3+[.D8]*0.25+[.F8]*0.45" office:value-type="float" office:value="17.9">
            <text:p>17.9</text:p>
          </table:table-cell>
          <table:table-cell table:style-name="ce18" office:value-type="float" office:value="12">
            <text:p>12</text:p>
          </table:table-cell>
          <table:table-cell table:style-name="ce18" table:formula="of:=12/16*20" office:value-type="float" office:value="15">
            <text:p>15</text:p>
          </table:table-cell>
          <table:table-cell table:style-name="ce39" table:formula="of:=+[.H8]*0.6+[.I8]*0.3+[.J8]*0.1" office:value-type="float" office:value="15.84">
            <text:p>15.8</text:p>
          </table:table-cell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8" office:value-type="string">
            <text:p>SEGOVIA LOPEZ, ALESSANDRA VANESSA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17">
            <text:p>17</text:p>
          </table:table-cell>
          <table:table-cell table:style-name="ce30"/>
          <table:table-cell table:style-name="ce19" office:value-type="float" office:value="17">
            <text:p>17</text:p>
          </table:table-cell>
          <table:table-cell table:style-name="ce30"/>
          <table:table-cell table:style-name="ce35" table:formula="of:=+[.C9]*0.3+[.D9]*0.25+[.F9]*0.45" office:value-type="float" office:value="17.9">
            <text:p>17.9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39" table:formula="of:=+[.H9]*0.6+[.I9]*0.3+[.J9]*0.1" office:value-type="float" office:value="16.44">
            <text:p>16.4</text:p>
          </table:table-cell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19" office:value-type="string">
            <text:p>LINAREZ GONZALES, ALVARO ABRAHAM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17">
            <text:p>17</text:p>
          </table:table-cell>
          <table:table-cell table:style-name="ce30"/>
          <table:table-cell table:style-name="ce19" office:value-type="float" office:value="17">
            <text:p>17</text:p>
          </table:table-cell>
          <table:table-cell table:style-name="ce30"/>
          <table:table-cell table:style-name="ce35" table:formula="of:=+[.C10]*0.3+[.D10]*0.25+[.F10]*0.45" office:value-type="float" office:value="17.9">
            <text:p>17.9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5">
            <text:p>15</text:p>
          </table:table-cell>
          <table:table-cell table:style-name="ce39" table:formula="of:=+[.H10]*0.6+[.I10]*0.3+[.J10]*0.1" office:value-type="float" office:value="15.84">
            <text:p>15.8</text:p>
          </table:table-cell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5">
            <text:p>15</text:p>
          </table:table-cell>
          <table:table-cell table:style-name="ce19" office:value-type="string">
            <text:p>VELA TEJADA, FABRICIO ANDREE</text:p>
          </table:table-cell>
          <table:table-cell table:style-name="ce23" office:value-type="float" office:value="20">
            <text:p>20</text:p>
          </table:table-cell>
          <table:table-cell table:style-name="ce19" office:value-type="float" office:value="17">
            <text:p>17</text:p>
          </table:table-cell>
          <table:table-cell table:style-name="ce30"/>
          <table:table-cell table:style-name="ce19" office:value-type="float" office:value="17">
            <text:p>17</text:p>
          </table:table-cell>
          <table:table-cell table:style-name="ce30"/>
          <table:table-cell table:style-name="ce35" table:formula="of:=+[.C11]*0.3+[.D11]*0.25+[.F11]*0.45" office:value-type="float" office:value="17.9">
            <text:p>17.9</text:p>
          </table:table-cell>
          <table:table-cell table:style-name="ce18" office:value-type="float" office:value="14">
            <text:p>14</text:p>
          </table:table-cell>
          <table:table-cell table:style-name="ce18" table:formula="of:=10/16*20" office:value-type="float" office:value="12.5">
            <text:p>12.5</text:p>
          </table:table-cell>
          <table:table-cell table:style-name="ce39" table:formula="of:=+[.H11]*0.6+[.I11]*0.3+[.J11]*0.1" office:value-type="float" office:value="16.19">
            <text:p>16.2</text:p>
          </table:table-cell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20" office:value-type="string">
            <text:p>RODRIGUEZ SAN MIGUEL, KENNAN</text:p>
          </table:table-cell>
          <table:table-cell table:style-name="ce14" office:value-type="float" office:value="16">
            <text:p>16</text:p>
          </table:table-cell>
          <table:table-cell table:style-name="ce20"/>
          <table:table-cell table:style-name="ce31"/>
          <table:table-cell table:style-name="ce20" office:value-type="float" office:value="15">
            <text:p>15</text:p>
          </table:table-cell>
          <table:table-cell table:style-name="ce31" office:value-type="string">
            <text:p>Diseño finalizado</text:p>
          </table:table-cell>
          <table:table-cell table:style-name="ce35" table:formula="of:=+[.C12]*0.3+[.D12]*0.25+[.F12]*0.45" office:value-type="float" office:value="11.55">
            <text:p>11.6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7.5">
            <text:p>7.5</text:p>
          </table:table-cell>
          <table:table-cell table:style-name="ce39" table:formula="of:=+[.H12]*0.6+[.I12]*0.3+[.J12]*0.1" office:value-type="float" office:value="11.88">
            <text:p>11.9</text:p>
          </table:table-cell>
          <table:table-cell table:style-name="ce15" office:value-type="float" office:value="14">
            <text:p>14</text:p>
          </table:table-cell>
          <table:table-cell table:style-name="ce31" office:value-type="string">
            <text:p>Diagramas</text:p>
          </table:table-cell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20" office:value-type="string">
            <text:p>MIRANDA PEREZ, DIEGO</text:p>
          </table:table-cell>
          <table:table-cell table:style-name="ce14" office:value-type="float" office:value="16">
            <text:p>16</text:p>
          </table:table-cell>
          <table:table-cell table:style-name="ce20"/>
          <table:table-cell table:style-name="ce31"/>
          <table:table-cell table:style-name="ce20" office:value-type="float" office:value="15">
            <text:p>15</text:p>
          </table:table-cell>
          <table:table-cell table:style-name="ce31"/>
          <table:table-cell table:style-name="ce35" table:formula="of:=+[.C13]*0.3+[.D13]*0.25+[.F13]*0.45" office:value-type="float" office:value="11.55">
            <text:p>11.6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39" table:formula="of:=+[.H13]*0.6+[.I13]*0.3+[.J13]*0.1" office:value-type="float" office:value="11.23">
            <text:p>11.2</text:p>
          </table:table-cell>
          <table:table-cell table:style-name="ce15" office:value-type="float" office:value="14">
            <text:p>14</text:p>
          </table:table-cell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/>
          <table:table-cell table:style-name="ce20" office:value-type="string">
            <text:p>TUPAYACHI HOLGADO, GUILLERMO</text:p>
          </table:table-cell>
          <table:table-cell table:style-name="ce14" office:value-type="float" office:value="16">
            <text:p>16</text:p>
          </table:table-cell>
          <table:table-cell table:style-name="ce20"/>
          <table:table-cell table:style-name="ce31"/>
          <table:table-cell table:style-name="ce20" office:value-type="float" office:value="15">
            <text:p>15</text:p>
          </table:table-cell>
          <table:table-cell table:style-name="ce31"/>
          <table:table-cell table:style-name="ce35" table:formula="of:=+[.C14]*0.3+[.D14]*0.25+[.F14]*0.45" office:value-type="float" office:value="11.55">
            <text:p>11.6</text:p>
          </table:table-cell>
          <table:table-cell table:style-name="ce15" table:number-columns-repeated="2"/>
          <table:table-cell table:style-name="ce39"/>
          <table:table-cell table:style-name="ce15" office:value-type="float" office:value="14">
            <text:p>14</text:p>
          </table:table-cell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/>
          <table:table-cell table:style-name="ce18" office:value-type="string">
            <text:p>ZEGARRA VIDAL, SANTIAGO CESAR</text:p>
          </table:table-cell>
          <table:table-cell table:style-name="ce23" office:value-type="float" office:value="14">
            <text:p>14</text:p>
          </table:table-cell>
          <table:table-cell table:style-name="ce19"/>
          <table:table-cell table:style-name="ce30"/>
          <table:table-cell table:style-name="ce19" office:value-type="float" office:value="14">
            <text:p>14</text:p>
          </table:table-cell>
          <table:table-cell table:style-name="ce30" office:value-type="string">
            <text:p>Requerimientos</text:p>
          </table:table-cell>
          <table:table-cell table:style-name="ce35" table:formula="of:=+[.C15]*0.3+[.D15]*0.25+[.F15]*0.45" office:value-type="float" office:value="10.5">
            <text:p>10.5</text:p>
          </table:table-cell>
          <table:table-cell table:style-name="ce18" office:value-type="float" office:value="14">
            <text:p>14</text:p>
          </table:table-cell>
          <table:table-cell table:style-name="ce18"/>
          <table:table-cell table:style-name="ce39"/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/>
          <table:table-cell table:style-name="ce19" office:value-type="string">
            <text:p>REIS SERRIN, CRISTHIAN JOY</text:p>
          </table:table-cell>
          <table:table-cell table:style-name="ce23" office:value-type="float" office:value="14">
            <text:p>14</text:p>
          </table:table-cell>
          <table:table-cell table:style-name="ce19"/>
          <table:table-cell table:style-name="ce30"/>
          <table:table-cell table:style-name="ce19" office:value-type="float" office:value="14">
            <text:p>14</text:p>
          </table:table-cell>
          <table:table-cell table:style-name="ce30"/>
          <table:table-cell table:style-name="ce35" table:formula="of:=+[.C16]*0.3+[.D16]*0.25+[.F16]*0.45" office:value-type="float" office:value="10.5">
            <text:p>10.5</text:p>
          </table:table-cell>
          <table:table-cell table:style-name="ce18" table:number-columns-repeated="2"/>
          <table:table-cell table:style-name="ce39"/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20" office:value-type="string">
            <text:p>ESQUIVEL RODRIGUEZ, JORGE</text:p>
          </table:table-cell>
          <table:table-cell table:style-name="ce14" office:value-type="float" office:value="12">
            <text:p>12</text:p>
          </table:table-cell>
          <table:table-cell table:style-name="ce20" office:value-type="float" office:value="14">
            <text:p>14</text:p>
          </table:table-cell>
          <table:table-cell table:style-name="ce31" office:value-type="string">
            <text:p>Casos de Uso y Diagrama Contexto</text:p>
          </table:table-cell>
          <table:table-cell table:style-name="ce20" office:value-type="float" office:value="12">
            <text:p>12</text:p>
          </table:table-cell>
          <table:table-cell table:style-name="ce31" office:value-type="string">
            <text:p>Casos de uso</text:p>
          </table:table-cell>
          <table:table-cell table:style-name="ce35" table:formula="of:=+[.C17]*0.3+[.D17]*0.25+[.F17]*0.45" office:value-type="float" office:value="12.5">
            <text:p>12.5</text:p>
          </table:table-cell>
          <table:table-cell table:number-columns-repeated="2" table:style-name="ce15" office:value-type="float" office:value="15">
            <text:p>15</text:p>
          </table:table-cell>
          <table:table-cell table:style-name="ce39" table:formula="of:=+[.H17]*0.6+[.I17]*0.3+[.J17]*0.1" office:value-type="float" office:value="13.5">
            <text:p>13.5</text:p>
          </table:table-cell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20" office:value-type="string">
            <text:p>HELD BUENO, JOSE</text:p>
          </table:table-cell>
          <table:table-cell table:style-name="ce14" office:value-type="float" office:value="12">
            <text:p>12</text:p>
          </table:table-cell>
          <table:table-cell table:style-name="ce20" office:value-type="float" office:value="14">
            <text:p>14</text:p>
          </table:table-cell>
          <table:table-cell table:style-name="ce31"/>
          <table:table-cell table:style-name="ce20" office:value-type="float" office:value="12">
            <text:p>12</text:p>
          </table:table-cell>
          <table:table-cell table:style-name="ce31"/>
          <table:table-cell table:style-name="ce35" table:formula="of:=+[.C18]*0.3+[.D18]*0.25+[.F18]*0.45" office:value-type="float" office:value="12.5">
            <text:p>12.5</text:p>
          </table:table-cell>
          <table:table-cell table:style-name="ce15" office:value-type="float" office:value="15">
            <text:p>15</text:p>
          </table:table-cell>
          <table:table-cell table:style-name="ce15" table:formula="of:=6/16*20" office:value-type="float" office:value="7.5">
            <text:p>7.5</text:p>
          </table:table-cell>
          <table:table-cell table:style-name="ce39" table:formula="of:=+[.H18]*0.6+[.I18]*0.3+[.J18]*0.1" office:value-type="float" office:value="12.75">
            <text:p>12.8</text:p>
          </table:table-cell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20" office:value-type="string">
            <text:p>HUARACALLO YANARICO, XIOMARA</text:p>
          </table:table-cell>
          <table:table-cell table:style-name="ce14" office:value-type="float" office:value="12">
            <text:p>12</text:p>
          </table:table-cell>
          <table:table-cell table:style-name="ce20" office:value-type="float" office:value="14">
            <text:p>14</text:p>
          </table:table-cell>
          <table:table-cell table:style-name="ce31"/>
          <table:table-cell table:style-name="ce20" office:value-type="float" office:value="12">
            <text:p>12</text:p>
          </table:table-cell>
          <table:table-cell table:style-name="ce31"/>
          <table:table-cell table:style-name="ce35" table:formula="of:=+[.C19]*0.3+[.D19]*0.25+[.F19]*0.45" office:value-type="float" office:value="12.5">
            <text:p>12.5</text:p>
          </table:table-cell>
          <table:table-cell table:style-name="ce15" office:value-type="float" office:value="16">
            <text:p>16</text:p>
          </table:table-cell>
          <table:table-cell table:style-name="ce15" table:formula="of:=8/16*20" office:value-type="float" office:value="10">
            <text:p>10</text:p>
          </table:table-cell>
          <table:table-cell table:style-name="ce39" table:formula="of:=+[.H19]*0.6+[.I19]*0.3+[.J19]*0.1" office:value-type="float" office:value="13.3">
            <text:p>13.3</text:p>
          </table:table-cell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8" office:value-type="string">
            <text:p>LOPEZ CORRALES, MANUEL ALEJANDRO</text:p>
          </table:table-cell>
          <table:table-cell table:style-name="ce23" office:value-type="float" office:value="15">
            <text:p>15</text:p>
          </table:table-cell>
          <table:table-cell table:style-name="ce19" office:value-type="float" office:value="18">
            <text:p>18</text:p>
          </table:table-cell>
          <table:table-cell table:style-name="ce30" office:value-type="string">
            <text:p>Calendario</text:p>
          </table:table-cell>
          <table:table-cell table:style-name="ce19" office:value-type="float" office:value="10">
            <text:p>10</text:p>
          </table:table-cell>
          <table:table-cell table:style-name="ce30"/>
          <table:table-cell table:style-name="ce35" table:formula="of:=+[.C20]*0.3+[.D20]*0.25+[.F20]*0.45" office:value-type="float" office:value="13.5">
            <text:p>13.5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0">
            <text:p>10</text:p>
          </table:table-cell>
          <table:table-cell table:style-name="ce39" table:formula="of:=+[.H20]*0.6+[.I20]*0.3+[.J20]*0.1" office:value-type="float" office:value="13.6">
            <text:p>13.6</text:p>
          </table:table-cell>
          <table:table-cell table:style-name="ce18" office:value-type="float" office:value="18">
            <text:p>18</text:p>
          </table:table-cell>
          <table:table-cell table:style-name="ce30" office:value-type="string">
            <text:p>Todo lo anterior incorporado</text:p>
          </table:table-cell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8" office:value-type="string">
            <text:p>VILLAVICENCIO ANCO, LUIS ALBERTO</text:p>
          </table:table-cell>
          <table:table-cell table:style-name="ce23" office:value-type="float" office:value="15">
            <text:p>15</text:p>
          </table:table-cell>
          <table:table-cell table:style-name="ce19" office:value-type="float" office:value="18">
            <text:p>18</text:p>
          </table:table-cell>
          <table:table-cell table:style-name="ce30"/>
          <table:table-cell table:style-name="ce19" office:value-type="float" office:value="10">
            <text:p>10</text:p>
          </table:table-cell>
          <table:table-cell table:style-name="ce30"/>
          <table:table-cell table:style-name="ce35" table:formula="of:=+[.C21]*0.3+[.D21]*0.25+[.F21]*0.45" office:value-type="float" office:value="13.5">
            <text:p>13.5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20">
            <text:p>20</text:p>
          </table:table-cell>
          <table:table-cell table:style-name="ce39" table:formula="of:=+[.H21]*0.6+[.I21]*0.3+[.J21]*0.1" office:value-type="float" office:value="14">
            <text:p>14.0</text:p>
          </table:table-cell>
          <table:table-cell table:style-name="ce18" office:value-type="float" office:value="18">
            <text:p>18</text:p>
          </table:table-cell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20" office:value-type="string">
            <text:p>MANRIQUE MORANTE, HECTOR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string">
            <text:p>Diagramas casos uso</text:p>
          </table:table-cell>
          <table:table-cell table:style-name="ce20" office:value-type="float" office:value="12">
            <text:p>12</text:p>
          </table:table-cell>
          <table:table-cell table:style-name="ce31" office:value-type="string">
            <text:p>Casos de uso</text:p>
          </table:table-cell>
          <table:table-cell table:style-name="ce36" table:formula="of:=+[.C22]*0.3+[.D22]*0.25+[.F22]*0.45" office:value-type="float" office:value="13.35">
            <text:p>13.4</text:p>
          </table:table-cell>
          <table:table-cell table:style-name="ce15" table:number-columns-repeated="2"/>
          <table:table-cell table:style-name="ce36"/>
          <table:table-cell table:style-name="ce15"/>
          <table:table-cell table:style-name="ce31"/>
          <table:table-cell table:style-name="ce15" table:number-columns-repeated="6"/>
          <table:table-cell table:number-columns-repeated="236"/>
          <table:table-cell table:style-name="ce1" table:number-columns-repeated="769"/>
        </table:table-row>
        <table:table-row table:style-name="ro2">
          <table:table-cell table:style-name="ce15"/>
          <table:table-cell table:style-name="ce20" office:value-type="string">
            <text:p>TORREBLANCA CORNEJO, JORDAN ANDRE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/>
          <table:table-cell table:style-name="ce20" office:value-type="float" office:value="12">
            <text:p>12</text:p>
          </table:table-cell>
          <table:table-cell table:style-name="ce31"/>
          <table:table-cell table:style-name="ce36" table:formula="of:=+[.C23]*0.3+[.D23]*0.25+[.F23]*0.45" office:value-type="float" office:value="13.35">
            <text:p>13.4</text:p>
          </table:table-cell>
          <table:table-cell table:number-columns-repeated="2"/>
          <table:table-cell table:style-name="ce10"/>
          <table:table-cell table:number-columns-repeated="244"/>
          <table:table-cell table:style-name="ce1" table:number-columns-repeated="769"/>
        </table:table-row>
        <table:table-row table:style-name="ro2">
          <table:table-cell table:style-name="ce15"/>
          <table:table-cell table:style-name="ce20" office:value-type="string">
            <text:p>TICONA TARIFA, MARCO ANTONIO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/>
          <table:table-cell table:style-name="ce20" office:value-type="float" office:value="12">
            <text:p>12</text:p>
          </table:table-cell>
          <table:table-cell table:style-name="ce31"/>
          <table:table-cell table:style-name="ce36" table:formula="of:=+[.C24]*0.3+[.D24]*0.25+[.F24]*0.45" office:value-type="float" office:value="13.35">
            <text:p>13.4</text:p>
          </table:table-cell>
          <table:table-cell table:number-columns-repeated="2"/>
          <table:table-cell table:style-name="ce10"/>
          <table:table-cell table:number-columns-repeated="244"/>
          <table:table-cell table:style-name="ce1" table:number-columns-repeated="769"/>
        </table:table-row>
        <table:table-row table:style-name="ro2">
          <table:table-cell table:style-name="ce15" office:value-type="float" office:value="5">
            <text:p>5</text:p>
          </table:table-cell>
          <table:table-cell table:style-name="ce15" office:value-type="string">
            <text:p>GUTIERREZ TAMAYO, FRANCO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/>
          <table:table-cell table:style-name="ce20" office:value-type="float" office:value="12">
            <text:p>12</text:p>
          </table:table-cell>
          <table:table-cell table:style-name="ce31"/>
          <table:table-cell table:style-name="ce36" table:formula="of:=+[.C25]*0.3+[.D25]*0.25+[.F25]*0.45" office:value-type="float" office:value="13.35">
            <text:p>13.4</text:p>
          </table:table-cell>
          <table:table-cell office:value-type="float" office:value="12">
            <text:p>12</text:p>
          </table:table-cell>
          <table:table-cell office:value-type="float" office:value="17.5">
            <text:p>17.5</text:p>
          </table:table-cell>
          <table:table-cell table:style-name="ce39" table:formula="of:=+[.H25]*0.6+[.I25]*0.3+[.J25]*0.1" office:value-type="float" office:value="13.36">
            <text:p>13.4</text:p>
          </table:table-cell>
          <table:table-cell table:number-columns-repeated="244"/>
          <table:table-cell table:style-name="ce1" table:number-columns-repeated="769"/>
        </table:table-row>
        <table:table-row table:style-name="ro2">
          <table:table-cell table:style-name="ce16" office:value-type="float" office:value="17">
            <text:p>17</text:p>
          </table:table-cell>
          <table:table-cell table:style-name="ce16" office:value-type="string">
            <text:p>ZAPANA MAMANI, YORDY JEISON</text:p>
          </table:table-cell>
          <table:table-cell table:style-name="ce24" office:value-type="float" office:value="0">
            <text:p>0</text:p>
          </table:table-cell>
          <table:table-cell table:style-name="ce28"/>
          <table:table-cell table:style-name="ce32"/>
          <table:table-cell table:style-name="ce16"/>
          <table:table-cell table:style-name="ce16"/>
          <table:table-cell table:style-name="ce36" table:formula="of:=+[.C26]*0.3+[.D26]*0.25+[.F26]*0.45" office:value-type="float" office:value="0">
            <text:p>0.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39" table:formula="of:=+[.H26]*0.6+[.I26]*0.3+[.J26]*0.1" office:value-type="float" office:value="0">
            <text:p>0.0</text:p>
          </table:table-cell>
          <table:table-cell table:style-name="ce43"/>
          <table:table-cell table:style-name="ce44"/>
          <table:table-cell table:style-name="ce43" table:number-columns-repeated="242"/>
          <table:table-cell table:style-name="ce46" table:number-columns-repeated="769"/>
        </table:table-row>
        <table:table-row table:style-name="ro2">
          <table:table-cell table:style-name="ce15" office:value-type="string">
            <text:p>Teoria</text:p>
          </table:table-cell>
          <table:table-cell table:style-name="ce15"/>
          <table:table-cell table:style-name="ce14"/>
          <table:table-cell table:style-name="ce20"/>
          <table:table-cell table:style-name="ce31"/>
          <table:table-cell table:style-name="ce20"/>
          <table:table-cell table:style-name="ce31"/>
          <table:table-cell table:style-name="ce35"/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236"/>
          <table:table-cell table:style-name="ce1" table:number-columns-repeated="769"/>
        </table:table-row>
        <table:table-row table:style-name="ro2">
          <table:table-cell table:style-name="ce15"/>
          <table:table-cell table:style-name="ce20" office:value-type="string">
            <text:p>ANCCO CALLOAPAZA, COREN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7">
            <text:p>17</text:p>
          </table:table-cell>
          <table:table-cell table:style-name="ce31" office:value-type="string">
            <text:p>Diseño mockups</text:p>
          </table:table-cell>
          <table:table-cell table:style-name="ce20" office:value-type="float" office:value="10">
            <text:p>10</text:p>
          </table:table-cell>
          <table:table-cell table:style-name="ce31"/>
          <table:table-cell table:style-name="ce35" table:formula="of:=+[.C28]*0.3+[.D28]*0.25+[.F28]*0.45" office:value-type="float" office:value="14.15">
            <text:p>14.2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20" office:value-type="string">
            <text:p>PINTO CALDERON, SERGIO ALONSO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7">
            <text:p>17</text:p>
          </table:table-cell>
          <table:table-cell table:style-name="ce31"/>
          <table:table-cell table:style-name="ce20" office:value-type="float" office:value="10">
            <text:p>10</text:p>
          </table:table-cell>
          <table:table-cell table:style-name="ce31"/>
          <table:table-cell table:style-name="ce35" table:formula="of:=+[.C29]*0.3+[.D29]*0.25+[.F29]*0.45" office:value-type="float" office:value="14.15">
            <text:p>14.2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20" office:value-type="string">
            <text:p>TORRES CHURA, KATHERINE</text:p>
          </table:table-cell>
          <table:table-cell table:style-name="ce14" office:value-type="float" office:value="18">
            <text:p>18</text:p>
          </table:table-cell>
          <table:table-cell table:style-name="ce20" office:value-type="float" office:value="17">
            <text:p>17</text:p>
          </table:table-cell>
          <table:table-cell table:style-name="ce31"/>
          <table:table-cell table:style-name="ce20" office:value-type="float" office:value="10">
            <text:p>10</text:p>
          </table:table-cell>
          <table:table-cell table:style-name="ce31"/>
          <table:table-cell table:style-name="ce35" table:formula="of:=+[.C30]*0.3+[.D30]*0.25+[.F30]*0.45" office:value-type="float" office:value="14.15">
            <text:p>14.2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18" office:value-type="string">
            <text:p>DEL CARPIO BERNEDO, PAULA</text:p>
          </table:table-cell>
          <table:table-cell table:style-name="ce23" office:value-type="float" office:value="13">
            <text:p>13</text:p>
          </table:table-cell>
          <table:table-cell table:style-name="ce19" office:value-type="float" office:value="13">
            <text:p>13</text:p>
          </table:table-cell>
          <table:table-cell table:style-name="ce30"/>
          <table:table-cell table:style-name="ce19" office:value-type="float" office:value="13">
            <text:p>13</text:p>
          </table:table-cell>
          <table:table-cell table:style-name="ce30" office:value-type="string">
            <text:p>Mockups</text:p>
          </table:table-cell>
          <table:table-cell table:style-name="ce35" table:formula="of:=+[.C31]*0.3+[.D31]*0.25+[.F31]*0.45" office:value-type="float" office:value="13">
            <text:p>13.0</text:p>
          </table:table-cell>
          <table:table-cell table:style-name="ce18" table:number-columns-repeated="2"/>
          <table:table-cell table:style-name="ce35"/>
          <table:table-cell table:style-name="ce18"/>
          <table:table-cell table:style-name="ce30"/>
          <table:table-cell table:style-name="ce18" table:number-columns-repeated="6"/>
          <table:table-cell table:style-name="ce43" table:number-columns-repeated="1005"/>
        </table:table-row>
        <table:table-row table:style-name="ro2">
          <table:table-cell table:style-name="ce15"/>
          <table:table-cell table:style-name="ce15" office:value-type="string">
            <text:p>GONZALES RODRIGUEZ, MIRINA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4">
            <text:p>14</text:p>
          </table:table-cell>
          <table:table-cell table:style-name="ce31" office:value-type="string">
            <text:p>Requerimientos</text:p>
          </table:table-cell>
          <table:table-cell table:style-name="ce20" office:value-type="float" office:value="13">
            <text:p>13</text:p>
          </table:table-cell>
          <table:table-cell table:style-name="ce31" office:value-type="string">
            <text:p>Requerimientos</text:p>
          </table:table-cell>
          <table:table-cell table:style-name="ce35" table:formula="of:=+[.C32]*0.3+[.D32]*0.25+[.F32]*0.45" office:value-type="float" office:value="13.55">
            <text:p>13.6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15" office:value-type="string">
            <text:p>ESCOBEDO DIAZ, GIOVANNA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4">
            <text:p>14</text:p>
          </table:table-cell>
          <table:table-cell table:style-name="ce31"/>
          <table:table-cell table:style-name="ce20" office:value-type="float" office:value="13">
            <text:p>13</text:p>
          </table:table-cell>
          <table:table-cell table:style-name="ce31"/>
          <table:table-cell table:style-name="ce35" table:formula="of:=+[.C33]*0.3+[.D33]*0.25+[.F33]*0.45" office:value-type="float" office:value="13.55">
            <text:p>13.6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15" office:value-type="string">
            <text:p>MACHACA RAMOS, ERIKA</text:p>
          </table:table-cell>
          <table:table-cell table:style-name="ce14" office:value-type="float" office:value="14">
            <text:p>14</text:p>
          </table:table-cell>
          <table:table-cell table:style-name="ce20" office:value-type="float" office:value="14">
            <text:p>14</text:p>
          </table:table-cell>
          <table:table-cell table:style-name="ce31"/>
          <table:table-cell table:style-name="ce20" office:value-type="float" office:value="13">
            <text:p>13</text:p>
          </table:table-cell>
          <table:table-cell table:style-name="ce31"/>
          <table:table-cell table:style-name="ce35" table:formula="of:=+[.C34]*0.3+[.D34]*0.25+[.F34]*0.45" office:value-type="float" office:value="13.55">
            <text:p>13.6</text:p>
          </table:table-cell>
          <table:table-cell table:style-name="ce15" table:number-columns-repeated="2"/>
          <table:table-cell table:style-name="ce40"/>
          <table:table-cell table:style-name="ce15"/>
          <table:table-cell table:style-name="ce31"/>
          <table:table-cell table:style-name="ce15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18" office:value-type="string">
            <text:p>BARRIGA SOTO, FABIO</text:p>
          </table:table-cell>
          <table:table-cell table:style-name="ce23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30" office:value-type="string">
            <text:p>Requerimientos</text:p>
          </table:table-cell>
          <table:table-cell table:style-name="ce19" office:value-type="float" office:value="13">
            <text:p>13</text:p>
          </table:table-cell>
          <table:table-cell table:style-name="ce30" office:value-type="string">
            <text:p>Requerimientos</text:p>
          </table:table-cell>
          <table:table-cell table:style-name="ce35" table:formula="of:=+[.C35]*0.3+[.D35]*0.25+[.F35]*0.45" office:value-type="float" office:value="14.4">
            <text:p>14.4</text:p>
          </table:table-cell>
          <table:table-cell table:style-name="ce18" table:number-columns-repeated="2"/>
          <table:table-cell table:style-name="ce40"/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18" office:value-type="string">
            <text:p>VILLANUEVA TORRES, MARCO</text:p>
          </table:table-cell>
          <table:table-cell table:style-name="ce23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30"/>
          <table:table-cell table:style-name="ce19" office:value-type="float" office:value="13">
            <text:p>13</text:p>
          </table:table-cell>
          <table:table-cell table:style-name="ce30"/>
          <table:table-cell table:style-name="ce35" table:formula="of:=+[.C36]*0.3+[.D36]*0.25+[.F36]*0.45" office:value-type="float" office:value="14.4">
            <text:p>14.4</text:p>
          </table:table-cell>
          <table:table-cell table:style-name="ce18" table:number-columns-repeated="2"/>
          <table:table-cell table:style-name="ce40"/>
          <table:table-cell table:style-name="ce18"/>
          <table:table-cell table:style-name="ce30"/>
          <table:table-cell table:style-name="ce18" table:number-columns-repeated="6"/>
          <table:table-cell table:number-columns-repeated="1005"/>
        </table:table-row>
        <table:table-row table:style-name="ro2">
          <table:table-cell table:style-name="ce15"/>
          <table:table-cell table:style-name="ce21" office:value-type="string">
            <text:p>GUTIERREZ HERNANI, CECILIA LUCRECIA</text:p>
          </table:table-cell>
          <table:table-cell table:style-name="ce25" office:value-type="float" office:value="14">
            <text:p>14</text:p>
          </table:table-cell>
          <table:table-cell table:style-name="ce25"/>
          <table:table-cell table:style-name="ce25"/>
          <table:table-cell table:style-name="ce25" office:value-type="float" office:value="13">
            <text:p>13</text:p>
          </table:table-cell>
          <table:table-cell table:style-name="ce25" office:value-type="string">
            <text:p>Requerimientos</text:p>
          </table:table-cell>
          <table:table-cell table:style-name="ce36" table:formula="of:=+[.C37]*0.3+[.D37]*0.25+[.F37]*0.45" office:value-type="float" office:value="10.05">
            <text:p>10.1</text:p>
          </table:table-cell>
          <table:table-cell table:style-name="ce25" table:number-columns-repeated="2"/>
          <table:table-cell table:style-name="ce41"/>
          <table:table-cell table:style-name="ce8"/>
          <table:table-cell table:style-name="ce45"/>
          <table:table-cell table:style-name="ce8" table:number-columns-repeated="1011"/>
        </table:table-row>
        <table:table-row table:style-name="ro2">
          <table:table-cell table:style-name="ce15"/>
          <table:table-cell table:style-name="ce21" office:value-type="string">
            <text:p>DUEÑAS GOMEZ, BIANCA ANDREA</text:p>
          </table:table-cell>
          <table:table-cell office:value-type="float" office:value="14">
            <text:p>14</text:p>
          </table:table-cell>
          <table:table-cell/>
          <table:table-cell/>
          <table:table-cell table:style-name="ce27" office:value-type="float" office:value="13">
            <text:p>13</text:p>
          </table:table-cell>
          <table:table-cell table:style-name="ce29"/>
          <table:table-cell table:style-name="ce36" table:formula="of:=+[.C38]*0.3+[.D38]*0.25+[.F38]*0.45" office:value-type="float" office:value="10.05">
            <text:p>10.1</text:p>
          </table:table-cell>
          <table:table-cell table:number-columns-repeated="2"/>
          <table:table-cell table:style-name="ce10"/>
          <table:table-cell table:number-columns-repeated="244"/>
          <table:table-cell table:style-name="ce47" table:number-columns-repeated="769"/>
        </table:table-row>
        <table:table-row table:style-name="ro2" table:number-rows-repeated="5">
          <table:table-cell table:number-columns-repeated="10"/>
          <table:table-cell table:style-name="ce42"/>
          <table:table-cell table:number-columns-repeated="1013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SwTeo" table:style-name="ta1">
        <table:table-column table:style-name="co22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5" table:default-cell-style-name="ce1"/>
        <table:table-column table:style-name="co9" table:default-cell-style-name="ce43"/>
        <table:table-column table:style-name="co25" table:default-cell-style-name="ce1"/>
        <table:table-column table:style-name="co10" table:number-columns-repeated="248" table:default-cell-style-name="ce1"/>
        <table:table-column table:style-name="co11" table:number-columns-repeated="769" table:default-cell-style-name="ce13"/>
        <table:table-row table:style-name="ro1">
          <table:table-cell table:number-columns-repeated="2"/>
          <table:table-cell office:value-type="string">
            <text:p>EXAM1</text:p>
          </table:table-cell>
          <table:table-cell office:value-type="string">
            <text:p>Clase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style-name="ce48" office:value-type="string">
            <text:p>ALATRISTA TORRES, PATRICK ALONSO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formula="of:=8*2.5" office:value-type="float" office:value="20">
            <text:p>20</text:p>
          </table:table-cell>
          <table:table-cell table:formula="of:=+[.C2]*0.7+[.D2]*0.2+[.E2]*0.1" office:value-type="float" office:value="15.4">
            <text:p>15.4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style-name="ce49" office:value-type="string">
            <text:p>BARREDA MUÑOZ, SOLANGE ELIZABETH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formula="of:=2*2.5" office:value-type="float" office:value="5">
            <text:p>5</text:p>
          </table:table-cell>
          <table:table-cell table:formula="of:=+[.C3]*0.7+[.D3]*0.2+[.E3]*0.1" office:value-type="float" office:value="9.2">
            <text:p>9.2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49" office:value-type="string">
            <text:p>BEDREGAL VERA, JOSEPH PATRICIO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+[.C4]*0.7+[.D4]*0.2+[.E4]*0.1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49" office:value-type="string">
            <text:p>BERNEDO FERNANDEZ, DIEGO MAURICIO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5]*0.7+[.D5]*0.2+[.E5]*0.1" office:value-type="float" office:value="12.6">
            <text:p>12.6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style-name="ce49" office:value-type="string">
            <text:p>CASAS BRAVO, KEVIN ANSELMO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6*2.5" office:value-type="float" office:value="15">
            <text:p>15</text:p>
          </table:table-cell>
          <table:table-cell table:formula="of:=+[.C6]*0.7+[.D6]*0.2+[.E6]*0.1"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style-name="ce49" office:value-type="string">
            <text:p>CASTRO DELGADO, GUSTAVO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7]*0.7+[.D7]*0.2+[.E7]*0.1" office:value-type="float" office:value="13.5">
            <text:p>13.5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style-name="ce50" office:value-type="string">
            <text:p>DEL CASTILLO CORZO, PIERO ARAMIS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2.5*2" office:value-type="float" office:value="5">
            <text:p>5</text:p>
          </table:table-cell>
          <table:table-cell table:formula="of:=+[.C8]*0.7+[.D8]*0.2+[.E8]*0.1" office:value-type="float" office:value="10.6">
            <text:p>10.6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style-name="ce50" office:value-type="string">
            <text:p>DELGADO TALAVERA, FRAÑO FLAVIO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9]*0.7+[.D9]*0.2+[.E9]*0.1" office:value-type="float" office:value="5.6">
            <text:p>5.6</text:p>
          </table:table-cell>
          <table:table-cell office:value-type="string">
            <text:p>Colombia Convalidara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table:style-name="ce49" office:value-type="string">
            <text:p>DIAZ LLONTOP, JOAN MANUEL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0]*0.7+[.D10]*0.2+[.E10]*0.1" office:value-type="float" office:value="11.9">
            <text:p>11.9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49" office:value-type="string">
            <text:p>DIAZ VASQUEZ, GABRIELLA ANGELIQUE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formula="of:=6*2.5" office:value-type="float" office:value="15">
            <text:p>15</text:p>
          </table:table-cell>
          <table:table-cell table:formula="of:=+[.C11]*0.7+[.D11]*0.2+[.E11]*0.1" office:value-type="float" office:value="14.2">
            <text:p>14.2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style-name="ce49" office:value-type="string">
            <text:p>ESQUIEROS HERMOZA, PERCY ALEJANDRO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12]*0.7+[.D12]*0.2+[.E12]*0.1"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style-name="ce50" office:value-type="string">
            <text:p>FUENTES CARPIO, PATRICK ALONSO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3]*0.7+[.D13]*0.2+[.E13]*0.1" office:value-type="float" office:value="5.6">
            <text:p>5.6</text:p>
          </table:table-cell>
          <table:table-cell office:value-type="string">
            <text:p>Colombia Convalidara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table:style-name="ce49" office:value-type="string">
            <text:p>GUTIERREZ AMPUERO, DIEGO MARIO DE JESUS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4]*0.7+[.D14]*0.2+[.E14]*0.1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style-name="ce50" office:value-type="string">
            <text:p>GUTIERREZ QUINTANILLA, ANDREA ISABEL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5]*0.7+[.D15]*0.2+[.E15]*0.1" office:value-type="float" office:value="5.6">
            <text:p>5.6</text:p>
          </table:table-cell>
          <table:table-cell office:value-type="string">
            <text:p>Colombia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table:style-name="ce50" office:value-type="string">
            <text:p>HERRERA MAMANI, JASMIN RUBI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6]*0.7+[.D16]*0.2+[.E16]*0.1" office:value-type="float" office:value="5.6">
            <text:p>5.6</text:p>
          </table:table-cell>
          <table:table-cell office:value-type="string">
            <text:p>Colombia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table:style-name="ce49" office:value-type="string">
            <text:p>HUAHUASONCCO POMA, MICHAEL PAUL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+[.C17]*0.7+[.D17]*0.2+[.E17]*0.1" office:value-type="float" office:value="8.9">
            <text:p>8.9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style-name="ce49" office:value-type="string">
            <text:p>HUAMANCAJA MOGROVEJO, JULISSA PIERINA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18]*0.7+[.D18]*0.2+[.E18]*0.1" office:value-type="float" office:value="12.6">
            <text:p>12.6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style-name="ce50" office:value-type="string">
            <text:p>INCA ZAPANA, NATHALY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19]*0.7+[.D19]*0.2+[.E19]*0.1"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style-name="ce49" office:value-type="string">
            <text:p>LAZARO RODRIGUEZ, ALDO GERALD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20]*0.7+[.D20]*0.2+[.E20]*0.1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style-name="ce49" office:value-type="string">
            <text:p>MANCILLA MEDINA, KAROL NICOLE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+[.C21]*0.7+[.D21]*0.2+[.E21]*0.1" office:value-type="float" office:value="13.1">
            <text:p>13.1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style-name="ce50" office:value-type="string">
            <text:p>MARTINEZ PALOMINO, EDUARDO JESUS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22]*0.7+[.D22]*0.2+[.E22]*0.1" office:value-type="float" office:value="9.2">
            <text:p>9.2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style-name="ce50" office:value-type="string">
            <text:p>MELO GONZALES, KEVYN MAURO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23]*0.7+[.D23]*0.2+[.E23]*0.1" office:value-type="float" office:value="9.2">
            <text:p>9.2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style-name="ce50" office:value-type="string">
            <text:p>MOROCHARA YANA, DEYVY OSCAR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24]*0.7+[.D24]*0.2+[.E24]*0.1"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style-name="ce50" office:value-type="string">
            <text:p>ORE RONDON, YOSELYN ROMINA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+[.C25]*0.7+[.D25]*0.2+[.E25]*0.1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style-name="ce49" office:value-type="string">
            <text:p>PACHECO LUQUE, FERNANDO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26]*0.7+[.D26]*0.2+[.E26]*0.1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style-name="ce49" office:value-type="string">
            <text:p>PACSI GAMBOA, LOURDES PRISCILA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27]*0.7+[.D27]*0.2+[.E27]*0.1" office:value-type="float" office:value="8.6">
            <text:p>8.6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style-name="ce49" office:value-type="string">
            <text:p>PAMO DELGADO, RODRIGO EDMUR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+[.C28]*0.7+[.D28]*0.2+[.E28]*0.1" office:value-type="float" office:value="8.2">
            <text:p>8.2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style-name="ce49" office:value-type="string">
            <text:p>QUIROZ CERVANTES, SEBASTIAN EDUARD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29]*0.7+[.D29]*0.2+[.E29]*0.1"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style-name="ce49" office:value-type="string">
            <text:p>SALAZAR ARIZANCA, JEAN KRISTOFER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30]*0.7+[.D30]*0.2+[.E30]*0.1" office:value-type="float" office:value="14.7">
            <text:p>14.7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style-name="ce50" office:value-type="string">
            <text:p>SILVA SALAS, MARIGRACE KIMBERLY STEFANIA</text:p>
          </table:table-cell>
          <table:table-cell/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+[.C31]*0.7+[.D31]*0.2+[.E31]*0.1" office:value-type="float" office:value="5.6">
            <text:p>5.6</text:p>
          </table:table-cell>
          <table:table-cell office:value-type="string">
            <text:p>Colombia Convalidara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table:style-name="ce49" office:value-type="string">
            <text:p>VELA TEJADA, FABRICIO ANDRE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32]*0.7+[.D32]*0.2+[.E32]*0.1" office:value-type="float" office:value="12.1">
            <text:p>12.1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style-name="ce50" office:value-type="string">
            <text:p>VERA VERA, BRAYA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33]*0.7+[.D33]*0.2+[.E33]*0.1" office:value-type="float" office:value="10.6">
            <text:p>10.6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style-name="ce49" office:value-type="string">
            <text:p>VILCA LOPEZ, LUIS ANGEL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+[.C34]*0.7+[.D34]*0.2+[.E34]*0.1"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style-name="ce50" office:value-type="string">
            <text:p>VIZCARRA GALLEGOS, JOEL EDUARDO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35]*0.7+[.D35]*0.2+[.E35]*0.1" office:value-type="float" office:value="9.9">
            <text:p>9.9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style-name="ce51" office:value-type="string">
            <text:p>WIESSE VIZCARRA, NICK ALEXANDER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+[.C36]*0.7+[.D36]*0.2+[.E36]*0.1" office:value-type="float" office:value="7.1">
            <text:p>7.1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wL1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52"/>
        <table:table-row table:style-name="ro1">
          <table:table-cell/>
          <table:table-cell office:value-type="string">
            <text:p>Apellido(s)</text:p>
          </table:table-cell>
          <table:table-cell office:value-type="string">
            <text:p>Nombre</text:p>
          </table:table-cell>
          <table:table-cell office:value-type="string">
            <text:p>Dirección de correo</text:p>
          </table:table-cell>
          <table:table-cell office:value-type="string">
            <text:p>Lab1</text:p>
          </table:table-cell>
          <table:table-cell office:value-type="string">
            <text:p>Lab2</text:p>
          </table:table-cell>
          <table:table-cell office:value-type="string">
            <text:p>Lab3</text:p>
          </table:table-cell>
          <table:table-cell office:value-type="string">
            <text:p>Lab4</text:p>
          </table:table-cell>
          <table:table-cell office:value-type="string">
            <text:p>Lab4Fin</text:p>
          </table:table-cell>
          <table:table-cell office:value-type="string">
            <text:p>Pcal1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TRISTA TORRES</text:p>
          </table:table-cell>
          <table:table-cell office:value-type="string">
            <text:p>PATRICK ALONSO</text:p>
          </table:table-cell>
          <table:table-cell office:value-type="string">
            <text:p>73205716@ucsm.edu.pe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+[.J2]*0.35+[.K2]*0.1+(SUM([.E2:.I2])/5*0.55)" office:value-type="float" office:value="14.34">
            <text:p>14.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DREGAL VERA</text:p>
          </table:table-cell>
          <table:table-cell office:value-type="string">
            <text:p>JOSEPH PATRICIO</text:p>
          </table:table-cell>
          <table:table-cell office:value-type="string">
            <text:p>72074637@ucsm.edu.pe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3]*0.35+[.K3]*0.1+(SUM([.E3:.I3])/5*0.55)" office:value-type="float" office:value="13.97">
            <text:p>14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RNEDO FERNANDEZ</text:p>
          </table:table-cell>
          <table:table-cell office:value-type="string">
            <text:p>DIEGO MAURICIO</text:p>
          </table:table-cell>
          <table:table-cell office:value-type="string">
            <text:p>70365458@ucsm.edu.p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4]*0.35+[.K4]*0.1+(SUM([.E4:.I4])/5*0.55)" office:value-type="float" office:value="13.29">
            <text:p>13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STRO DELGADO</text:p>
          </table:table-cell>
          <table:table-cell office:value-type="string">
            <text:p>GUSTAVO</text:p>
          </table:table-cell>
          <table:table-cell office:value-type="string">
            <text:p>71461582@ucsm.edu.pe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3"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5]*0.35+[.K5]*0.1+(SUM([.E5:.I5])/5*0.55)" office:value-type="float" office:value="14.87">
            <text:p>14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CASTILLO CORZO</text:p>
          </table:table-cell>
          <table:table-cell office:value-type="string">
            <text:p>PIERO ARAMIS</text:p>
          </table:table-cell>
          <table:table-cell office:value-type="string">
            <text:p>72963784@ucsm.edu.pe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6]*0.35+[.K6]*0.1+(SUM([.E6:.I6])/5*0.55)" office:value-type="float" office:value="6.6">
            <text:p>6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GADO TALAVERA</text:p>
          </table:table-cell>
          <table:table-cell office:value-type="string">
            <text:p>FRAÑO FLAVIO</text:p>
          </table:table-cell>
          <table:table-cell office:value-type="string">
            <text:p>70461487@ucsm.edu.pe</text:p>
          </table:table-cell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AZ LLONTOP</text:p>
          </table:table-cell>
          <table:table-cell office:value-type="string">
            <text:p>JOAN MANUEL</text:p>
          </table:table-cell>
          <table:table-cell office:value-type="string">
            <text:p>70674863@ucsm.edu.pe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+[.J8]*0.35+[.K8]*0.1+(SUM([.E8:.I8])/5*0.55)" office:value-type="float" office:value="16.62">
            <text:p>16.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AZ VASQUEZ</text:p>
          </table:table-cell>
          <table:table-cell office:value-type="string">
            <text:p>GABRIELLA ANGELIQUE</text:p>
          </table:table-cell>
          <table:table-cell office:value-type="string">
            <text:p>71799703@ucsm.edu.p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9]*0.35+[.K9]*0.1+(SUM([.E9:.I9])/5*0.55)" office:value-type="float" office:value="13.97">
            <text:p>14.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UTIERREZ AMPUERO</text:p>
          </table:table-cell>
          <table:table-cell office:value-type="string">
            <text:p>DIEGO MARIO DE JESUS</text:p>
          </table:table-cell>
          <table:table-cell office:value-type="string">
            <text:p>72963168@ucsm.edu.pe</text:p>
          </table:table-cell>
          <table:table-cell office:value-type="float" office:value="17">
            <text:p>17</text:p>
          </table:table-cell>
          <table:table-cell table:number-columns-repeated="4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10]*0.35+[.K10]*0.1+(SUM([.E10:.I10])/5*0.55)" office:value-type="float" office:value="15.07">
            <text:p>15.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UTIERREZ QUINTANILLA</text:p>
          </table:table-cell>
          <table:table-cell office:value-type="string">
            <text:p>ANDREA ISABEL</text:p>
          </table:table-cell>
          <table:table-cell office:value-type="string">
            <text:p>70752467@ucsm.edu.pe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11]*0.35+[.K11]*0.1+(SUM([.E11:.I11])/5*0.55)" office:value-type="float" office:value="10.34">
            <text:p>10.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ERRERA MAMANI</text:p>
          </table:table-cell>
          <table:table-cell office:value-type="string">
            <text:p>JASMIN RUBI</text:p>
          </table:table-cell>
          <table:table-cell office:value-type="string">
            <text:p>72189776@ucsm.edu.pe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12]*0.35+[.K12]*0.1+(SUM([.E12:.I12])/5*0.55)" office:value-type="float" office:value="9.88">
            <text:p>9.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UAMANCAJA MOGROVEJO</text:p>
          </table:table-cell>
          <table:table-cell office:value-type="string">
            <text:p>JULISSA PIERINA</text:p>
          </table:table-cell>
          <table:table-cell office:value-type="string">
            <text:p>72086194@ucsm.edu.pe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3]*0.35+[.K13]*0.1+(SUM([.E13:.I13])/5*0.55)" office:value-type="float" office:value="11.46">
            <text:p>11.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ANCILLA MEDINA</text:p>
          </table:table-cell>
          <table:table-cell office:value-type="string">
            <text:p>KAROL NICOLE</text:p>
          </table:table-cell>
          <table:table-cell office:value-type="string">
            <text:p>73219000@ucsm.edu.p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14]*0.35+[.K14]*0.1+(SUM([.E14:.I14])/5*0.55)" office:value-type="float" office:value="14.52">
            <text:p>14.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LO GONZALES</text:p>
          </table:table-cell>
          <table:table-cell office:value-type="string">
            <text:p>KEVYN MAURO</text:p>
          </table:table-cell>
          <table:table-cell office:value-type="string">
            <text:p>71802485@ucsm.edu.pe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15]*0.35+[.K15]*0.1+(SUM([.E15:.I15])/5*0.55)" office:value-type="float" office:value="11.53">
            <text:p>11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RE RONDON</text:p>
          </table:table-cell>
          <table:table-cell office:value-type="string">
            <text:p>YOSELYN ROMINA</text:p>
          </table:table-cell>
          <table:table-cell office:value-type="string">
            <text:p>48616790@ucsm.edu.pe</text:p>
          </table:table-cell>
          <table:table-cell office:value-type="float" office:value="15">
            <text:p>15</text:p>
          </table:table-cell>
          <table:table-cell table:number-columns-repeated="4" office:value-type="string">
            <text:p>-</text:p>
          </table:table-cell>
          <table:table-cell/>
          <table:table-cell office:value-type="float" office:value="17">
            <text:p>17</text:p>
          </table:table-cell>
          <table:table-cell table:formula="of:=+[.J16]*0.35+[.K16]*0.1+(SUM([.E16:.I16])/5*0.55)" office:value-type="float" office:value="3.35">
            <text:p>3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CHECO LUQUE</text:p>
          </table:table-cell>
          <table:table-cell office:value-type="string">
            <text:p>FERNANDO</text:p>
          </table:table-cell>
          <table:table-cell office:value-type="string">
            <text:p>72561317@ucsm.edu.pe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7]*0.35+[.K17]*0.1+(SUM([.E17:.I17])/5*0.55)" office:value-type="float" office:value="12.34">
            <text:p>12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MO DELGADO</text:p>
          </table:table-cell>
          <table:table-cell office:value-type="string">
            <text:p>RODRIGO EDMUR</text:p>
          </table:table-cell>
          <table:table-cell office:value-type="string">
            <text:p>72469994@ucsm.edu.p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8]*0.35+[.K18]*0.1+(SUM([.E18:.I18])/5*0.55)" office:value-type="float" office:value="14.98">
            <text:p>15.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LVA SALAS</text:p>
          </table:table-cell>
          <table:table-cell office:value-type="string">
            <text:p>MARIGRACE KIMBERLY STEFANIA</text:p>
          </table:table-cell>
          <table:table-cell office:value-type="string">
            <text:p>72750134@ucsm.edu.pe</text:p>
          </table:table-cell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ELA TEJADA</text:p>
          </table:table-cell>
          <table:table-cell office:value-type="string">
            <text:p>FABRICIO ANDRE</text:p>
          </table:table-cell>
          <table:table-cell office:value-type="string">
            <text:p>73044100@ucsm.edu.pe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20]*0.35+[.K20]*0.1+(SUM([.E20:.I20])/5*0.55)" office:value-type="float" office:value="12.3">
            <text:p>12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ERA VERA</text:p>
          </table:table-cell>
          <table:table-cell office:value-type="string">
            <text:p>BRAYAN</text:p>
          </table:table-cell>
          <table:table-cell office:value-type="string">
            <text:p>72221382@ucsm.edu.pe</text:p>
          </table:table-cell>
          <table:table-cell table:number-columns-repeated="4" office:value-type="string">
            <text:p>-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+[.J21]*0.35+[.K21]*0.1+(SUM([.E21:.I21])/5*0.55)" office:value-type="float" office:value="7.22">
            <text:p>7.2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20">
            <text:p>20</text:p>
          </table:table-cell>
          <table:table-cell/>
          <table:table-cell table:number-columns-repeated="3" office:value-type="float" office:value="20">
            <text:p>20</text:p>
          </table:table-cell>
          <table:table-cell table:formula="of:=+[.J22]*0.35+[.K22]*0.1+(SUM([.E22:.I22])/5*0.55)" office:value-type="float" office:value="17.8">
            <text:p>17.8</text:p>
          </table:table-cell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estSwL2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ce52"/>
        <table:table-row table:style-name="ro1">
          <table:table-cell/>
          <table:table-cell office:value-type="string">
            <text:p>Apellido(s)</text:p>
          </table:table-cell>
          <table:table-cell office:value-type="string">
            <text:p>Nombre</text:p>
          </table:table-cell>
          <table:table-cell office:value-type="string">
            <text:p>Dirección de correo</text:p>
          </table:table-cell>
          <table:table-cell office:value-type="string">
            <text:p>Lab1</text:p>
          </table:table-cell>
          <table:table-cell office:value-type="string">
            <text:p>Lab2</text:p>
          </table:table-cell>
          <table:table-cell office:value-type="string">
            <text:p>Lab3</text:p>
          </table:table-cell>
          <table:table-cell office:value-type="string">
            <text:p>Lab4</text:p>
          </table:table-cell>
          <table:table-cell office:value-type="string">
            <text:p>Lab4Fin</text:p>
          </table:table-cell>
          <table:table-cell office:value-type="string">
            <text:p>Pcal1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RREDA MUÑOZ</text:p>
          </table:table-cell>
          <table:table-cell office:value-type="string">
            <text:p>SOLANGE ELIZABETH</text:p>
          </table:table-cell>
          <table:table-cell office:value-type="string">
            <text:p>72035128@ucsm.edu.pe</text:p>
          </table:table-cell>
          <table:table-cell table:number-columns-repeated="2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2]*0.35+[.K2]*0.1+(SUM([.E2:.I2])/5*0.55)" office:value-type="float" office:value="14.87">
            <text:p>14.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AS BRAVO</text:p>
          </table:table-cell>
          <table:table-cell office:value-type="string">
            <text:p>KEVIN ANSELMO</text:p>
          </table:table-cell>
          <table:table-cell office:value-type="string">
            <text:p>72130557@ucsm.edu.pe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+[.J3]*0.35+[.K3]*0.1+(SUM([.E3:.I3])/4*0.55)" office:value-type="float" office:value="12.3875">
            <text:p>12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SQUIEROS HERMOZA</text:p>
          </table:table-cell>
          <table:table-cell office:value-type="string">
            <text:p>PERCY ALEJANDRO</text:p>
          </table:table-cell>
          <table:table-cell office:value-type="string">
            <text:p>71857576@ucsm.edu.pe</text:p>
          </table:table-cell>
          <table:table-cell table:number-columns-repeated="3" office:value-type="float" office:value="15">
            <text:p>15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4]*0.35+[.K4]*0.1+(SUM([.E4:.I4])/4*0.55)" office:value-type="float" office:value="14.5">
            <text:p>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ENTES CARPIO</text:p>
          </table:table-cell>
          <table:table-cell office:value-type="string">
            <text:p>PATRICK ALONSO</text:p>
          </table:table-cell>
          <table:table-cell office:value-type="string">
            <text:p>72539751@ucsm.edu.pe</text:p>
          </table:table-cell>
          <table:table-cell table:number-columns-repeated="6" office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AHUASONCCO POMA</text:p>
          </table:table-cell>
          <table:table-cell office:value-type="string">
            <text:p>MICHAEL PAUL</text:p>
          </table:table-cell>
          <table:table-cell office:value-type="string">
            <text:p>75936143@ucsm.edu.pe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6]*0.35+[.K6]*0.1+(SUM([.E6:.I6])/5*0.55)" office:value-type="float" office:value="13.88">
            <text:p>13.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CA ZAPANA</text:p>
          </table:table-cell>
          <table:table-cell office:value-type="string">
            <text:p>NATHALY</text:p>
          </table:table-cell>
          <table:table-cell office:value-type="string">
            <text:p>46824316@ucsm.edu.pe</text:p>
          </table:table-cell>
          <table:table-cell table:number-columns-repeated="3"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+[.J7]*0.35+[.K7]*0.1+(SUM([.E7:.I7])/5*0.55)" office:value-type="float" office:value="7.27">
            <text:p>7.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ZARO RODRIGUEZ</text:p>
          </table:table-cell>
          <table:table-cell office:value-type="string">
            <text:p>ALDO GERALD</text:p>
          </table:table-cell>
          <table:table-cell office:value-type="string">
            <text:p>72854498@ucsm.edu.pe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+[.J8]*0.35+[.K8]*0.1+(SUM([.E8:.I8])/4*0.55)" office:value-type="float" office:value="11.025">
            <text:p>1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RTINEZ PALOMINO</text:p>
          </table:table-cell>
          <table:table-cell office:value-type="string">
            <text:p>EDUARDO JESUS</text:p>
          </table:table-cell>
          <table:table-cell office:value-type="string">
            <text:p>72372082@ucsm.edu.pe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-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9]*0.35+[.K9]*0.1+(SUM([.E9:.I9])/4*0.55)" office:value-type="float" office:value="11.2">
            <text:p>11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ROCHARA YANA</text:p>
          </table:table-cell>
          <table:table-cell office:value-type="string">
            <text:p>DEYVY OSCAR</text:p>
          </table:table-cell>
          <table:table-cell office:value-type="string">
            <text:p>77432396@ucsm.edu.pe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f:=+[.J10]*0.35+[.K10]*0.1+(SUM([.E10:.I10])/5*0.55)" office:value-type="float" office:value="13.62">
            <text:p>13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CSI GAMBOA</text:p>
          </table:table-cell>
          <table:table-cell office:value-type="string">
            <text:p>LOURDES PRISCILA</text:p>
          </table:table-cell>
          <table:table-cell office:value-type="string">
            <text:p>71238133@ucsm.edu.p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-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1]*0.35+[.K11]*0.1+(SUM([.E11:.I11])/4*0.55)" office:value-type="float" office:value="12.725">
            <text:p>12.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QUIROZ CERVANTES</text:p>
          </table:table-cell>
          <table:table-cell office:value-type="string">
            <text:p>SEBASTIAN EDUARDO</text:p>
          </table:table-cell>
          <table:table-cell office:value-type="string">
            <text:p>71569311@ucsm.edu.pe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+[.J12]*0.35+[.K12]*0.1+(SUM([.E12:.I12])/5*0.55)" office:value-type="float" office:value="14.08">
            <text:p>14.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ALAZAR ARIZANCA</text:p>
          </table:table-cell>
          <table:table-cell office:value-type="string">
            <text:p>JEAN KRISTOFER</text:p>
          </table:table-cell>
          <table:table-cell office:value-type="string">
            <text:p>73424492@ucsm.edu.pe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-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3]*0.35+[.K13]*0.1+(SUM([.E13:.I13])/4*0.55)" office:value-type="float" office:value="15.6125">
            <text:p>15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LCA LOPEZ</text:p>
          </table:table-cell>
          <table:table-cell office:value-type="string">
            <text:p>LUIS ANGEL</text:p>
          </table:table-cell>
          <table:table-cell office:value-type="string">
            <text:p>72963199@ucsm.edu.p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-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+[.J14]*0.35+[.K14]*0.1+(SUM([.E14:.I14])/4*0.55)" office:value-type="float" office:value="15.75">
            <text:p>15.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VIZCARRA GALLEGOS</text:p>
          </table:table-cell>
          <table:table-cell office:value-type="string">
            <text:p>JOEL EDUARDO</text:p>
          </table:table-cell>
          <table:table-cell office:value-type="string">
            <text:p>71217736@ucsm.edu.pe</text:p>
          </table:table-cell>
          <table:table-cell table:number-columns-repeated="2" office:value-type="string">
            <text:p>-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-</text:p>
          </table:table-cell>
          <table:table-cell table:number-columns-repeated="2" office:value-type="float" office:value="13">
            <text:p>13</text:p>
          </table:table-cell>
          <table:table-cell table:formula="of:=+[.J15]*0.35+[.K15]*0.1+(SUM([.E15:.I15])/4*0.55)" office:value-type="float" office:value="7.3625">
            <text:p>7.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WIESSE VIZCARRA</text:p>
          </table:table-cell>
          <table:table-cell office:value-type="string">
            <text:p>NICK ALEXANDER</text:p>
          </table:table-cell>
          <table:table-cell office:value-type="string">
            <text:p>70002532@ucsm.edu.pe</text:p>
          </table:table-cell>
          <table:table-cell table:number-columns-repeated="2" office:value-type="string">
            <text:p>-</text:p>
          </table:table-cell>
          <table:table-cell office:value-type="float" office:value="12">
            <text:p>12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+[.J16]*0.35+[.K16]*0.1+(SUM([.E16:.I16])/4*0.55)" office:value-type="float" office:value="8.375">
            <text:p>8.4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20">
            <text:p>20</text:p>
          </table:table-cell>
          <table:table-cell/>
          <table:table-cell table:number-columns-repeated="3" office:value-type="float" office:value="20">
            <text:p>20</text:p>
          </table:table-cell>
          <table:table-cell table:formula="of:=+[.J17]*0.35+[.K17]*0.1+(SUM([.E17:.I17])/4*0.55)" office:value-type="float" office:value="20">
            <text:p>20.0</text:p>
          </table:table-cell>
        </table:table-row>
        <table:table-row table:style-name="ro1" table:number-rows-repeated="104855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D_BTeo" table:style-name="ta1">
        <table:table-column table:style-name="co43" table:default-cell-style-name="ce1"/>
        <table:table-column table:style-name="co44" table:default-cell-style-name="ce1"/>
        <table:table-column table:style-name="co7" table:default-cell-style-name="ce10"/>
        <table:table-column table:style-name="co45" table:default-cell-style-name="ce10"/>
        <table:table-column table:style-name="co15" table:default-cell-style-name="ce1"/>
        <table:table-column table:style-name="co46" table:default-cell-style-name="ce1"/>
        <table:table-column table:style-name="co47" table:default-cell-style-name="ce43"/>
        <table:table-column table:style-name="co10" table:number-columns-repeated="237" table:default-cell-style-name="ce1"/>
        <table:table-column table:style-name="co11" table:number-columns-repeated="780" table:default-cell-style-name="ce13"/>
        <table:table-row table:style-name="ro2">
          <table:table-cell table:number-columns-repeated="2"/>
          <table:table-cell table:style-name="ce9" office:value-type="percentage" office:value="0.6">
            <text:p>60%</text:p>
          </table:table-cell>
          <table:table-cell table:style-name="ce9"/>
          <table:table-cell table:style-name="ce9" office:value-type="percentage" office:value="0.4">
            <text:p>40%</text:p>
          </table:table-cell>
          <table:table-cell table:style-name="ce9" office:value-type="percentage" office:value="0.1">
            <text:p>10%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EXAM1</text:p>
          </table:table-cell>
          <table:table-cell office:value-type="string">
            <text:p>TrabajosParciales</text:p>
          </table:table-cell>
          <table:table-cell office:value-type="string">
            <text:p>Trabajos</text:p>
          </table:table-cell>
          <table:table-cell office:value-type="string">
            <text:p>Asist</text:p>
          </table:table-cell>
          <table:table-cell office:value-type="string">
            <text:p>PROM1</text:p>
          </table:table-cell>
          <table:table-cell table:number-columns-repeated="1017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53" office:value-type="string">
            <text:p>ALVAREZ AGUILAR, LUIS ALONSO</text:p>
          </table:table-cell>
          <table:table-cell table:style-name="ce55" office:value-type="float" office:value="9">
            <text:p>9.0</text:p>
          </table:table-cell>
          <table:table-cell table:style-name="ce55" office:value-type="float" office:value="10">
            <text:p>10.0</text:p>
          </table:table-cell>
          <table:table-cell table:style-name="ce14" table:formula="of:=+[.D3]*2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23" table:formula="of:=+[.C3]*0.6+[.E3]*0.4+[.F3]*0.1" office:value-type="float" office:value="15.4">
            <text:p>15.4</text:p>
          </table:table-cell>
          <table:table-cell table:number-columns-repeated="1017"/>
        </table:table-row>
        <table:table-row table:style-name="ro5">
          <table:table-cell table:style-name="ce14" office:value-type="float" office:value="2">
            <text:p>2</text:p>
          </table:table-cell>
          <table:table-cell table:style-name="ce53" office:value-type="string">
            <text:p>APARICIO MENESES, ANTHONY WALTER</text:p>
          </table:table-cell>
          <table:table-cell table:style-name="ce55" office:value-type="float" office:value="12.5">
            <text:p>12.5</text:p>
          </table:table-cell>
          <table:table-cell table:style-name="ce55" office:value-type="float" office:value="4">
            <text:p>4.0</text:p>
          </table:table-cell>
          <table:table-cell table:style-name="ce14" table:formula="of:=+[.D4]*2" office:value-type="float" office:value="8">
            <text:p>8</text:p>
          </table:table-cell>
          <table:table-cell table:style-name="ce14" office:value-type="float" office:value="20">
            <text:p>20</text:p>
          </table:table-cell>
          <table:table-cell table:style-name="ce56" table:formula="of:=+[.C4]*0.6+[.E4]*0.4+[.F4]*0.1+1" office:value-type="float" office:value="13.7">
            <text:p>13.7</text:p>
          </table:table-cell>
          <table:table-cell table:number-columns-repeated="1017"/>
        </table:table-row>
        <table:table-row table:style-name="ro5">
          <table:table-cell table:style-name="ce14" office:value-type="float" office:value="3">
            <text:p>3</text:p>
          </table:table-cell>
          <table:table-cell table:style-name="ce53" office:value-type="string">
            <text:p>APAZA MAMANI, EDSON WILMER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8">
            <text:p>8.0</text:p>
          </table:table-cell>
          <table:table-cell table:style-name="ce14" table:formula="of:=+[.D5]*2" office:value-type="float" office:value="16">
            <text:p>16</text:p>
          </table:table-cell>
          <table:table-cell table:style-name="ce14" office:value-type="float" office:value="20">
            <text:p>20</text:p>
          </table:table-cell>
          <table:table-cell table:style-name="ce23" table:formula="of:=+[.C5]*0.6+[.E5]*0.4+[.F5]*0.1" office:value-type="float" office:value="12.3">
            <text:p>12.3</text:p>
          </table:table-cell>
          <table:table-cell table:number-columns-repeated="1017"/>
        </table:table-row>
        <table:table-row table:style-name="ro5">
          <table:table-cell table:style-name="ce14" office:value-type="float" office:value="4">
            <text:p>4</text:p>
          </table:table-cell>
          <table:table-cell table:style-name="ce53" office:value-type="string">
            <text:p>APAZA TODCO, LUIS ANGEL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7">
            <text:p>7.0</text:p>
          </table:table-cell>
          <table:table-cell table:style-name="ce14" table:formula="of:=+[.D6]*2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23" table:formula="of:=+[.C6]*0.6+[.E6]*0.4+[.F6]*0.1" office:value-type="float" office:value="11.2">
            <text:p>11.2</text:p>
          </table:table-cell>
          <table:table-cell table:number-columns-repeated="1017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54" office:value-type="string">
            <text:p>ARI PARI, RICHARD CRISTIAN</text:p>
          </table:table-cell>
          <table:table-cell table:number-columns-repeated="2" table:style-name="ce55"/>
          <table:table-cell table:style-name="ce14" table:formula="of:=+[.D7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7]*0.6+[.E7]*0.4+[.F7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6">
            <text:p>6</text:p>
          </table:table-cell>
          <table:table-cell table:style-name="ce53" office:value-type="string">
            <text:p>BERRIOS ZUNIGA, ALVARO DANIEL</text:p>
          </table:table-cell>
          <table:table-cell table:style-name="ce55" office:value-type="float" office:value="10">
            <text:p>10.0</text:p>
          </table:table-cell>
          <table:table-cell table:style-name="ce55" office:value-type="float" office:value="2">
            <text:p>2.0</text:p>
          </table:table-cell>
          <table:table-cell table:style-name="ce14" table:formula="of:=+[.D8]*2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23" table:formula="of:=+[.C8]*0.6+[.E8]*0.4+[.F8]*0.1" office:value-type="float" office:value="8.4">
            <text:p>8.4</text:p>
          </table:table-cell>
          <table:table-cell table:number-columns-repeated="1017"/>
        </table:table-row>
        <table:table-row table:style-name="ro5">
          <table:table-cell table:style-name="ce14" office:value-type="float" office:value="7">
            <text:p>7</text:p>
          </table:table-cell>
          <table:table-cell table:style-name="ce53" office:value-type="string">
            <text:p>CABANA HEREDIA, SANDRO JESUS</text:p>
          </table:table-cell>
          <table:table-cell table:number-columns-repeated="2" table:style-name="ce55"/>
          <table:table-cell table:style-name="ce14" table:formula="of:=+[.D9]*2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23" table:formula="of:=+[.C9]*0.6+[.E9]*0.4+[.F9]*0.1" office:value-type="float" office:value="0.8">
            <text:p>0.8</text:p>
          </table:table-cell>
          <table:table-cell table:number-columns-repeated="1017"/>
        </table:table-row>
        <table:table-row table:style-name="ro5">
          <table:table-cell table:style-name="ce14" office:value-type="float" office:value="8">
            <text:p>8</text:p>
          </table:table-cell>
          <table:table-cell table:style-name="ce53" office:value-type="string">
            <text:p>CAYETANO ZEVALLOS, CESAR EMILIO</text:p>
          </table:table-cell>
          <table:table-cell table:number-columns-repeated="2" table:style-name="ce55"/>
          <table:table-cell table:style-name="ce14" table:formula="of:=+[.D10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10]*0.6+[.E10]*0.4+[.F10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9">
            <text:p>9</text:p>
          </table:table-cell>
          <table:table-cell table:style-name="ce53" office:value-type="string">
            <text:p>CESPEDES ESTRADA, ESTEFANO FARID</text:p>
          </table:table-cell>
          <table:table-cell table:number-columns-repeated="2" table:style-name="ce55"/>
          <table:table-cell table:style-name="ce14" table:formula="of:=+[.D11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11]*0.6+[.E11]*0.4+[.F11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10">
            <text:p>10</text:p>
          </table:table-cell>
          <table:table-cell table:style-name="ce53" office:value-type="string">
            <text:p>CHAMPI QUISPE, RAFAEL EDWAR</text:p>
          </table:table-cell>
          <table:table-cell table:number-columns-repeated="2" table:style-name="ce55"/>
          <table:table-cell table:style-name="ce14" table:formula="of:=+[.D12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12]*0.6+[.E12]*0.4+[.F12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11">
            <text:p>11</text:p>
          </table:table-cell>
          <table:table-cell table:style-name="ce53" office:value-type="string">
            <text:p>CHECA CALDERON, DERICK FABRIZZIO</text:p>
          </table:table-cell>
          <table:table-cell table:style-name="ce55" office:value-type="float" office:value="1">
            <text:p>1.0</text:p>
          </table:table-cell>
          <table:table-cell table:style-name="ce55" office:value-type="float" office:value="3">
            <text:p>3.0</text:p>
          </table:table-cell>
          <table:table-cell table:style-name="ce14" table:formula="of:=+[.D13]*2" office:value-type="float" office:value="6">
            <text:p>6</text:p>
          </table:table-cell>
          <table:table-cell table:style-name="ce14" office:value-type="float" office:value="8">
            <text:p>8</text:p>
          </table:table-cell>
          <table:table-cell table:style-name="ce23" table:formula="of:=+[.C13]*0.6+[.E13]*0.4+[.F13]*0.1" office:value-type="float" office:value="3.8">
            <text:p>3.8</text:p>
          </table:table-cell>
          <table:table-cell table:number-columns-repeated="1017"/>
        </table:table-row>
        <table:table-row table:style-name="ro5">
          <table:table-cell table:style-name="ce14" office:value-type="float" office:value="12">
            <text:p>12</text:p>
          </table:table-cell>
          <table:table-cell table:style-name="ce53" office:value-type="string">
            <text:p>CORNEJO TEJADA, DIEGO SEBASTIAN</text:p>
          </table:table-cell>
          <table:table-cell table:style-name="ce55" office:value-type="float" office:value="16.5">
            <text:p>16.5</text:p>
          </table:table-cell>
          <table:table-cell table:style-name="ce55" office:value-type="float" office:value="8">
            <text:p>8.0</text:p>
          </table:table-cell>
          <table:table-cell table:style-name="ce14" table:formula="of:=+[.D14]*2" office:value-type="float" office:value="16">
            <text:p>16</text:p>
          </table:table-cell>
          <table:table-cell table:style-name="ce14" office:value-type="float" office:value="20">
            <text:p>20</text:p>
          </table:table-cell>
          <table:table-cell table:style-name="ce23" table:formula="of:=+[.C14]*0.6+[.E14]*0.4+[.F14]*0.1" office:value-type="float" office:value="18.3">
            <text:p>18.3</text:p>
          </table:table-cell>
          <table:table-cell table:number-columns-repeated="1017"/>
        </table:table-row>
        <table:table-row table:style-name="ro5">
          <table:table-cell table:style-name="ce14" office:value-type="float" office:value="13">
            <text:p>13</text:p>
          </table:table-cell>
          <table:table-cell table:style-name="ce53" office:value-type="string">
            <text:p>CUEVA HUAMANI, HANS HALER</text:p>
          </table:table-cell>
          <table:table-cell table:style-name="ce55" office:value-type="float" office:value="4">
            <text:p>4.0</text:p>
          </table:table-cell>
          <table:table-cell table:style-name="ce55" office:value-type="float" office:value="1">
            <text:p>1.0</text:p>
          </table:table-cell>
          <table:table-cell table:style-name="ce14" table:formula="of:=+[.D15]*2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23" table:formula="of:=+[.C15]*0.6+[.E15]*0.4+[.F15]*0.1" office:value-type="float" office:value="3.6">
            <text:p>3.6</text:p>
          </table:table-cell>
          <table:table-cell table:number-columns-repeated="1017"/>
        </table:table-row>
        <table:table-row table:style-name="ro5">
          <table:table-cell table:style-name="ce14" office:value-type="float" office:value="14">
            <text:p>14</text:p>
          </table:table-cell>
          <table:table-cell table:style-name="ce53" office:value-type="string">
            <text:p>CULE HUARCAYA, JANNETH THALIA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8">
            <text:p>8.0</text:p>
          </table:table-cell>
          <table:table-cell table:style-name="ce14" table:formula="of:=+[.D16]*2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23" table:formula="of:=+[.C16]*0.6+[.E16]*0.4+[.F16]*0.1" office:value-type="float" office:value="11.9">
            <text:p>11.9</text:p>
          </table:table-cell>
          <table:table-cell table:number-columns-repeated="1017"/>
        </table:table-row>
        <table:table-row table:style-name="ro5">
          <table:table-cell table:style-name="ce14" office:value-type="float" office:value="15">
            <text:p>15</text:p>
          </table:table-cell>
          <table:table-cell table:style-name="ce53" office:value-type="string">
            <text:p>DEL CARPIO BERRIO, DANIEL SERAFIN</text:p>
          </table:table-cell>
          <table:table-cell table:style-name="ce55" office:value-type="float" office:value="4">
            <text:p>4.0</text:p>
          </table:table-cell>
          <table:table-cell table:style-name="ce55"/>
          <table:table-cell table:style-name="ce14" table:formula="of:=+[.D17]*2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23" table:formula="of:=+[.C17]*0.6+[.E17]*0.4+[.F17]*0.1" office:value-type="float" office:value="3.2">
            <text:p>3.2</text:p>
          </table:table-cell>
          <table:table-cell table:number-columns-repeated="1017"/>
        </table:table-row>
        <table:table-row table:style-name="ro5">
          <table:table-cell table:style-name="ce14" office:value-type="float" office:value="16">
            <text:p>16</text:p>
          </table:table-cell>
          <table:table-cell table:style-name="ce53" office:value-type="string">
            <text:p>DELGADO LAZO, MAURICIO SAUL</text:p>
          </table:table-cell>
          <table:table-cell table:style-name="ce55" office:value-type="float" office:value="3.5">
            <text:p>3.5</text:p>
          </table:table-cell>
          <table:table-cell table:style-name="ce55" office:value-type="float" office:value="7">
            <text:p>7.0</text:p>
          </table:table-cell>
          <table:table-cell table:style-name="ce14" table:formula="of:=+[.D18]*2" office:value-type="float" office:value="14">
            <text:p>14</text:p>
          </table:table-cell>
          <table:table-cell table:style-name="ce14" office:value-type="float" office:value="16">
            <text:p>16</text:p>
          </table:table-cell>
          <table:table-cell table:style-name="ce23" table:formula="of:=+[.C18]*0.6+[.E18]*0.4+[.F18]*0.1" office:value-type="float" office:value="9.3">
            <text:p>9.3</text:p>
          </table:table-cell>
          <table:table-cell table:number-columns-repeated="1017"/>
        </table:table-row>
        <table:table-row table:style-name="ro5">
          <table:table-cell table:style-name="ce14" office:value-type="float" office:value="17">
            <text:p>17</text:p>
          </table:table-cell>
          <table:table-cell table:style-name="ce53" office:value-type="string">
            <text:p>DIAZ LOVON, DIEGO FERNANDO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2">
            <text:p>2.0</text:p>
          </table:table-cell>
          <table:table-cell table:style-name="ce14" table:formula="of:=+[.D19]*2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23" table:formula="of:=+[.C19]*0.6+[.E19]*0.4+[.F19]*0.1" office:value-type="float" office:value="6.7">
            <text:p>6.7</text:p>
          </table:table-cell>
          <table:table-cell table:number-columns-repeated="1017"/>
        </table:table-row>
        <table:table-row table:style-name="ro5">
          <table:table-cell table:style-name="ce14" office:value-type="float" office:value="18">
            <text:p>18</text:p>
          </table:table-cell>
          <table:table-cell table:style-name="ce53" office:value-type="string">
            <text:p>DIAZ ZEGARRA, PEDRO FRANCISCO</text:p>
          </table:table-cell>
          <table:table-cell table:style-name="ce55" office:value-type="float" office:value="8.5">
            <text:p>8.5</text:p>
          </table:table-cell>
          <table:table-cell table:style-name="ce55" office:value-type="float" office:value="9">
            <text:p>9.0</text:p>
          </table:table-cell>
          <table:table-cell table:style-name="ce14" table:formula="of:=+[.D20]*2" office:value-type="float" office:value="18">
            <text:p>18</text:p>
          </table:table-cell>
          <table:table-cell table:style-name="ce14" office:value-type="float" office:value="16">
            <text:p>16</text:p>
          </table:table-cell>
          <table:table-cell table:style-name="ce23" table:formula="of:=+[.C20]*0.6+[.E20]*0.4+[.F20]*0.1" office:value-type="float" office:value="13.9">
            <text:p>13.9</text:p>
          </table:table-cell>
          <table:table-cell table:number-columns-repeated="1017"/>
        </table:table-row>
        <table:table-row table:style-name="ro5">
          <table:table-cell table:style-name="ce14" office:value-type="float" office:value="19">
            <text:p>19</text:p>
          </table:table-cell>
          <table:table-cell table:style-name="ce54" office:value-type="string">
            <text:p>GONZALES DUEÑAS, BRYAN EDUARDO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2">
            <text:p>2.0</text:p>
          </table:table-cell>
          <table:table-cell table:style-name="ce14" table:formula="of:=+[.D21]*2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23" table:formula="of:=+[.C21]*0.6+[.E21]*0.4+[.F21]*0.1" office:value-type="float" office:value="5.9">
            <text:p>5.9</text:p>
          </table:table-cell>
          <table:table-cell table:number-columns-repeated="1017"/>
        </table:table-row>
        <table:table-row table:style-name="ro5">
          <table:table-cell table:style-name="ce14" office:value-type="float" office:value="20">
            <text:p>20</text:p>
          </table:table-cell>
          <table:table-cell table:style-name="ce53" office:value-type="string">
            <text:p>GONZALES MANCHEGO, FERNANDO ANDRE</text:p>
          </table:table-cell>
          <table:table-cell table:style-name="ce55" office:value-type="float" office:value="2">
            <text:p>2.0</text:p>
          </table:table-cell>
          <table:table-cell table:style-name="ce55" office:value-type="float" office:value="4">
            <text:p>4.0</text:p>
          </table:table-cell>
          <table:table-cell table:style-name="ce14" table:formula="of:=+[.D22]*2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23" table:formula="of:=+[.C22]*0.6+[.E22]*0.4+[.F22]*0.1" office:value-type="float" office:value="6">
            <text:p>6</text:p>
          </table:table-cell>
          <table:table-cell table:number-columns-repeated="1017"/>
        </table:table-row>
        <table:table-row table:style-name="ro5">
          <table:table-cell table:style-name="ce14" office:value-type="float" office:value="21">
            <text:p>21</text:p>
          </table:table-cell>
          <table:table-cell table:style-name="ce53" office:value-type="string">
            <text:p>HUAMANI MAMANI, CESAR RICARDO</text:p>
          </table:table-cell>
          <table:table-cell table:style-name="ce55" office:value-type="float" office:value="2">
            <text:p>2.0</text:p>
          </table:table-cell>
          <table:table-cell table:style-name="ce55"/>
          <table:table-cell table:style-name="ce14" table:formula="of:=+[.D23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23]*0.6+[.E23]*0.4+[.F23]*0.1" office:value-type="float" office:value="1.2">
            <text:p>1.2</text:p>
          </table:table-cell>
          <table:table-cell table:number-columns-repeated="1017"/>
        </table:table-row>
        <table:table-row table:style-name="ro5">
          <table:table-cell table:style-name="ce14" office:value-type="float" office:value="22">
            <text:p>22</text:p>
          </table:table-cell>
          <table:table-cell table:style-name="ce53" office:value-type="string">
            <text:p>HUERTA FABIAN, GIANCARLO</text:p>
          </table:table-cell>
          <table:table-cell table:style-name="ce55" office:value-type="float" office:value="1">
            <text:p>1.0</text:p>
          </table:table-cell>
          <table:table-cell table:style-name="ce55" office:value-type="float" office:value="10">
            <text:p>10.0</text:p>
          </table:table-cell>
          <table:table-cell table:style-name="ce14" table:formula="of:=+[.D24]*2" office:value-type="float" office:value="20">
            <text:p>20</text:p>
          </table:table-cell>
          <table:table-cell table:style-name="ce14" office:value-type="float" office:value="8">
            <text:p>8</text:p>
          </table:table-cell>
          <table:table-cell table:style-name="ce23" table:formula="of:=+[.C24]*0.6+[.E24]*0.4+[.F24]*0.1" office:value-type="float" office:value="9.4">
            <text:p>9.4</text:p>
          </table:table-cell>
          <table:table-cell table:number-columns-repeated="1017"/>
        </table:table-row>
        <table:table-row table:style-name="ro5">
          <table:table-cell table:style-name="ce14" office:value-type="float" office:value="23">
            <text:p>23</text:p>
          </table:table-cell>
          <table:table-cell table:style-name="ce53" office:value-type="string">
            <text:p>JOVE ROMAN, LUIS DARWIN</text:p>
          </table:table-cell>
          <table:table-cell table:style-name="ce55"/>
          <table:table-cell table:style-name="ce55" office:value-type="float" office:value="1">
            <text:p>1.0</text:p>
          </table:table-cell>
          <table:table-cell table:style-name="ce14" table:formula="of:=+[.D25]*2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3" table:formula="of:=+[.C25]*0.6+[.E25]*0.4+[.F25]*0.1" office:value-type="float" office:value="0.8">
            <text:p>0.8</text:p>
          </table:table-cell>
          <table:table-cell table:number-columns-repeated="1017"/>
        </table:table-row>
        <table:table-row table:style-name="ro5">
          <table:table-cell table:style-name="ce14" office:value-type="float" office:value="24">
            <text:p>24</text:p>
          </table:table-cell>
          <table:table-cell table:style-name="ce53" office:value-type="string">
            <text:p>LAZARTE DIAZ, CLAUDIA NIKOL</text:p>
          </table:table-cell>
          <table:table-cell table:style-name="ce55" office:value-type="float" office:value="5">
            <text:p>5.0</text:p>
          </table:table-cell>
          <table:table-cell table:style-name="ce55" office:value-type="float" office:value="11">
            <text:p>11.0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23" table:formula="of:=+[.C26]*0.6+[.E26]*0.4+[.F26]*0.1" office:value-type="float" office:value="13">
            <text:p>13</text:p>
          </table:table-cell>
          <table:table-cell table:number-columns-repeated="1017"/>
        </table:table-row>
        <table:table-row table:style-name="ro5">
          <table:table-cell table:style-name="ce14" office:value-type="float" office:value="25">
            <text:p>25</text:p>
          </table:table-cell>
          <table:table-cell table:style-name="ce53" office:value-type="string">
            <text:p>LAZO SANCHEZ, LEANDRO ALONSO</text:p>
          </table:table-cell>
          <table:table-cell table:style-name="ce55" office:value-type="float" office:value="5.5">
            <text:p>5.5</text:p>
          </table:table-cell>
          <table:table-cell table:style-name="ce55" office:value-type="float" office:value="5">
            <text:p>5.0</text:p>
          </table:table-cell>
          <table:table-cell table:style-name="ce14" table:formula="of:=+[.D27]*2" office:value-type="float" office:value="10">
            <text:p>10</text:p>
          </table:table-cell>
          <table:table-cell table:style-name="ce14" office:value-type="float" office:value="20">
            <text:p>20</text:p>
          </table:table-cell>
          <table:table-cell table:style-name="ce23" table:formula="of:=+[.C27]*0.6+[.E27]*0.4+[.F27]*0.1" office:value-type="float" office:value="9.3">
            <text:p>9.3</text:p>
          </table:table-cell>
          <table:table-cell table:number-columns-repeated="1017"/>
        </table:table-row>
        <table:table-row table:style-name="ro5">
          <table:table-cell table:style-name="ce14" office:value-type="float" office:value="26">
            <text:p>26</text:p>
          </table:table-cell>
          <table:table-cell table:style-name="ce53" office:value-type="string">
            <text:p>LLERENA SARCCO, PAOLA ALEXANDRA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3">
            <text:p>3.0</text:p>
          </table:table-cell>
          <table:table-cell table:style-name="ce14" table:formula="of:=+[.D28]*2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table-cell table:style-name="ce23" table:formula="of:=+[.C28]*0.6+[.E28]*0.4+[.F28]*0.1" office:value-type="float" office:value="7.6">
            <text:p>7.6</text:p>
          </table:table-cell>
          <table:table-cell table:number-columns-repeated="1017"/>
        </table:table-row>
        <table:table-row table:style-name="ro5">
          <table:table-cell table:style-name="ce14" office:value-type="float" office:value="27">
            <text:p>27</text:p>
          </table:table-cell>
          <table:table-cell table:style-name="ce53" office:value-type="string">
            <text:p>MEJIA MAYTA, LUIS DANTE</text:p>
          </table:table-cell>
          <table:table-cell table:style-name="ce55"/>
          <table:table-cell table:style-name="ce55" office:value-type="float" office:value="2">
            <text:p>2.0</text:p>
          </table:table-cell>
          <table:table-cell table:style-name="ce14" table:formula="of:=+[.D29]*2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23" table:formula="of:=+[.C29]*0.6+[.E29]*0.4+[.F29]*0.1" office:value-type="float" office:value="2.4">
            <text:p>2.4</text:p>
          </table:table-cell>
          <table:table-cell table:number-columns-repeated="1017"/>
        </table:table-row>
        <table:table-row table:style-name="ro5">
          <table:table-cell table:style-name="ce14" office:value-type="float" office:value="28">
            <text:p>28</text:p>
          </table:table-cell>
          <table:table-cell table:style-name="ce53" office:value-type="string">
            <text:p>MOGROVEJO BONILLA, RODRIGO SEBASTIAN</text:p>
          </table:table-cell>
          <table:table-cell table:style-name="ce55" office:value-type="float" office:value="4">
            <text:p>4.0</text:p>
          </table:table-cell>
          <table:table-cell table:style-name="ce55"/>
          <table:table-cell table:style-name="ce14" table:formula="of:=+[.D30]*2" office:value-type="float" office:value="0">
            <text:p>0</text:p>
          </table:table-cell>
          <table:table-cell table:style-name="ce14" office:value-type="float" office:value="12">
            <text:p>12</text:p>
          </table:table-cell>
          <table:table-cell table:style-name="ce23" table:formula="of:=+[.C30]*0.6+[.E30]*0.4+[.F30]*0.1" office:value-type="float" office:value="3.6">
            <text:p>3.6</text:p>
          </table:table-cell>
          <table:table-cell table:number-columns-repeated="1017"/>
        </table:table-row>
        <table:table-row table:style-name="ro5">
          <table:table-cell table:style-name="ce14" office:value-type="float" office:value="29">
            <text:p>29</text:p>
          </table:table-cell>
          <table:table-cell table:style-name="ce53" office:value-type="string">
            <text:p>MONROY PAREDES, XTOBAL ALBERTO ANDROSS</text:p>
          </table:table-cell>
          <table:table-cell table:style-name="ce55" office:value-type="float" office:value="1">
            <text:p>1.0</text:p>
          </table:table-cell>
          <table:table-cell table:style-name="ce55" office:value-type="float" office:value="2">
            <text:p>2.0</text:p>
          </table:table-cell>
          <table:table-cell table:style-name="ce14" table:formula="of:=+[.D31]*2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23" table:formula="of:=+[.C31]*0.6+[.E31]*0.4+[.F31]*0.1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14" office:value-type="float" office:value="30">
            <text:p>30</text:p>
          </table:table-cell>
          <table:table-cell table:style-name="ce53" office:value-type="string">
            <text:p>NAVARRETE VELASQUEZ, JOAQUIN MANUEL</text:p>
          </table:table-cell>
          <table:table-cell table:style-name="ce55" office:value-type="float" office:value="4.5">
            <text:p>4.5</text:p>
          </table:table-cell>
          <table:table-cell table:style-name="ce55" office:value-type="float" office:value="6">
            <text:p>6.0</text:p>
          </table:table-cell>
          <table:table-cell table:style-name="ce14" table:formula="of:=+[.D32]*2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3" table:formula="of:=+[.C32]*0.6+[.E32]*0.4+[.F32]*0.1" office:value-type="float" office:value="9.1">
            <text:p>9.1</text:p>
          </table:table-cell>
          <table:table-cell table:number-columns-repeated="1017"/>
        </table:table-row>
        <table:table-row table:style-name="ro5">
          <table:table-cell table:style-name="ce14" office:value-type="float" office:value="31">
            <text:p>31</text:p>
          </table:table-cell>
          <table:table-cell table:style-name="ce53" office:value-type="string">
            <text:p>OLIVERA PEZO, PIERO FABRICIO</text:p>
          </table:table-cell>
          <table:table-cell table:style-name="ce55" office:value-type="float" office:value="9">
            <text:p>9.0</text:p>
          </table:table-cell>
          <table:table-cell table:style-name="ce55"/>
          <table:table-cell table:style-name="ce14" table:formula="of:=+[.D33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33]*0.6+[.E33]*0.4+[.F33]*0.1" office:value-type="float" office:value="5.4">
            <text:p>5.4</text:p>
          </table:table-cell>
          <table:table-cell table:number-columns-repeated="1017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53" office:value-type="string">
            <text:p>ORTIZ ANCCO, MILTON DAVID</text:p>
          </table:table-cell>
          <table:table-cell table:style-name="ce55" office:value-type="float" office:value="2.5">
            <text:p>2.5</text:p>
          </table:table-cell>
          <table:table-cell table:style-name="ce55" office:value-type="float" office:value="4">
            <text:p>4.0</text:p>
          </table:table-cell>
          <table:table-cell table:style-name="ce14" table:formula="of:=+[.D34]*2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23" table:formula="of:=+[.C34]*0.6+[.E34]*0.4+[.F34]*0.1" office:value-type="float" office:value="5.9">
            <text:p>5.9</text:p>
          </table:table-cell>
          <table:table-cell table:number-columns-repeated="1017"/>
        </table:table-row>
        <table:table-row table:style-name="ro5">
          <table:table-cell table:style-name="ce14" office:value-type="float" office:value="33">
            <text:p>33</text:p>
          </table:table-cell>
          <table:table-cell table:style-name="ce53" office:value-type="string">
            <text:p>PANCA CAYO, HUGO ARNALDO</text:p>
          </table:table-cell>
          <table:table-cell table:number-columns-repeated="2" table:style-name="ce55" office:value-type="float" office:value="4">
            <text:p>4.0</text:p>
          </table:table-cell>
          <table:table-cell table:style-name="ce14" table:formula="of:=+[.D35]*2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23" table:formula="of:=+[.C35]*0.6+[.E35]*0.4+[.F35]*0.1" office:value-type="float" office:value="7.2">
            <text:p>7.2</text:p>
          </table:table-cell>
          <table:table-cell table:number-columns-repeated="1017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53" office:value-type="string">
            <text:p>PARILLO PANCCA, LUIS ANTONIO</text:p>
          </table:table-cell>
          <table:table-cell table:number-columns-repeated="2" table:style-name="ce55"/>
          <table:table-cell table:style-name="ce14" table:formula="of:=+[.D36]*2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23" table:formula="of:=+[.C36]*0.6+[.E36]*0.4+[.F36]*0.1" office:value-type="float" office:value="0.8">
            <text:p>0.8</text:p>
          </table:table-cell>
          <table:table-cell table:number-columns-repeated="1017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53" office:value-type="string">
            <text:p>PRENTICE SARAYA, MARTIN HERNAN</text:p>
          </table:table-cell>
          <table:table-cell table:style-name="ce55" office:value-type="float" office:value="7">
            <text:p>7.0</text:p>
          </table:table-cell>
          <table:table-cell table:style-name="ce55" office:value-type="float" office:value="2">
            <text:p>2.0</text:p>
          </table:table-cell>
          <table:table-cell table:style-name="ce14" table:formula="of:=+[.D37]*2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23" table:formula="of:=+[.C37]*0.6+[.E37]*0.4+[.F37]*0.1" office:value-type="float" office:value="6.6">
            <text:p>6.6</text:p>
          </table:table-cell>
          <table:table-cell table:number-columns-repeated="1017"/>
        </table:table-row>
        <table:table-row table:style-name="ro5">
          <table:table-cell table:style-name="ce14" office:value-type="float" office:value="36">
            <text:p>36</text:p>
          </table:table-cell>
          <table:table-cell table:style-name="ce53" office:value-type="string">
            <text:p>PUMA CORNEJO, JEAN FERNANDO</text:p>
          </table:table-cell>
          <table:table-cell table:style-name="ce55"/>
          <table:table-cell table:style-name="ce55" office:value-type="float" office:value="2">
            <text:p>2.0</text:p>
          </table:table-cell>
          <table:table-cell table:style-name="ce14" table:formula="of:=+[.D38]*2"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23" table:formula="of:=+[.C38]*0.6+[.E38]*0.4+[.F38]*0.1" office:value-type="float" office:value="2.8">
            <text:p>2.8</text:p>
          </table:table-cell>
          <table:table-cell table:number-columns-repeated="1017"/>
        </table:table-row>
        <table:table-row table:style-name="ro5">
          <table:table-cell table:style-name="ce14" office:value-type="float" office:value="37">
            <text:p>37</text:p>
          </table:table-cell>
          <table:table-cell table:style-name="ce53" office:value-type="string">
            <text:p>RAMOS ALATRISTA, EDDY ROBINSON</text:p>
          </table:table-cell>
          <table:table-cell table:style-name="ce55" office:value-type="float" office:value="2">
            <text:p>2.0</text:p>
          </table:table-cell>
          <table:table-cell table:style-name="ce55" office:value-type="float" office:value="3">
            <text:p>3.0</text:p>
          </table:table-cell>
          <table:table-cell table:style-name="ce14" table:formula="of:=+[.D39]*2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table-cell table:style-name="ce23" table:formula="of:=+[.C39]*0.6+[.E39]*0.4+[.F39]*0.1" office:value-type="float" office:value="5.2">
            <text:p>5.2</text:p>
          </table:table-cell>
          <table:table-cell table:number-columns-repeated="1017"/>
        </table:table-row>
        <table:table-row table:style-name="ro5">
          <table:table-cell table:style-name="ce14" office:value-type="float" office:value="38">
            <text:p>38</text:p>
          </table:table-cell>
          <table:table-cell table:style-name="ce53" office:value-type="string">
            <text:p>REYNOSO BENAVENTE, GASTON GARY</text:p>
          </table:table-cell>
          <table:table-cell table:style-name="ce55"/>
          <table:table-cell table:style-name="ce55" office:value-type="float" office:value="1">
            <text:p>1.0</text:p>
          </table:table-cell>
          <table:table-cell table:style-name="ce14" table:formula="of:=+[.D40]*2" office:value-type="float" office:value="2">
            <text:p>2</text:p>
          </table:table-cell>
          <table:table-cell table:style-name="ce14" office:value-type="float" office:value="20">
            <text:p>20</text:p>
          </table:table-cell>
          <table:table-cell table:style-name="ce23" table:formula="of:=+[.C40]*0.6+[.E40]*0.4+[.F40]*0.1" office:value-type="float" office:value="2.8">
            <text:p>2.8</text:p>
          </table:table-cell>
          <table:table-cell table:number-columns-repeated="1017"/>
        </table:table-row>
        <table:table-row table:style-name="ro5">
          <table:table-cell table:style-name="ce14" office:value-type="float" office:value="39">
            <text:p>39</text:p>
          </table:table-cell>
          <table:table-cell table:style-name="ce53" office:value-type="string">
            <text:p>RODRIGUEZ HUAJARDO, JHORDY JESUS</text:p>
          </table:table-cell>
          <table:table-cell table:style-name="ce55" office:value-type="float" office:value="6.5">
            <text:p>6.5</text:p>
          </table:table-cell>
          <table:table-cell table:style-name="ce55" office:value-type="float" office:value="7">
            <text:p>7.0</text:p>
          </table:table-cell>
          <table:table-cell table:style-name="ce14" table:formula="of:=+[.D41]*2" office:value-type="float" office:value="14">
            <text:p>14</text:p>
          </table:table-cell>
          <table:table-cell table:style-name="ce14" office:value-type="float" office:value="16">
            <text:p>16</text:p>
          </table:table-cell>
          <table:table-cell table:style-name="ce23" table:formula="of:=+[.C41]*0.6+[.E41]*0.4+[.F41]*0.1" office:value-type="float" office:value="11.1">
            <text:p>11.1</text:p>
          </table:table-cell>
          <table:table-cell table:number-columns-repeated="1017"/>
        </table:table-row>
        <table:table-row table:style-name="ro5">
          <table:table-cell table:style-name="ce14" office:value-type="float" office:value="40">
            <text:p>40</text:p>
          </table:table-cell>
          <table:table-cell table:style-name="ce53" office:value-type="string">
            <text:p>RODRIGUEZ MORON, ARLENE EDEL</text:p>
          </table:table-cell>
          <table:table-cell table:style-name="ce55"/>
          <table:table-cell table:style-name="ce55" office:value-type="float" office:value="7">
            <text:p>7.0</text:p>
          </table:table-cell>
          <table:table-cell table:style-name="ce14" table:formula="of:=+[.D42]*2" office:value-type="float" office:value="14">
            <text:p>14</text:p>
          </table:table-cell>
          <table:table-cell table:style-name="ce14" office:value-type="float" office:value="12">
            <text:p>12</text:p>
          </table:table-cell>
          <table:table-cell table:style-name="ce23" table:formula="of:=+[.C42]*0.6+[.E42]*0.4+[.F42]*0.1" office:value-type="float" office:value="6.8">
            <text:p>6.8</text:p>
          </table:table-cell>
          <table:table-cell table:number-columns-repeated="1017"/>
        </table:table-row>
        <table:table-row table:style-name="ro5">
          <table:table-cell table:style-name="ce14" office:value-type="float" office:value="41">
            <text:p>41</text:p>
          </table:table-cell>
          <table:table-cell table:style-name="ce53" office:value-type="string">
            <text:p>RODRIGUEZ ZUÑIGA, JOSE CHRISTIAN</text:p>
          </table:table-cell>
          <table:table-cell table:style-name="ce55" office:value-type="float" office:value="7">
            <text:p>7.0</text:p>
          </table:table-cell>
          <table:table-cell table:style-name="ce55" office:value-type="float" office:value="8">
            <text:p>8.0</text:p>
          </table:table-cell>
          <table:table-cell table:style-name="ce14" table:formula="of:=+[.D43]*2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23" table:formula="of:=+[.C43]*0.6+[.E43]*0.4+[.F43]*0.1" office:value-type="float" office:value="12.2">
            <text:p>12.2</text:p>
          </table:table-cell>
          <table:table-cell table:number-columns-repeated="1017"/>
        </table:table-row>
        <table:table-row table:style-name="ro5">
          <table:table-cell table:style-name="ce14" office:value-type="float" office:value="42">
            <text:p>42</text:p>
          </table:table-cell>
          <table:table-cell table:style-name="ce53" office:value-type="string">
            <text:p>SALAS ZEVALLOS, BRUNO RODRIGO</text:p>
          </table:table-cell>
          <table:table-cell table:style-name="ce55" office:value-type="float" office:value="5">
            <text:p>5.0</text:p>
          </table:table-cell>
          <table:table-cell table:style-name="ce55" office:value-type="float" office:value="6">
            <text:p>6.0</text:p>
          </table:table-cell>
          <table:table-cell table:style-name="ce14" table:formula="of:=+[.D44]*2" office:value-type="float" office:value="12">
            <text:p>12</text:p>
          </table:table-cell>
          <table:table-cell table:style-name="ce14" office:value-type="float" office:value="20">
            <text:p>20</text:p>
          </table:table-cell>
          <table:table-cell table:style-name="ce23" table:formula="of:=+[.C44]*0.6+[.E44]*0.4+[.F44]*0.1" office:value-type="float" office:value="9.8">
            <text:p>9.8</text:p>
          </table:table-cell>
          <table:table-cell table:number-columns-repeated="1017"/>
        </table:table-row>
        <table:table-row table:style-name="ro5">
          <table:table-cell table:style-name="ce14" office:value-type="float" office:value="43">
            <text:p>43</text:p>
          </table:table-cell>
          <table:table-cell table:style-name="ce53" office:value-type="string">
            <text:p>SANCHEZ COILA, ARNOLD BRYAN</text:p>
          </table:table-cell>
          <table:table-cell table:style-name="ce55" office:value-type="float" office:value="5">
            <text:p>5.0</text:p>
          </table:table-cell>
          <table:table-cell table:style-name="ce55" office:value-type="float" office:value="2">
            <text:p>2.0</text:p>
          </table:table-cell>
          <table:table-cell table:style-name="ce14" table:formula="of:=+[.D45]*2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23" table:formula="of:=+[.C45]*0.6+[.E45]*0.4+[.F45]*0.1"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14" office:value-type="float" office:value="44">
            <text:p>44</text:p>
          </table:table-cell>
          <table:table-cell table:style-name="ce53" office:value-type="string">
            <text:p>SOTO HIZO, DIEGO HUMBERTO</text:p>
          </table:table-cell>
          <table:table-cell table:number-columns-repeated="2" table:style-name="ce55"/>
          <table:table-cell table:style-name="ce14" table:formula="of:=+[.D46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46]*0.6+[.E46]*0.4+[.F46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45">
            <text:p>45</text:p>
          </table:table-cell>
          <table:table-cell table:style-name="ce53" office:value-type="string">
            <text:p>SULLCAPUMA GONZALES, MAURICIO MARCELO</text:p>
          </table:table-cell>
          <table:table-cell table:style-name="ce55" office:value-type="float" office:value="3">
            <text:p>3.0</text:p>
          </table:table-cell>
          <table:table-cell table:style-name="ce55"/>
          <table:table-cell table:style-name="ce14" table:formula="of:=+[.D47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47]*0.6+[.E47]*0.4+[.F47]*0.1" office:value-type="float" office:value="1.8">
            <text:p>1.8</text:p>
          </table:table-cell>
          <table:table-cell table:number-columns-repeated="1017"/>
        </table:table-row>
        <table:table-row table:style-name="ro5">
          <table:table-cell table:style-name="ce14" office:value-type="float" office:value="46">
            <text:p>46</text:p>
          </table:table-cell>
          <table:table-cell table:style-name="ce53" office:value-type="string">
            <text:p>VALENCIA VILLACORTA, FABRICIO ISAAC</text:p>
          </table:table-cell>
          <table:table-cell table:style-name="ce55" office:value-type="float" office:value="6">
            <text:p>6.0</text:p>
          </table:table-cell>
          <table:table-cell table:style-name="ce55" office:value-type="float" office:value="3">
            <text:p>3.0</text:p>
          </table:table-cell>
          <table:table-cell table:style-name="ce14" table:formula="of:=+[.D48]*2" office:value-type="float" office:value="6">
            <text:p>6</text:p>
          </table:table-cell>
          <table:table-cell table:style-name="ce14" office:value-type="float" office:value="20">
            <text:p>20</text:p>
          </table:table-cell>
          <table:table-cell table:style-name="ce23" table:formula="of:=+[.C48]*0.6+[.E48]*0.4+[.F48]*0.1" office:value-type="float" office:value="8">
            <text:p>8</text:p>
          </table:table-cell>
          <table:table-cell table:number-columns-repeated="1017"/>
        </table:table-row>
        <table:table-row table:style-name="ro5">
          <table:table-cell table:style-name="ce14" office:value-type="float" office:value="47">
            <text:p>47</text:p>
          </table:table-cell>
          <table:table-cell table:style-name="ce53" office:value-type="string">
            <text:p>VELARDE LIMA, DIEGO SMITH</text:p>
          </table:table-cell>
          <table:table-cell table:number-columns-repeated="2" table:style-name="ce55"/>
          <table:table-cell table:style-name="ce14" table:formula="of:=+[.D49]*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3" table:formula="of:=+[.C49]*0.6+[.E49]*0.4+[.F49]*0.1" office:value-type="float" office:value="0">
            <text:p>0</text:p>
          </table:table-cell>
          <table:table-cell table:number-columns-repeated="1017"/>
        </table:table-row>
        <table:table-row table:style-name="ro5">
          <table:table-cell table:style-name="ce14" office:value-type="float" office:value="48">
            <text:p>48</text:p>
          </table:table-cell>
          <table:table-cell table:style-name="ce53" office:value-type="string">
            <text:p>VILLAFUERTE PEREZ, ALAN JOSUE</text:p>
          </table:table-cell>
          <table:table-cell table:style-name="ce55" office:value-type="float" office:value="4.5">
            <text:p>4.5</text:p>
          </table:table-cell>
          <table:table-cell table:style-name="ce55" office:value-type="float" office:value="5">
            <text:p>5.0</text:p>
          </table:table-cell>
          <table:table-cell table:style-name="ce14" table:formula="of:=+[.D50]*2" office:value-type="float" office:value="10">
            <text:p>10</text:p>
          </table:table-cell>
          <table:table-cell table:style-name="ce14" office:value-type="float" office:value="16">
            <text:p>16</text:p>
          </table:table-cell>
          <table:table-cell table:style-name="ce23" table:formula="of:=+[.C50]*0.6+[.E50]*0.4+[.F50]*0.1" office:value-type="float" office:value="8.3">
            <text:p>8.3</text:p>
          </table:table-cell>
          <table:table-cell table:number-columns-repeated="1017"/>
        </table:table-row>
        <table:table-row table:style-name="ro5">
          <table:table-cell table:style-name="ce14" office:value-type="float" office:value="49">
            <text:p>49</text:p>
          </table:table-cell>
          <table:table-cell table:style-name="ce53" office:value-type="string">
            <text:p>ZUÑIGA MAYTA, JOSE</text:p>
          </table:table-cell>
          <table:table-cell table:style-name="ce55"/>
          <table:table-cell table:style-name="ce55" office:value-type="float" office:value="1">
            <text:p>1.0</text:p>
          </table:table-cell>
          <table:table-cell table:style-name="ce14" table:formula="of:=+[.D51]*2" office:value-type="float" office:value="2">
            <text:p>2</text:p>
          </table:table-cell>
          <table:table-cell table:style-name="ce14" office:value-type="float" office:value="8">
            <text:p>8</text:p>
          </table:table-cell>
          <table:table-cell table:style-name="ce23" table:formula="of:=+[.C51]*0.6+[.E51]*0.4+[.F51]*0.1" office:value-type="float" office:value="1.6">
            <text:p>1.6</text:p>
          </table:table-cell>
          <table:table-cell table:number-columns-repeated="1017"/>
        </table:table-row>
        <table:table-row table:style-name="ro5">
          <table:table-cell table:style-name="ce14"/>
          <table:table-cell table:style-name="ce14" office:value-type="string">
            <text:p>LOPEZ VENEGAS, RAYMOND</text:p>
          </table:table-cell>
          <table:table-cell table:style-name="ce55" office:value-type="float" office:value="3">
            <text:p>3.0</text:p>
          </table:table-cell>
          <table:table-cell table:style-name="ce55"/>
          <table:table-cell table:style-name="ce14" table:number-columns-repeated="2"/>
          <table:table-cell table:style-name="ce23"/>
          <table:table-cell table:number-columns-repeated="1017"/>
        </table:table-row>
        <table:table-row table:style-name="ro2">
          <table:table-cell table:style-name="ce14"/>
          <table:table-cell table:style-name="ce14" office:value-type="string">
            <text:p>DELGADO RIVERA, RICARDO MAURICIO</text:p>
          </table:table-cell>
          <table:table-cell table:style-name="ce55" office:value-type="float" office:value="4.5">
            <text:p>4.5</text:p>
          </table:table-cell>
          <table:table-cell table:style-name="ce55"/>
          <table:table-cell table:style-name="ce14" table:number-columns-repeated="2"/>
          <table:table-cell table:style-name="ce23"/>
          <table:table-cell table:number-columns-repeated="1017"/>
        </table:table-row>
        <table:table-row table:style-name="ro2">
          <table:table-cell table:style-name="ce14"/>
          <table:table-cell table:style-name="ce14" office:value-type="string">
            <text:p>ARROYO CHARA, MICHAEL</text:p>
          </table:table-cell>
          <table:table-cell table:style-name="ce55" office:value-type="float" office:value="1">
            <text:p>1.0</text:p>
          </table:table-cell>
          <table:table-cell table:style-name="ce55"/>
          <table:table-cell table:style-name="ce14" table:number-columns-repeated="2"/>
          <table:table-cell table:style-name="ce23"/>
          <table:table-cell table:number-columns-repeated="1017"/>
        </table:table-row>
        <table:table-row table:style-name="ro2">
          <table:table-cell table:style-name="ce14"/>
          <table:table-cell table:style-name="ce14" office:value-type="string">
            <text:p>ARPI ADCO, DANTE GUILLERMO</text:p>
          </table:table-cell>
          <table:table-cell table:style-name="ce55" office:value-type="float" office:value="9">
            <text:p>9.0</text:p>
          </table:table-cell>
          <table:table-cell table:style-name="ce55"/>
          <table:table-cell table:style-name="ce14" table:number-columns-repeated="2"/>
          <table:table-cell table:style-name="ce23"/>
          <table:table-cell table:number-columns-repeated="1017"/>
        </table:table-row>
        <table:table-row table:style-name="ro2">
          <table:table-cell/>
          <table:table-cell office:value-type="string">
            <text:p>VALDIGLESIAS, JACKELINE DYANYRA</text:p>
          </table:table-cell>
          <table:table-cell/>
          <table:table-cell office:value-type="float" office:value="1">
            <text:p>1.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AX</text:p>
          </table:table-cell>
          <table:table-cell table:formula="of:=MAX([.C3:.C51])" office:value-type="float" office:value="16.5">
            <text:p>16.5</text:p>
          </table:table-cell>
          <table:table-cell table:number-columns-repeated="3"/>
          <table:table-cell table:style-name="ce10" table:formula="of:=MAX([.G3:.G51])" office:value-type="float" office:value="18.3">
            <text:p>18.3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MIN</text:p>
          </table:table-cell>
          <table:table-cell table:formula="of:=MIN([.C3:.C51])" office:value-type="float" office:value="1">
            <text:p>1.0</text:p>
          </table:table-cell>
          <table:table-cell table:number-columns-repeated="3"/>
          <table:table-cell table:style-name="ce10" table:formula="of:=MIN([.G3:.G51])" office:value-type="float" office:value="0">
            <text:p>0.0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PROM</text:p>
          </table:table-cell>
          <table:table-cell table:formula="of:=AVERAGE([.C3:.C51])" office:value-type="float" office:value="5.52857142857143">
            <text:p>5.5</text:p>
          </table:table-cell>
          <table:table-cell table:number-columns-repeated="3"/>
          <table:table-cell table:style-name="ce10" table:formula="of:=AVERAGE([.G3:.G51])" office:value-type="float" office:value="6.2265306122449">
            <text:p>6.2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20">
            <text:p>20.0</text:p>
          </table:table-cell>
          <table:table-cell/>
          <table:table-cell table:number-columns-repeated="2" office:value-type="float" office:value="20">
            <text:p>20</text:p>
          </table:table-cell>
          <table:table-cell table:style-name="ce23" table:formula="of:=+[.C60]*0.6+[.E60]*0.4+[.F60]*0.1" office:value-type="float" office:value="22">
            <text:p>22</text:p>
          </table:table-cell>
          <table:table-cell table:number-columns-repeated="1017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2" table:style-name="ta1">
        <table:table-column table:style-name="co48" table:default-cell-style-name="ce1"/>
        <table:table-column table:style-name="co49" table:default-cell-style-name="ce1"/>
        <table:table-column table:style-name="co4" table:default-cell-style-name="ce1"/>
        <table:table-column table:style-name="co50" table:number-columns-repeated="3" table:default-cell-style-name="ce1"/>
        <table:table-column table:style-name="co51" table:default-cell-style-name="ce1"/>
        <table:table-column table:style-name="co47" table:default-cell-style-name="ce11"/>
        <table:table-column table:style-name="co10" table:number-columns-repeated="247" table:default-cell-style-name="ce1"/>
        <table:table-column table:style-name="co11" table:number-columns-repeated="769" table:default-cell-style-name="ce13"/>
        <table:table-row table:style-name="ro2">
          <table:table-cell table:number-columns-repeated="2"/>
          <table:table-cell table:style-name="ce9" office:value-type="percentage" office:value="0.4">
            <text:p>40%</text:p>
          </table:table-cell>
          <table:table-cell table:style-name="ce61" office:value-type="percentage" office:value="0.5" table:number-columns-spanned="3" table:number-rows-spanned="1">
            <text:p>50%</text:p>
          </table:table-cell>
          <table:covered-table-cell table:number-columns-repeated="2"/>
          <table:table-cell table:style-name="ce9" office:value-type="percentage" office:value="0.1">
            <text:p>10%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Pcal1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53" office:value-type="string">
            <text:p>AGUILAR VALDIVIA, MAURICIO CARLOS</text:p>
          </table:table-cell>
          <table:table-cell table:style-name="ce60"/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2" table:formula="of:=+[.C3]*0.4+SUM([.D3:.F3])/3*0.5+[.G3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57" office:value-type="string">
            <text:p>ALOSILLA SANCHEZ MORENO, GUILLERMO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20">
            <text:p>20</text:p>
          </table:table-cell>
          <table:table-cell table:style-name="ce60" table:number-columns-repeated="2"/>
          <table:table-cell table:style-name="ce60" office:value-type="float" office:value="20">
            <text:p>20</text:p>
          </table:table-cell>
          <table:table-cell table:style-name="ce62" table:formula="of:=+[.C4]*0.4+SUM([.D4:.F4])/3*0.5+[.G4]*0.1" office:value-type="float" office:value="10.9333333333333">
            <text:p>10.9</text:p>
          </table:table-cell>
          <table:table-cell table:number-columns-repeated="1016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57" office:value-type="string">
            <text:p>CATACORA LLERENA, GABRIEL ALEJANDRO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6">
            <text:p>16</text:p>
          </table:table-cell>
          <table:table-cell table:style-name="ce62" table:formula="of:=+[.C5]*0.4+SUM([.D5:.F5])/3*0.5+[.G5]*0.1" office:value-type="float" office:value="14.7666666666667">
            <text:p>14.8</text:p>
          </table:table-cell>
          <table:table-cell table:number-columns-repeated="1016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53" office:value-type="string">
            <text:p>CHECA CALDERON, DERICK FABRIZZIO</text:p>
          </table:table-cell>
          <table:table-cell table:style-name="ce60" office:value-type="float" office:value="9">
            <text:p>9</text:p>
          </table:table-cell>
          <table:table-cell table:style-name="ce60" table:number-columns-repeated="3"/>
          <table:table-cell table:style-name="ce60" office:value-type="float" office:value="8">
            <text:p>8</text:p>
          </table:table-cell>
          <table:table-cell table:style-name="ce62" table:formula="of:=+[.C6]*0.4+SUM([.D6:.F6])/3*0.5+[.G6]*0.1" office:value-type="float" office:value="4.4">
            <text:p>4.4</text:p>
          </table:table-cell>
          <table:table-cell table:number-columns-repeated="1016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53" office:value-type="string">
            <text:p>CHINCHAY TORANZO, RODRIGO MIGUEL</text:p>
          </table:table-cell>
          <table:table-cell table:style-name="ce60"/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2" table:formula="of:=+[.C7]*0.4+SUM([.D7:.F7])/3*0.5+[.G7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53" office:value-type="string">
            <text:p>ESCOBEDO RODRIGUEZ, SERGIO ALBERTO</text:p>
          </table:table-cell>
          <table:table-cell table:style-name="ce60"/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2" table:formula="of:=+[.C8]*0.4+SUM([.D8:.F8])/3*0.5+[.G8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57" office:value-type="string">
            <text:p>HUERTA FABIAN, GIANCARLO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9">
            <text:p>19</text:p>
          </table:table-cell>
          <table:table-cell table:style-name="ce60" table:number-columns-repeated="2"/>
          <table:table-cell table:style-name="ce60" office:value-type="float" office:value="12">
            <text:p>12</text:p>
          </table:table-cell>
          <table:table-cell table:style-name="ce62" table:formula="of:=+[.C9]*0.4+SUM([.D9:.F9])/3*0.5+[.G9]*0.1" office:value-type="float" office:value="8.76666666666667">
            <text:p>8.8</text:p>
          </table:table-cell>
          <table:table-cell table:number-columns-repeated="1016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53" office:value-type="string">
            <text:p>IRING CANLLA, ITALO</text:p>
          </table:table-cell>
          <table:table-cell table:style-name="ce60" office:value-type="float" office:value="10">
            <text:p>10</text:p>
          </table:table-cell>
          <table:table-cell table:number-columns-repeated="2" table:style-name="ce60" office:value-type="float" office:value="20">
            <text:p>20</text:p>
          </table:table-cell>
          <table:table-cell table:style-name="ce60"/>
          <table:table-cell table:style-name="ce60" office:value-type="float" office:value="16">
            <text:p>16</text:p>
          </table:table-cell>
          <table:table-cell table:style-name="ce62" table:formula="of:=+[.C10]*0.4+SUM([.D10:.F10])/3*0.5+[.G10]*0.1" office:value-type="float" office:value="12.2666666666667">
            <text:p>12.3</text:p>
          </table:table-cell>
          <table:table-cell table:number-columns-repeated="1016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57" office:value-type="string">
            <text:p>MAMANI PACCORI, RAY JOSE ENRIQUE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20">
            <text:p>20</text:p>
          </table:table-cell>
          <table:table-cell table:style-name="ce60" table:number-columns-repeated="2"/>
          <table:table-cell table:style-name="ce60" office:value-type="float" office:value="12">
            <text:p>12</text:p>
          </table:table-cell>
          <table:table-cell table:style-name="ce62" table:formula="of:=+[.C11]*0.4+SUM([.D11:.F11])/3*0.5+[.G11]*0.1" office:value-type="float" office:value="10.5333333333333">
            <text:p>10.5</text:p>
          </table:table-cell>
          <table:table-cell table:number-columns-repeated="1016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53" office:value-type="string">
            <text:p>NAVARRETE VELASQUEZ, JOAQUIN MANUEL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10">
            <text:p>10</text:p>
          </table:table-cell>
          <table:table-cell table:style-name="ce60"/>
          <table:table-cell table:style-name="ce60" office:value-type="float" office:value="8">
            <text:p>8</text:p>
          </table:table-cell>
          <table:table-cell table:style-name="ce62" table:formula="of:=+[.C12]*0.4+SUM([.D12:.F12])/3*0.5+[.G12]*0.1" office:value-type="float" office:value="8.6">
            <text:p>8.6</text:p>
          </table:table-cell>
          <table:table-cell table:number-columns-repeated="1016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57" office:value-type="string">
            <text:p>NUÑEZ DEL PRADO CESPEDES, MATEO ESTEBAN</text:p>
          </table:table-cell>
          <table:table-cell table:style-name="ce60"/>
          <table:table-cell table:style-name="ce60" office:value-type="float" office:value="20">
            <text:p>20</text:p>
          </table:table-cell>
          <table:table-cell table:style-name="ce60" table:number-columns-repeated="2"/>
          <table:table-cell table:style-name="ce60" office:value-type="float" office:value="8">
            <text:p>8</text:p>
          </table:table-cell>
          <table:table-cell table:style-name="ce62" table:formula="of:=+[.C13]*0.4+SUM([.D13:.F13])/3*0.5+[.G13]*0.1" office:value-type="float" office:value="4.13333333333333">
            <text:p>4.1</text:p>
          </table:table-cell>
          <table:table-cell table:number-columns-repeated="1016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53" office:value-type="string">
            <text:p>PRENTICE SARAYA, MARTIN HERNAN</text:p>
          </table:table-cell>
          <table:table-cell table:style-name="ce60" office:value-type="float" office:value="8">
            <text:p>8</text:p>
          </table:table-cell>
          <table:table-cell table:style-name="ce60" table:number-columns-repeated="3"/>
          <table:table-cell table:style-name="ce60" office:value-type="float" office:value="4">
            <text:p>4</text:p>
          </table:table-cell>
          <table:table-cell table:style-name="ce62" table:formula="of:=+[.C14]*0.4+SUM([.D14:.F14])/3*0.5+[.G14]*0.1" office:value-type="float" office:value="3.6">
            <text:p>3.6</text:p>
          </table:table-cell>
          <table:table-cell table:number-columns-repeated="1016"/>
        </table:table-row>
        <table:table-row table:style-name="ro2">
          <table:table-cell table:style-name="ce14" office:value-type="float" office:value="13">
            <text:p>13</text:p>
          </table:table-cell>
          <table:table-cell table:style-name="ce57" office:value-type="string">
            <text:p>RIVERA HUARILLOCLLA, HUMBERTO GEYDAR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17">
            <text:p>17</text:p>
          </table:table-cell>
          <table:table-cell table:style-name="ce60" table:number-columns-repeated="2"/>
          <table:table-cell table:style-name="ce60" office:value-type="float" office:value="12">
            <text:p>12</text:p>
          </table:table-cell>
          <table:table-cell table:style-name="ce62" table:formula="of:=+[.C15]*0.4+SUM([.D15:.F15])/3*0.5+[.G15]*0.1" office:value-type="float" office:value="6.03333333333333">
            <text:p>6.0</text:p>
          </table:table-cell>
          <table:table-cell table:number-columns-repeated="1016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57" office:value-type="string">
            <text:p>SAICO QQUELLHUA, LUIS VICTOR</text:p>
          </table:table-cell>
          <table:table-cell table:style-name="ce60" office:value-type="float" office:value="9">
            <text:p>9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20">
            <text:p>20</text:p>
          </table:table-cell>
          <table:table-cell table:style-name="ce62" table:formula="of:=+[.C16]*0.4+SUM([.D16:.F16])/3*0.5+[.G16]*0.1" office:value-type="float" office:value="13.1">
            <text:p>13.1</text:p>
          </table:table-cell>
          <table:table-cell table:number-columns-repeated="1016"/>
        </table:table-row>
        <table:table-row table:style-name="ro2">
          <table:table-cell table:style-name="ce14" office:value-type="float" office:value="15">
            <text:p>15</text:p>
          </table:table-cell>
          <table:table-cell table:style-name="ce57" office:value-type="string">
            <text:p>SIMEON FLORES, RAUL ALEJANDRO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20">
            <text:p>20</text:p>
          </table:table-cell>
          <table:table-cell table:style-name="ce60" table:number-columns-repeated="2"/>
          <table:table-cell table:style-name="ce60" office:value-type="float" office:value="20">
            <text:p>20</text:p>
          </table:table-cell>
          <table:table-cell table:style-name="ce62" table:formula="of:=+[.C17]*0.4+SUM([.D17:.F17])/3*0.5+[.G17]*0.1" office:value-type="float" office:value="11.7333333333333">
            <text:p>11.7</text:p>
          </table:table-cell>
          <table:table-cell table:number-columns-repeated="1016"/>
        </table:table-row>
        <table:table-row table:style-name="ro2">
          <table:table-cell/>
          <table:table-cell table:style-name="ce58" office:value-type="string">
            <text:p>GONZALES DUEÑAS, BRYAN</text:p>
          </table:table-cell>
          <table:table-cell table:style-name="ce59" office:value-type="float" office:value="6">
            <text:p>6</text:p>
          </table:table-cell>
          <table:table-cell table:style-name="ce59" table:number-columns-repeated="3"/>
          <table:table-cell table:style-name="ce59"/>
          <table:table-cell table:style-name="ce63" table:formula="of:=+[.C18]*0.4+SUM([.D18:.F18])/3*0.5+[.G18]*0.1" office:value-type="float" office:value="2.4">
            <text:p>2.4</text:p>
          </table:table-cell>
          <table:table-cell table:number-columns-repeated="1016"/>
        </table:table-row>
        <table:table-row table:style-name="ro2">
          <table:table-cell/>
          <table:table-cell table:style-name="ce59"/>
          <table:table-cell table:number-columns-repeated="5" table:style-name="ce59" office:value-type="float" office:value="20">
            <text:p>20</text:p>
          </table:table-cell>
          <table:table-cell table:style-name="ce63" table:formula="of:=+[.C19]*0.4+SUM([.D19:.F19])/3*0.5+[.G19]*0.1" office:value-type="float" office:value="20">
            <text:p>20.0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3" table:style-name="ta1">
        <table:table-column table:style-name="co9" table:default-cell-style-name="ce1"/>
        <table:table-column table:style-name="co52" table:default-cell-style-name="ce1"/>
        <table:table-column table:style-name="co4" table:default-cell-style-name="ce1"/>
        <table:table-column table:style-name="co50" table:number-columns-repeated="3" table:default-cell-style-name="ce1"/>
        <table:table-column table:style-name="co53" table:default-cell-style-name="ce1"/>
        <table:table-column table:style-name="co47" table:default-cell-style-name="ce43"/>
        <table:table-column table:style-name="co10" table:number-columns-repeated="247" table:default-cell-style-name="ce1"/>
        <table:table-column table:style-name="co11" table:number-columns-repeated="769" table:default-cell-style-name="ce13"/>
        <table:table-row table:style-name="ro2">
          <table:table-cell table:number-columns-repeated="2"/>
          <table:table-cell office:value-type="string">
            <text:p>Pcal1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57" office:value-type="string">
            <text:p>ALVAREZ AGUILAR, LUIS ALONSO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6">
            <text:p>16</text:p>
          </table:table-cell>
          <table:table-cell table:style-name="ce64" table:formula="of:=+[.C2]*0.4+SUM([.D2:.F2])/3*0.5+[.G2]*0.1" office:value-type="float" office:value="16.7">
            <text:p>16.7</text:p>
          </table:table-cell>
          <table:table-cell table:number-columns-repeated="1016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57" office:value-type="string">
            <text:p>ARCE PINTO, JEAN PIERE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2"/>
          <table:table-cell table:style-name="ce14" office:value-type="float" office:value="20">
            <text:p>20</text:p>
          </table:table-cell>
          <table:table-cell table:style-name="ce64" table:formula="of:=+[.C3]*0.4+SUM([.D3:.F3])/3*0.5+[.G3]*0.1" office:value-type="float" office:value="9.73333333333333">
            <text:p>9.7</text:p>
          </table:table-cell>
          <table:table-cell table:number-columns-repeated="1016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57" office:value-type="string">
            <text:p>ARPI ADCO, DANTE GUILLERMO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64" table:formula="of:=+[.C4]*0.4+SUM([.D4:.F4])/3*0.5+[.G4]*0.1" office:value-type="float" office:value="17.7">
            <text:p>17.7</text:p>
          </table:table-cell>
          <table:table-cell table:number-columns-repeated="1016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57" office:value-type="string">
            <text:p>ASTETE MEJIA, FRANCISCO ARIACK</text:p>
          </table:table-cell>
          <table:table-cell table:style-name="ce14" office:value-type="float" office:value="8">
            <text:p>8</text:p>
          </table:table-cell>
          <table:table-cell table:style-name="ce14" table:number-columns-repeated="3"/>
          <table:table-cell table:style-name="ce14" office:value-type="float" office:value="16">
            <text:p>16</text:p>
          </table:table-cell>
          <table:table-cell table:style-name="ce64" table:formula="of:=+[.C5]*0.4+SUM([.D5:.F5])/3*0.5+[.G5]*0.1" office:value-type="float" office:value="4.8">
            <text:p>4.8</text:p>
          </table:table-cell>
          <table:table-cell table:number-columns-repeated="1016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57" office:value-type="string">
            <text:p>BENAVIDEZ MARTINEZ, RODRIGO SERGIO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9">
            <text:p>19</text:p>
          </table:table-cell>
          <table:table-cell table:style-name="ce14" table:number-columns-repeated="2"/>
          <table:table-cell table:style-name="ce14" office:value-type="float" office:value="16">
            <text:p>16</text:p>
          </table:table-cell>
          <table:table-cell table:style-name="ce64" table:formula="of:=+[.C6]*0.4+SUM([.D6:.F6])/3*0.5+[.G6]*0.1" office:value-type="float" office:value="10.3666666666667">
            <text:p>10.4</text:p>
          </table:table-cell>
          <table:table-cell table:number-columns-repeated="1016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57" office:value-type="string">
            <text:p>CHAMPI QUISPE, RAFAEL EDWAR</text:p>
          </table:table-cell>
          <table:table-cell table:style-name="ce14"/>
          <table:table-cell table:style-name="ce14" table:number-columns-repeated="3"/>
          <table:table-cell table:style-name="ce14" office:value-type="float" office:value="4">
            <text:p>4</text:p>
          </table:table-cell>
          <table:table-cell table:style-name="ce64" table:formula="of:=+[.C7]*0.4+SUM([.D7:.F7])/3*0.5+[.G7]*0.1" office:value-type="float" office:value="0.4">
            <text:p>0.4</text:p>
          </table:table-cell>
          <table:table-cell table:number-columns-repeated="1016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53" office:value-type="string">
            <text:p>HUILLCA CONDORI, MIGUEL ANGEL</text:p>
          </table:table-cell>
          <table:table-cell table:style-name="ce14"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64" table:formula="of:=+[.C8]*0.4+SUM([.D8:.F8])/3*0.5+[.G8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57" office:value-type="string">
            <text:p>MOGROVEJO BONILLA, RODRIGO SEBASTIAN</text:p>
          </table:table-cell>
          <table:table-cell table:style-name="ce14" office:value-type="float" office:value="8">
            <text:p>8</text:p>
          </table:table-cell>
          <table:table-cell table:style-name="ce14" table:number-columns-repeated="3"/>
          <table:table-cell table:style-name="ce14" office:value-type="float" office:value="16">
            <text:p>16</text:p>
          </table:table-cell>
          <table:table-cell table:style-name="ce64" table:formula="of:=+[.C9]*0.4+SUM([.D9:.F9])/3*0.5+[.G9]*0.1" office:value-type="float" office:value="4.8">
            <text:p>4.8</text:p>
          </table:table-cell>
          <table:table-cell table:number-columns-repeated="1016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57" office:value-type="string">
            <text:p>ORCOAPAZA DIANDERAS, GABRIEL CARLOS</text:p>
          </table:table-cell>
          <table:table-cell table:style-name="ce14" office:value-type="float" office:value="6">
            <text:p>6</text:p>
          </table:table-cell>
          <table:table-cell table:style-name="ce14" table:number-columns-repeated="3"/>
          <table:table-cell table:style-name="ce14" office:value-type="float" office:value="20">
            <text:p>20</text:p>
          </table:table-cell>
          <table:table-cell table:style-name="ce64" table:formula="of:=+[.C10]*0.4+SUM([.D10:.F10])/3*0.5+[.G10]*0.1" office:value-type="float" office:value="4.4">
            <text:p>4.4</text:p>
          </table:table-cell>
          <table:table-cell table:number-columns-repeated="1016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57" office:value-type="string">
            <text:p>ORTEGA ALLCA, ESTRELLA PIERINA</text:p>
          </table:table-cell>
          <table:table-cell table:style-name="ce14"/>
          <table:table-cell table:style-name="ce14" table:number-columns-repeated="2"/>
          <table:table-cell table:style-name="ce14" office:value-type="float" office:value="19">
            <text:p>19</text:p>
          </table:table-cell>
          <table:table-cell table:style-name="ce14" office:value-type="float" office:value="12">
            <text:p>12</text:p>
          </table:table-cell>
          <table:table-cell table:style-name="ce64" table:formula="of:=+[.C11]*0.4+SUM([.D11:.F11])/3*0.5+[.G11]*0.1" office:value-type="float" office:value="4.36666666666667">
            <text:p>4.4</text:p>
          </table:table-cell>
          <table:table-cell table:number-columns-repeated="1016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53" office:value-type="string">
            <text:p>PARILLO PANCCA, LUIS ANTONIO</text:p>
          </table:table-cell>
          <table:table-cell table:style-name="ce14"/>
          <table:table-cell table:style-name="ce14" table:number-columns-repeated="3"/>
          <table:table-cell table:style-name="ce14" office:value-type="float" office:value="12">
            <text:p>12</text:p>
          </table:table-cell>
          <table:table-cell table:style-name="ce64" table:formula="of:=+[.C12]*0.4+SUM([.D12:.F12])/3*0.5+[.G12]*0.1" office:value-type="float" office:value="1.2">
            <text:p>1.2</text:p>
          </table:table-cell>
          <table:table-cell table:number-columns-repeated="1016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53" office:value-type="string">
            <text:p>VARGAS PAREJA, FREDY FRANS</text:p>
          </table:table-cell>
          <table:table-cell table:style-name="ce14"/>
          <table:table-cell table:style-name="ce14" office:value-type="float" office:value="20">
            <text:p>20</text:p>
          </table:table-cell>
          <table:table-cell table:style-name="ce14" table:number-columns-repeated="2"/>
          <table:table-cell table:style-name="ce14" office:value-type="float" office:value="4">
            <text:p>4</text:p>
          </table:table-cell>
          <table:table-cell table:style-name="ce64" table:formula="of:=+[.C13]*0.4+SUM([.D13:.F13])/3*0.5+[.G13]*0.1" office:value-type="float" office:value="3.73333333333333">
            <text:p>3.7</text:p>
          </table:table-cell>
          <table:table-cell table:number-columns-repeated="1016"/>
        </table:table-row>
        <table:table-row table:style-name="ro2">
          <table:table-cell table:style-name="ce14" office:value-type="float" office:value="13">
            <text:p>13</text:p>
          </table:table-cell>
          <table:table-cell table:style-name="ce57" office:value-type="string">
            <text:p>VASQUEZ BALDARRAGO, BRANDON ANDRE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64" table:formula="of:=+[.C14]*0.4+SUM([.D14:.F14])/3*0.5+[.G14]*0.1" office:value-type="float" office:value="15.8333333333333">
            <text:p>15.8</text:p>
          </table:table-cell>
          <table:table-cell table:number-columns-repeated="1016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57" office:value-type="string">
            <text:p>VERA ALEGRE, ADOLFO ABINADI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7">
            <text:p>17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64" table:formula="of:=+[.C15]*0.4+SUM([.D15:.F15])/3*0.5+[.G15]*0.1" office:value-type="float" office:value="15.1">
            <text:p>15.1</text:p>
          </table:table-cell>
          <table:table-cell table:number-columns-repeated="1016"/>
        </table:table-row>
        <table:table-row table:style-name="ro2">
          <table:table-cell table:style-name="ce14" office:value-type="float" office:value="15">
            <text:p>15</text:p>
          </table:table-cell>
          <table:table-cell table:style-name="ce57" office:value-type="string">
            <text:p>VILCA CARDENAS, SCOTH ANTHONY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14" office:value-type="float" office:value="20">
            <text:p>20</text:p>
          </table:table-cell>
          <table:table-cell table:style-name="ce64" table:formula="of:=+[.C16]*0.4+SUM([.D16:.F16])/3*0.5+[.G16]*0.1" office:value-type="float" office:value="18.3666666666667">
            <text:p>18.4</text:p>
          </table:table-cell>
          <table:table-cell table:number-columns-repeated="1016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57" office:value-type="string">
            <text:p>YAÑEZ SAAVEDRA, JHAIR STEVIE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64" table:formula="of:=+[.C17]*0.4+SUM([.D17:.F17])/3*0.5+[.G17]*0.1" office:value-type="float" office:value="13.3333333333333">
            <text:p>13.3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5" office:value-type="float" office:value="20">
            <text:p>20</text:p>
          </table:table-cell>
          <table:table-cell table:style-name="ce11" table:formula="of:=+[.C18]*0.4+SUM([.D18:.F18])/3*0.5+[.G18]*0.1" office:value-type="float" office:value="20">
            <text:p>20.0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4" table:style-name="ta1">
        <table:table-column table:style-name="co9" table:default-cell-style-name="ce1"/>
        <table:table-column table:style-name="co54" table:default-cell-style-name="ce1"/>
        <table:table-column table:style-name="co4" table:default-cell-style-name="ce1"/>
        <table:table-column table:style-name="co50" table:number-columns-repeated="3" table:default-cell-style-name="ce1"/>
        <table:table-column table:style-name="co55" table:default-cell-style-name="ce1"/>
        <table:table-column table:style-name="co47" table:default-cell-style-name="ce43"/>
        <table:table-column table:style-name="co10" table:number-columns-repeated="247" table:default-cell-style-name="ce1"/>
        <table:table-column table:style-name="co11" table:number-columns-repeated="769" table:default-cell-style-name="ce13"/>
        <table:table-row table:style-name="ro2">
          <table:table-cell table:number-columns-repeated="2"/>
          <table:table-cell office:value-type="string">
            <text:p>Pcal1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Asist</text:p>
          </table:table-cell>
          <table:table-cell office:value-type="string">
            <text:p>PROM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57" office:value-type="string">
            <text:p>APAZA MAMANI, EDSON WILMER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3">
            <text:p>13</text:p>
          </table:table-cell>
          <table:table-cell table:style-name="ce64" table:formula="of:=+[.C2]*0.4+SUM([.D2:.F2])/3*0.5+[.G2]*0.1" office:value-type="float" office:value="15.4">
            <text:p>15.4</text:p>
          </table:table-cell>
          <table:table-cell table:number-columns-repeated="1016"/>
        </table:table-row>
        <table:table-row table:style-name="ro2">
          <table:table-cell table:style-name="ce14" office:value-type="float" office:value="2">
            <text:p>2</text:p>
          </table:table-cell>
          <table:table-cell table:style-name="ce53" office:value-type="string">
            <text:p>ARANIBAR CASTILLO, AYRTON DAVID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5">
            <text:p>5</text:p>
          </table:table-cell>
          <table:table-cell table:style-name="ce64" table:formula="of:=+[.C3]*0.4+SUM([.D3:.F3])/3*0.5+[.G3]*0.1" office:value-type="float" office:value="11.3">
            <text:p>11.3</text:p>
          </table:table-cell>
          <table:table-cell table:number-columns-repeated="1016"/>
        </table:table-row>
        <table:table-row table:style-name="ro2">
          <table:table-cell table:style-name="ce14" office:value-type="float" office:value="3">
            <text:p>3</text:p>
          </table:table-cell>
          <table:table-cell table:style-name="ce53" office:value-type="string">
            <text:p>ARROYO CHARA, MICHAEL ALBERTO</text:p>
          </table:table-cell>
          <table:table-cell table:style-name="ce14" office:value-type="float" office:value="6">
            <text:p>6</text:p>
          </table:table-cell>
          <table:table-cell table:style-name="ce14" table:number-columns-repeated="3"/>
          <table:table-cell table:style-name="ce14" office:value-type="float" office:value="5">
            <text:p>5</text:p>
          </table:table-cell>
          <table:table-cell table:style-name="ce64" table:formula="of:=+[.C4]*0.4+SUM([.D4:.F4])/3*0.5+[.G4]*0.1" office:value-type="float" office:value="2.9">
            <text:p>2.9</text:p>
          </table:table-cell>
          <table:table-cell table:number-columns-repeated="1016"/>
        </table:table-row>
        <table:table-row table:style-name="ro2">
          <table:table-cell table:style-name="ce14" office:value-type="float" office:value="4">
            <text:p>4</text:p>
          </table:table-cell>
          <table:table-cell table:style-name="ce57" office:value-type="string">
            <text:p>CORNEJO TEJADA, DIEGO SEBASTIAN</text:p>
          </table:table-cell>
          <table:table-cell table:style-name="ce14" office:value-type="float" office:value="18">
            <text:p>18</text:p>
          </table:table-cell>
          <table:table-cell table:number-columns-repeated="2" table:style-name="ce14" office:value-type="float" office:value="20">
            <text:p>20</text:p>
          </table:table-cell>
          <table:table-cell table:number-columns-repeated="2" table:style-name="ce14" office:value-type="float" office:value="18">
            <text:p>18</text:p>
          </table:table-cell>
          <table:table-cell table:style-name="ce64" table:formula="of:=+[.C5]*0.4+SUM([.D5:.F5])/3*0.5+[.G5]*0.1" office:value-type="float" office:value="18.6666666666667">
            <text:p>18.7</text:p>
          </table:table-cell>
          <table:table-cell table:number-columns-repeated="1016"/>
        </table:table-row>
        <table:table-row table:style-name="ro2">
          <table:table-cell table:style-name="ce14" office:value-type="float" office:value="5">
            <text:p>5</text:p>
          </table:table-cell>
          <table:table-cell table:style-name="ce57" office:value-type="string">
            <text:p>CULE HUARCAYA, JANNETH THALIA</text:p>
          </table:table-cell>
          <table:table-cell table:style-name="ce14" office:value-type="float" office:value="16">
            <text:p>16</text:p>
          </table:table-cell>
          <table:table-cell table:number-columns-repeated="2" table:style-name="ce14" office:value-type="float" office:value="14">
            <text:p>14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3">
            <text:p>13</text:p>
          </table:table-cell>
          <table:table-cell table:style-name="ce64" table:formula="of:=+[.C6]*0.4+SUM([.D6:.F6])/3*0.5+[.G6]*0.1" office:value-type="float" office:value="13.8666666666667">
            <text:p>13.9</text:p>
          </table:table-cell>
          <table:table-cell table:number-columns-repeated="1016"/>
        </table:table-row>
        <table:table-row table:style-name="ro2">
          <table:table-cell table:style-name="ce14" office:value-type="float" office:value="6">
            <text:p>6</text:p>
          </table:table-cell>
          <table:table-cell table:style-name="ce53" office:value-type="string">
            <text:p>DIAZ ZEGARRA, MICHEL SEBASTIAN</text:p>
          </table:table-cell>
          <table:table-cell table:style-name="ce14"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64" table:formula="of:=+[.C7]*0.4+SUM([.D7:.F7])/3*0.5+[.G7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style-name="ce14" office:value-type="float" office:value="7">
            <text:p>7</text:p>
          </table:table-cell>
          <table:table-cell table:style-name="ce53" office:value-type="string">
            <text:p>FERNANDEZ MARTINEZ, JORGE LUIS</text:p>
          </table:table-cell>
          <table:table-cell table:style-name="ce14"/>
          <table:table-cell table:style-name="ce14" table:number-columns-repeated="3"/>
          <table:table-cell table:style-name="ce14" office:value-type="float" office:value="5">
            <text:p>5</text:p>
          </table:table-cell>
          <table:table-cell table:style-name="ce64" table:formula="of:=+[.C8]*0.4+SUM([.D8:.F8])/3*0.5+[.G8]*0.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14" office:value-type="float" office:value="8">
            <text:p>8</text:p>
          </table:table-cell>
          <table:table-cell table:style-name="ce57" office:value-type="string">
            <text:p>HUAMANI MAMANI, CESAR RICARDO</text:p>
          </table:table-cell>
          <table:table-cell table:style-name="ce14" office:value-type="float" office:value="5">
            <text:p>5</text:p>
          </table:table-cell>
          <table:table-cell table:style-name="ce14" table:number-columns-repeated="3"/>
          <table:table-cell table:style-name="ce14" office:value-type="float" office:value="13">
            <text:p>13</text:p>
          </table:table-cell>
          <table:table-cell table:style-name="ce64" table:formula="of:=+[.C9]*0.4+SUM([.D9:.F9])/3*0.5+[.G9]*0.1" office:value-type="float" office:value="3.3">
            <text:p>3.3</text:p>
          </table:table-cell>
          <table:table-cell table:number-columns-repeated="1016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57" office:value-type="string">
            <text:p>LAZARTE DIAZ, CLAUDIA NIKOL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18">
            <text:p>18</text:p>
          </table:table-cell>
          <table:table-cell table:style-name="ce64" table:formula="of:=+[.C10]*0.4+SUM([.D10:.F10])/3*0.5+[.G10]*0.1" office:value-type="float" office:value="15.6">
            <text:p>15.6</text:p>
          </table:table-cell>
          <table:table-cell table:number-columns-repeated="1016"/>
        </table:table-row>
        <table:table-row table:style-name="ro2">
          <table:table-cell table:style-name="ce14" office:value-type="float" office:value="10">
            <text:p>10</text:p>
          </table:table-cell>
          <table:table-cell table:style-name="ce53" office:value-type="string">
            <text:p>MENA RIVAS, ANDREE RAUL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style-name="ce14" office:value-type="float" office:value="19">
            <text:p>19</text:p>
          </table:table-cell>
          <table:table-cell table:style-name="ce14" office:value-type="float" office:value="9">
            <text:p>9</text:p>
          </table:table-cell>
          <table:table-cell table:style-name="ce64" table:formula="of:=+[.C11]*0.4+SUM([.D11:.F11])/3*0.5+[.G11]*0.1" office:value-type="float" office:value="10.4333333333333">
            <text:p>10.4</text:p>
          </table:table-cell>
          <table:table-cell table:number-columns-repeated="1016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53" office:value-type="string">
            <text:p>ORTIZ ANCCO, MILTON DAVID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table:number-columns-repeated="2"/>
          <table:table-cell table:style-name="ce14" office:value-type="float" office:value="13">
            <text:p>13</text:p>
          </table:table-cell>
          <table:table-cell table:style-name="ce64" table:formula="of:=+[.C12]*0.4+SUM([.D12:.F12])/3*0.5+[.G12]*0.1" office:value-type="float" office:value="4.86666666666667">
            <text:p>4.9</text:p>
          </table:table-cell>
          <table:table-cell table:number-columns-repeated="1016"/>
        </table:table-row>
        <table:table-row table:style-name="ro2">
          <table:table-cell table:style-name="ce14" office:value-type="float" office:value="12">
            <text:p>12</text:p>
          </table:table-cell>
          <table:table-cell table:style-name="ce53" office:value-type="string">
            <text:p>PANCA CAYO, HUGO ARNALDO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3">
            <text:p>13</text:p>
          </table:table-cell>
          <table:table-cell table:style-name="ce64" table:formula="of:=+[.C13]*0.4+SUM([.D13:.F13])/3*0.5+[.G13]*0.1" office:value-type="float" office:value="15.7666666666667">
            <text:p>15.8</text:p>
          </table:table-cell>
          <table:table-cell table:number-columns-repeated="1016"/>
        </table:table-row>
        <table:table-row table:style-name="ro2">
          <table:table-cell table:style-name="ce14" office:value-type="float" office:value="13">
            <text:p>13</text:p>
          </table:table-cell>
          <table:table-cell table:style-name="ce57" office:value-type="string">
            <text:p>SALAS ZEVALLOS, BRUNO RODRIGO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64" table:formula="of:=+[.C14]*0.4+SUM([.D14:.F14])/3*0.5+[.G14]*0.1" office:value-type="float" office:value="8.43333333333333">
            <text:p>8.4</text:p>
          </table:table-cell>
          <table:table-cell table:number-columns-repeated="1016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57" office:value-type="string">
            <text:p>SULLCAPUMA GONZALES, MAURICIO MARCELO</text:p>
          </table:table-cell>
          <table:table-cell table:style-name="ce14" office:value-type="float" office:value="3">
            <text:p>3</text:p>
          </table:table-cell>
          <table:table-cell table:style-name="ce14" table:number-columns-repeated="3"/>
          <table:table-cell table:style-name="ce14" office:value-type="float" office:value="5">
            <text:p>5</text:p>
          </table:table-cell>
          <table:table-cell table:style-name="ce64" table:formula="of:=+[.C15]*0.4+SUM([.D15:.F15])/3*0.5+[.G15]*0.1" office:value-type="float" office:value="1.7">
            <text:p>1.7</text:p>
          </table:table-cell>
          <table:table-cell table:number-columns-repeated="1016"/>
        </table:table-row>
        <table:table-row table:style-name="ro2">
          <table:table-cell table:style-name="ce14" office:value-type="float" office:value="15">
            <text:p>15</text:p>
          </table:table-cell>
          <table:table-cell table:style-name="ce53" office:value-type="string">
            <text:p>TARQUI GOMEZ, BRYAN CARLOS</text:p>
          </table:table-cell>
          <table:table-cell table:style-name="ce14"/>
          <table:table-cell table:style-name="ce14" table:number-columns-repeated="3"/>
          <table:table-cell table:style-name="ce14" office:value-type="float" office:value="5">
            <text:p>5</text:p>
          </table:table-cell>
          <table:table-cell table:style-name="ce64" table:formula="of:=+[.C16]*0.4+SUM([.D16:.F16])/3*0.5+[.G16]*0.1" office:value-type="float" office:value="0.5">
            <text:p>0.5</text:p>
          </table:table-cell>
          <table:table-cell table:number-columns-repeated="1016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53" office:value-type="string">
            <text:p>VILCA HUAYHUA, BRANDO JESUS ENRIQUE</text:p>
          </table:table-cell>
          <table:table-cell table:style-name="ce14"/>
          <table:table-cell table:style-name="ce14" table:number-columns-repeated="3"/>
          <table:table-cell table:style-name="ce14" office:value-type="float" office:value="0">
            <text:p>0</text:p>
          </table:table-cell>
          <table:table-cell table:style-name="ce64" table:formula="of:=+[.C17]*0.4+SUM([.D17:.F17])/3*0.5+[.G17]*0.1" office:value-type="float" office:value="0">
            <text:p>0.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5" office:value-type="float" office:value="20">
            <text:p>20</text:p>
          </table:table-cell>
          <table:table-cell table:style-name="ce11" table:formula="of:=+[.C18]*0.4+SUM([.D18:.F18])/3*0.5+[.G18]*0.1" office:value-type="float" office:value="20">
            <text:p>20.0</text:p>
          </table:table-cell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royTeo.A3:ProyTeo.K3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Microsoft Sans Serif" svg:font-family="'Microsoft Sans Serif'"/>
    <style:font-face style:name="Microsoft Sans Serif1" svg:font-family="'Microsoft Sans Serif1'"/>
    <style:font-face style:name="Segoe UI2" svg:font-family="'Segoe UI'"/>
    <style:font-face style:name="Segoe UI1" svg:font-family="'Segoe UI1'"/>
    <style:font-face style:name="Calibri2" svg:font-family="Calibri" style:font-family-generic="swiss"/>
    <style:font-face style:name="Segoe UI" svg:font-family="'Segoe U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 number:style="long"/>
      <number:text>-</number:text>
      <number:month number:textual="true"/>
    </number:date-style>
    <number:number-style style:name="N107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29/09/2018</text:date>, <text:time>09:14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creator>Carlo Jose Luis Corrales Delgado</dc:creator>
    <dc:date>2018-09-29T09:14:45</dc:date>
    <meta:editing-cycles>10</meta:editing-cycles>
    <meta:editing-duration>PT28M13S</meta:editing-duration>
    <meta:document-statistic meta:table-count="9" meta:cell-count="2029" meta:object-count="0"/>
  </office:meta>
</office:document-meta>
</file>